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styles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9/styles.xml" manifest:media-type="text/xml"/>
  <manifest:file-entry manifest:full-path="Object 29/content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9" style:family="table-cell" style:parent-style-name="Default" style:data-style-name="N4"/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1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2pt" style:language-asian="zh" style:country-asian="CN" style:font-style-asian="normal" style:font-weight-asian="bold" style:font-name-complex="Liberation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FER-1-BASE" table:style-name="ta1">
        <table:shapes>
          <draw:frame draw:z-index="0" draw:style-name="gr1" draw:text-style-name="P1" svg:width="16.01cm" svg:height="8.999cm" svg:x="23cm" svg:y="0.6cm">
            <draw:object draw:notify-on-update-of-ranges="'INFER-1-BASE'.A2:'INFER-1-BASE'.A21 'INFER-1-BASE'.J2:'INFER-1-BASE'.J21 'INFER-1-BASE'.J25:'INFER-1-BASE'.J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1-BASE'.I3:'INFER-1-BASE'.I21 'INFER-1-BASE'.H3:'INFER-1-BASE'.H21 'INFER-1-BASE'.I26:'INFER-1-BASE'.I44 'INFER-1-BASE'.H26:'INFER-1-BASE'.H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1</text:p>
          </table:table-cell>
          <table:table-cell table:style-name="ce25" office:value-type="string" calcext:value-type="string">
            <text:p>GWIGA1</text:p>
          </table:table-cell>
          <table:table-cell table:style-name="ce1" office:value-type="string" calcext:value-type="string">
            <text:p>DW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56" calcext:value-type="float">
            <text:p>56</text:p>
          </table:table-cell>
          <table:table-cell table:formula="of:=[.F3]/[.E3]" office:value-type="percentage" office:value="0.676300578034682" calcext:value-type="percentage">
            <text:p>67.63%</text:p>
          </table:table-cell>
          <table:table-cell table:formula="of:=[.F3]/[.C3]" office:value-type="percentage" office:value="0.0765206017004578" calcext:value-type="percentage">
            <text:p>7.65%</text:p>
          </table:table-cell>
          <table:table-cell table:formula="of:=2*([.H3]*[.I3])/([.H3]+[.I3])" office:value-type="percentage" office:value="0.137485311398355" calcext:value-type="percentage">
            <text:p>13.75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table:formula="of:=[.F4]/[.E4]" office:value-type="percentage" office:value="0.686567164179104" calcext:value-type="percentage">
            <text:p>68.66%</text:p>
          </table:table-cell>
          <table:table-cell table:formula="of:=[.F4]/[.C4]" office:value-type="percentage" office:value="0.103837471783296" calcext:value-type="percentage">
            <text:p>10.38%</text:p>
          </table:table-cell>
          <table:table-cell table:formula="of:=2*([.H4]*[.I4])/([.H4]+[.I4])" office:value-type="percentage" office:value="0.180392156862745" calcext:value-type="percentage">
            <text:p>18.04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table:formula="of:=[.F5]/[.E5]" office:value-type="percentage" office:value="0.645454545454546" calcext:value-type="percentage">
            <text:p>64.55%</text:p>
          </table:table-cell>
          <table:table-cell table:formula="of:=[.F5]/[.C5]" office:value-type="percentage" office:value="0.116013071895425" calcext:value-type="percentage">
            <text:p>11.60%</text:p>
          </table:table-cell>
          <table:table-cell table:formula="of:=2*([.H5]*[.I5])/([.H5]+[.I5])" office:value-type="percentage" office:value="0.196675900277008" calcext:value-type="percentage">
            <text:p>19.67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formula="of:=[.F6]/[.E6]" office:value-type="percentage" office:value="0.604166666666667" calcext:value-type="percentage">
            <text:p>60.42%</text:p>
          </table:table-cell>
          <table:table-cell table:formula="of:=[.F6]/[.C6]" office:value-type="percentage" office:value="0.12691466083151" calcext:value-type="percentage">
            <text:p>12.69%</text:p>
          </table:table-cell>
          <table:table-cell table:formula="of:=2*([.H6]*[.I6])/([.H6]+[.I6])" office:value-type="percentage" office:value="0.209764918625678" calcext:value-type="percentage">
            <text:p>20.9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F7]/[.E7]" office:value-type="percentage" office:value="0.568181818181818" calcext:value-type="percentage">
            <text:p>56.82%</text:p>
          </table:table-cell>
          <table:table-cell table:formula="of:=[.F7]/[.C7]" office:value-type="percentage" office:value="0.136986301369863" calcext:value-type="percentage">
            <text:p>13.70%</text:p>
          </table:table-cell>
          <table:table-cell table:formula="of:=2*([.H7]*[.I7])/([.H7]+[.I7])" office:value-type="percentage" office:value="0.22075055187638" calcext:value-type="percentage">
            <text:p>22.08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formula="of:=[.F8]/[.E8]" office:value-type="percentage" office:value="0.566265060240964" calcext:value-type="percentage">
            <text:p>56.63%</text:p>
          </table:table-cell>
          <table:table-cell table:formula="of:=[.F8]/[.C8]" office:value-type="percentage" office:value="0.154098360655738" calcext:value-type="percentage">
            <text:p>15.41%</text:p>
          </table:table-cell>
          <table:table-cell table:formula="of:=2*([.H8]*[.I8])/([.H8]+[.I8])" office:value-type="percentage" office:value="0.242268041237113" calcext:value-type="percentage">
            <text:p>24.23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formula="of:=[.F9]/[.E9]" office:value-type="percentage" office:value="0.576923076923077" calcext:value-type="percentage">
            <text:p>57.69%</text:p>
          </table:table-cell>
          <table:table-cell table:formula="of:=[.F9]/[.C9]" office:value-type="percentage" office:value="0.177865612648221" calcext:value-type="percentage">
            <text:p>17.79%</text:p>
          </table:table-cell>
          <table:table-cell table:formula="of:=2*([.H9]*[.I9])/([.H9]+[.I9])" office:value-type="percentage" office:value="0.27190332326284" calcext:value-type="percentage">
            <text:p>27.19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formula="of:=[.F10]/[.E10]" office:value-type="percentage" office:value="0.575342465753425" calcext:value-type="percentage">
            <text:p>57.53%</text:p>
          </table:table-cell>
          <table:table-cell table:formula="of:=[.F10]/[.C10]" office:value-type="percentage" office:value="0.188340807174888" calcext:value-type="percentage">
            <text:p>18.83%</text:p>
          </table:table-cell>
          <table:table-cell table:formula="of:=2*([.H10]*[.I10])/([.H10]+[.I10])" office:value-type="percentage" office:value="0.283783783783784" calcext:value-type="percentage">
            <text:p>28.38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formula="of:=[.F11]/[.E11]" office:value-type="percentage" office:value="0.588235294117647" calcext:value-type="percentage">
            <text:p>58.82%</text:p>
          </table:table-cell>
          <table:table-cell table:formula="of:=[.F11]/[.C11]" office:value-type="percentage" office:value="0.205128205128205" calcext:value-type="percentage">
            <text:p>20.51%</text:p>
          </table:table-cell>
          <table:table-cell table:formula="of:=2*([.H11]*[.I11])/([.H11]+[.I11])" office:value-type="percentage" office:value="0.304182509505703" calcext:value-type="percentage">
            <text:p>30.4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F12]/[.E12]" office:value-type="percentage" office:value="0.578125" calcext:value-type="percentage">
            <text:p>57.81%</text:p>
          </table:table-cell>
          <table:table-cell table:formula="of:=[.F12]/[.C12]" office:value-type="percentage" office:value="0.213872832369942" calcext:value-type="percentage">
            <text:p>21.39%</text:p>
          </table:table-cell>
          <table:table-cell table:formula="of:=2*([.H12]*[.I12])/([.H12]+[.I12])" office:value-type="percentage" office:value="0.312236286919831" calcext:value-type="percentage">
            <text:p>31.2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F13]/[.E13]" office:value-type="percentage" office:value="0.586206896551724" calcext:value-type="percentage">
            <text:p>58.62%</text:p>
          </table:table-cell>
          <table:table-cell table:formula="of:=[.F13]/[.C13]" office:value-type="percentage" office:value="0.219354838709677" calcext:value-type="percentage">
            <text:p>21.94%</text:p>
          </table:table-cell>
          <table:table-cell table:formula="of:=2*([.H13]*[.I13])/([.H13]+[.I13])" office:value-type="percentage" office:value="0.31924882629108" calcext:value-type="percentage">
            <text:p>31.92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[.F14]/[.E14]" office:value-type="percentage" office:value="0.566037735849057" calcext:value-type="percentage">
            <text:p>56.60%</text:p>
          </table:table-cell>
          <table:table-cell table:formula="of:=[.F14]/[.C14]" office:value-type="percentage" office:value="0.211267605633803" calcext:value-type="percentage">
            <text:p>21.13%</text:p>
          </table:table-cell>
          <table:table-cell table:formula="of:=2*([.H14]*[.I14])/([.H14]+[.I14])" office:value-type="percentage" office:value="0.307692307692308" calcext:value-type="percentage">
            <text:p>30.77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F15]/[.E15]" office:value-type="percentage" office:value="0.551020408163265" calcext:value-type="percentage">
            <text:p>55.10%</text:p>
          </table:table-cell>
          <table:table-cell table:formula="of:=[.F15]/[.C15]" office:value-type="percentage" office:value="0.204545454545455" calcext:value-type="percentage">
            <text:p>20.45%</text:p>
          </table:table-cell>
          <table:table-cell table:formula="of:=2*([.H15]*[.I15])/([.H15]+[.I15])" office:value-type="percentage" office:value="0.298342541436464" calcext:value-type="percentage">
            <text:p>29.83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F16]/[.E16]" office:value-type="percentage" office:value="0.5625" calcext:value-type="percentage">
            <text:p>56.25%</text:p>
          </table:table-cell>
          <table:table-cell table:formula="of:=[.F16]/[.C16]" office:value-type="percentage" office:value="0.219512195121951" calcext:value-type="percentage">
            <text:p>21.95%</text:p>
          </table:table-cell>
          <table:table-cell table:formula="of:=2*([.H16]*[.I16])/([.H16]+[.I16])" office:value-type="percentage" office:value="0.31578947368421" calcext:value-type="percentage">
            <text:p>31.58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F17]/[.E17]" office:value-type="percentage" office:value="0.5625" calcext:value-type="percentage">
            <text:p>56.25%</text:p>
          </table:table-cell>
          <table:table-cell table:formula="of:=[.F17]/[.C17]" office:value-type="percentage" office:value="0.245454545454545" calcext:value-type="percentage">
            <text:p>24.55%</text:p>
          </table:table-cell>
          <table:table-cell table:formula="of:=2*([.H17]*[.I17])/([.H17]+[.I17])" office:value-type="percentage" office:value="0.341772151898734" calcext:value-type="percentage">
            <text:p>34.18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[.F18]/[.E18]" office:value-type="percentage" office:value="0.577777777777778" calcext:value-type="percentage">
            <text:p>57.78%</text:p>
          </table:table-cell>
          <table:table-cell table:formula="of:=[.F18]/[.C18]" office:value-type="percentage" office:value="0.26" calcext:value-type="percentage">
            <text:p>26.00%</text:p>
          </table:table-cell>
          <table:table-cell table:formula="of:=2*([.H18]*[.I18])/([.H18]+[.I18])" office:value-type="percentage" office:value="0.358620689655172" calcext:value-type="percentage">
            <text:p>35.86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F19]/[.E19]" office:value-type="percentage" office:value="0.625" calcext:value-type="percentage">
            <text:p>62.50%</text:p>
          </table:table-cell>
          <table:table-cell table:formula="of:=[.F19]/[.C19]" office:value-type="percentage" office:value="0.265957446808511" calcext:value-type="percentage">
            <text:p>26.60%</text:p>
          </table:table-cell>
          <table:table-cell table:formula="of:=2*([.H19]*[.I19])/([.H19]+[.I19])" office:value-type="percentage" office:value="0.373134328358209" calcext:value-type="percentage">
            <text:p>37.31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[.F20]/[.E20]" office:value-type="percentage" office:value="0.631578947368421" calcext:value-type="percentage">
            <text:p>63.16%</text:p>
          </table:table-cell>
          <table:table-cell table:formula="of:=[.F20]/[.C20]" office:value-type="percentage" office:value="0.269662921348315" calcext:value-type="percentage">
            <text:p>26.97%</text:p>
          </table:table-cell>
          <table:table-cell table:formula="of:=2*([.H20]*[.I20])/([.H20]+[.I20])" office:value-type="percentage" office:value="0.377952755905512" calcext:value-type="percentage">
            <text:p>37.8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F21]/[.E21]" office:value-type="percentage" office:value="0.647058823529412" calcext:value-type="percentage">
            <text:p>64.71%</text:p>
          </table:table-cell>
          <table:table-cell table:formula="of:=[.F21]/[.C21]" office:value-type="percentage" office:value="0.268292682926829" calcext:value-type="percentage">
            <text:p>26.83%</text:p>
          </table:table-cell>
          <table:table-cell table:formula="of:=2*([.H21]*[.I21])/([.H21]+[.I21])" office:value-type="percentage" office:value="0.379310344827586" calcext:value-type="percentage">
            <text:p>37.93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1</text:p>
          </table:table-cell>
          <table:table-cell table:style-name="ce25" office:value-type="string" calcext:value-type="string">
            <text:p>GSIGA1</text:p>
          </table:table-cell>
          <table:table-cell table:style-name="ce1" office:value-type="string" calcext:value-type="string">
            <text:p>DS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formula="of:=[.F26]/[.E26]" office:value-type="percentage" office:value="0.612903225806452" calcext:value-type="percentage">
            <text:p>61.29%</text:p>
          </table:table-cell>
          <table:table-cell table:style-name="ce11" table:formula="of:=[.F26]/[.C26]" office:value-type="percentage" office:value="0.0248528449967299" calcext:value-type="percentage">
            <text:p>2.49%</text:p>
          </table:table-cell>
          <table:table-cell table:formula="of:=2*([.H26]*[.I26])/([.H26]+[.I26])" office:value-type="percentage" office:value="0.0477686989314896" calcext:value-type="percentage">
            <text:p>4.78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F27]/[.E27]" office:value-type="percentage" office:value="0.590909090909091" calcext:value-type="percentage">
            <text:p>59.09%</text:p>
          </table:table-cell>
          <table:table-cell table:style-name="ce11" table:formula="of:=[.F27]/[.C27]" office:value-type="percentage" office:value="0.0293453724604966" calcext:value-type="percentage">
            <text:p>2.93%</text:p>
          </table:table-cell>
          <table:table-cell table:formula="of:=2*([.H27]*[.I27])/([.H27]+[.I27])" office:value-type="percentage" office:value="0.0559139784946237" calcext:value-type="percentage">
            <text:p>5.59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[.F28]/[.E28]" office:value-type="percentage" office:value="0.526315789473684" calcext:value-type="percentage">
            <text:p>52.63%</text:p>
          </table:table-cell>
          <table:table-cell table:style-name="ce11" table:formula="of:=[.F28]/[.C28]" office:value-type="percentage" office:value="0.0326797385620915" calcext:value-type="percentage">
            <text:p>3.27%</text:p>
          </table:table-cell>
          <table:table-cell table:formula="of:=2*([.H28]*[.I28])/([.H28]+[.I28])" office:value-type="percentage" office:value="0.0615384615384615" calcext:value-type="percentage">
            <text:p>6.15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F29]/[.E29]" office:value-type="percentage" office:value="0.485714285714286" calcext:value-type="percentage">
            <text:p>48.57%</text:p>
          </table:table-cell>
          <table:table-cell table:style-name="ce11" table:formula="of:=[.F29]/[.C29]" office:value-type="percentage" office:value="0.037199124726477" calcext:value-type="percentage">
            <text:p>3.72%</text:p>
          </table:table-cell>
          <table:table-cell table:formula="of:=2*([.H29]*[.I29])/([.H29]+[.I29])" office:value-type="percentage" office:value="0.0691056910569106" calcext:value-type="percentage">
            <text:p>6.91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F30]/[.E30]" office:value-type="percentage" office:value="0.454545454545455" calcext:value-type="percentage">
            <text:p>45.45%</text:p>
          </table:table-cell>
          <table:table-cell table:style-name="ce11" table:formula="of:=[.F30]/[.C30]" office:value-type="percentage" office:value="0.0410958904109589" calcext:value-type="percentage">
            <text:p>4.11%</text:p>
          </table:table-cell>
          <table:table-cell table:formula="of:=2*([.H30]*[.I30])/([.H30]+[.I30])" office:value-type="percentage" office:value="0.0753768844221105" calcext:value-type="percentage">
            <text:p>7.54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F31]/[.E31]" office:value-type="percentage" office:value="0.451612903225806" calcext:value-type="percentage">
            <text:p>45.16%</text:p>
          </table:table-cell>
          <table:table-cell table:style-name="ce11" table:formula="of:=[.F31]/[.C31]" office:value-type="percentage" office:value="0.0459016393442623" calcext:value-type="percentage">
            <text:p>4.59%</text:p>
          </table:table-cell>
          <table:table-cell table:formula="of:=2*([.H31]*[.I31])/([.H31]+[.I31])" office:value-type="percentage" office:value="0.0833333333333333" calcext:value-type="percentage">
            <text:p>8.33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F32]/[.E32]" office:value-type="percentage" office:value="0.433333333333333" calcext:value-type="percentage">
            <text:p>43.33%</text:p>
          </table:table-cell>
          <table:table-cell table:style-name="ce11" table:formula="of:=[.F32]/[.C32]" office:value-type="percentage" office:value="0.0513833992094862" calcext:value-type="percentage">
            <text:p>5.14%</text:p>
          </table:table-cell>
          <table:table-cell table:formula="of:=2*([.H32]*[.I32])/([.H32]+[.I32])" office:value-type="percentage" office:value="0.0918727915194346" calcext:value-type="percentage">
            <text:p>9.19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F33]/[.E33]" office:value-type="percentage" office:value="0.428571428571429" calcext:value-type="percentage">
            <text:p>42.86%</text:p>
          </table:table-cell>
          <table:table-cell table:style-name="ce11" table:formula="of:=[.F33]/[.C33]" office:value-type="percentage" office:value="0.0538116591928251" calcext:value-type="percentage">
            <text:p>5.38%</text:p>
          </table:table-cell>
          <table:table-cell table:formula="of:=2*([.H33]*[.I33])/([.H33]+[.I33])" office:value-type="percentage" office:value="0.0956175298804781" calcext:value-type="percentage">
            <text:p>9.56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F34]/[.E34]" office:value-type="percentage" office:value="0.461538461538462" calcext:value-type="percentage">
            <text:p>46.15%</text:p>
          </table:table-cell>
          <table:table-cell table:style-name="ce11" table:formula="of:=[.F34]/[.C34]" office:value-type="percentage" office:value="0.0615384615384615" calcext:value-type="percentage">
            <text:p>6.15%</text:p>
          </table:table-cell>
          <table:table-cell table:formula="of:=2*([.H34]*[.I34])/([.H34]+[.I34])" office:value-type="percentage" office:value="0.108597285067873" calcext:value-type="percentage">
            <text:p>10.86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F35]/[.E35]" office:value-type="percentage" office:value="0.44" calcext:value-type="percentage">
            <text:p>44.00%</text:p>
          </table:table-cell>
          <table:table-cell table:style-name="ce11" table:formula="of:=[.F35]/[.C35]" office:value-type="percentage" office:value="0.0635838150289017" calcext:value-type="percentage">
            <text:p>6.36%</text:p>
          </table:table-cell>
          <table:table-cell table:formula="of:=2*([.H35]*[.I35])/([.H35]+[.I35])" office:value-type="percentage" office:value="0.111111111111111" calcext:value-type="percentage">
            <text:p>11.11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F36]/[.E36]" office:value-type="percentage" office:value="0.454545454545455" calcext:value-type="percentage">
            <text:p>45.45%</text:p>
          </table:table-cell>
          <table:table-cell table:style-name="ce11" table:formula="of:=[.F36]/[.C36]" office:value-type="percentage" office:value="0.0645161290322581" calcext:value-type="percentage">
            <text:p>6.45%</text:p>
          </table:table-cell>
          <table:table-cell table:formula="of:=2*([.H36]*[.I36])/([.H36]+[.I36])" office:value-type="percentage" office:value="0.112994350282486" calcext:value-type="percentage">
            <text:p>11.3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F37]/[.E37]" office:value-type="percentage" office:value="0.428571428571429" calcext:value-type="percentage">
            <text:p>42.86%</text:p>
          </table:table-cell>
          <table:table-cell table:style-name="ce11" table:formula="of:=[.F37]/[.C37]" office:value-type="percentage" office:value="0.0633802816901408" calcext:value-type="percentage">
            <text:p>6.34%</text:p>
          </table:table-cell>
          <table:table-cell table:formula="of:=2*([.H37]*[.I37])/([.H37]+[.I37])" office:value-type="percentage" office:value="0.110429447852761" calcext:value-type="percentage">
            <text:p>11.04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F38]/[.E38]" office:value-type="percentage" office:value="0.45" calcext:value-type="percentage">
            <text:p>45.00%</text:p>
          </table:table-cell>
          <table:table-cell table:style-name="ce11" table:formula="of:=[.F38]/[.C38]" office:value-type="percentage" office:value="0.0681818181818182" calcext:value-type="percentage">
            <text:p>6.82%</text:p>
          </table:table-cell>
          <table:table-cell table:formula="of:=2*([.H38]*[.I38])/([.H38]+[.I38])" office:value-type="percentage" office:value="0.118421052631579" calcext:value-type="percentage">
            <text:p>11.8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F39]/[.E39]" office:value-type="percentage" office:value="0.473684210526316" calcext:value-type="percentage">
            <text:p>47.37%</text:p>
          </table:table-cell>
          <table:table-cell table:style-name="ce11" table:formula="of:=[.F39]/[.C39]" office:value-type="percentage" office:value="0.0731707317073171" calcext:value-type="percentage">
            <text:p>7.32%</text:p>
          </table:table-cell>
          <table:table-cell table:formula="of:=2*([.H39]*[.I39])/([.H39]+[.I39])" office:value-type="percentage" office:value="0.126760563380282" calcext:value-type="percentage">
            <text:p>12.68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F40]/[.E40]" office:value-type="percentage" office:value="0.473684210526316" calcext:value-type="percentage">
            <text:p>47.37%</text:p>
          </table:table-cell>
          <table:table-cell table:style-name="ce11" table:formula="of:=[.F40]/[.C40]" office:value-type="percentage" office:value="0.0818181818181818" calcext:value-type="percentage">
            <text:p>8.18%</text:p>
          </table:table-cell>
          <table:table-cell table:formula="of:=2*([.H40]*[.I40])/([.H40]+[.I40])" office:value-type="percentage" office:value="0.13953488372093" calcext:value-type="percentage">
            <text:p>13.95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F41]/[.E41]" office:value-type="percentage" office:value="0.470588235294118" calcext:value-type="percentage">
            <text:p>47.06%</text:p>
          </table:table-cell>
          <table:table-cell table:style-name="ce11" table:formula="of:=[.F41]/[.C41]" office:value-type="percentage" office:value="0.08" calcext:value-type="percentage">
            <text:p>8.00%</text:p>
          </table:table-cell>
          <table:table-cell table:formula="of:=2*([.H41]*[.I41])/([.H41]+[.I41])" office:value-type="percentage" office:value="0.136752136752137" calcext:value-type="percentage">
            <text:p>13.68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F42]/[.E42]" office:value-type="percentage" office:value="0.5" calcext:value-type="percentage">
            <text:p>50.00%</text:p>
          </table:table-cell>
          <table:table-cell table:style-name="ce11" table:formula="of:=[.F42]/[.C42]" office:value-type="percentage" office:value="0.0851063829787234" calcext:value-type="percentage">
            <text:p>8.51%</text:p>
          </table:table-cell>
          <table:table-cell table:formula="of:=2*([.H42]*[.I42])/([.H42]+[.I42])" office:value-type="percentage" office:value="0.145454545454545" calcext:value-type="percentage">
            <text:p>14.55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F43]/[.E43]" office:value-type="percentage" office:value="0.5" calcext:value-type="percentage">
            <text:p>50.00%</text:p>
          </table:table-cell>
          <table:table-cell table:style-name="ce11" table:formula="of:=[.F43]/[.C43]" office:value-type="percentage" office:value="0.0786516853932584" calcext:value-type="percentage">
            <text:p>7.87%</text:p>
          </table:table-cell>
          <table:table-cell table:formula="of:=2*([.H43]*[.I43])/([.H43]+[.I43])" office:value-type="percentage" office:value="0.135922330097087" calcext:value-type="percentage">
            <text:p>13.59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F44]/[.E44]" office:value-type="percentage" office:value="0.5" calcext:value-type="percentage">
            <text:p>50.00%</text:p>
          </table:table-cell>
          <table:table-cell table:style-name="ce11" table:formula="of:=[.F44]/[.C44]" office:value-type="percentage" office:value="0.0731707317073171" calcext:value-type="percentage">
            <text:p>7.32%</text:p>
          </table:table-cell>
          <table:table-cell table:formula="of:=2*([.H44]*[.I44])/([.H44]+[.I44])" office:value-type="percentage" office:value="0.127659574468085" calcext:value-type="percentage">
            <text:p>12.77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2-BASE" table:style-name="ta1">
        <table:shapes>
          <draw:frame draw:z-index="0" draw:style-name="gr1" draw:text-style-name="P1" svg:width="16.01cm" svg:height="8.999cm" svg:x="23cm" svg:y="0.6cm">
            <draw:object draw:notify-on-update-of-ranges="'INFER-2-BASE'.A2:'INFER-2-BASE'.A21 'INFER-2-BASE'.J2:'INFER-2-BASE'.J21 'INFER-2-BASE'.J25:'INFER-2-BASE'.J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2-BASE'.I3:'INFER-2-BASE'.I21 'INFER-2-BASE'.H3:'INFER-2-BASE'.H21 'INFER-2-BASE'.I26:'INFER-2-BASE'.I44 'INFER-2-BASE'.H26:'INFER-2-BASE'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2</text:p>
          </table:table-cell>
          <table:table-cell table:style-name="ce25" office:value-type="string" calcext:value-type="string">
            <text:p>GWIGA2</text:p>
          </table:table-cell>
          <table:table-cell table:style-name="ce1" office:value-type="string" calcext:value-type="string">
            <text:p>DW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2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13" calcext:value-type="float">
            <text:p>213</text:p>
          </table:table-cell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table:formula="of:=[.F3]/[.E3]" office:value-type="percentage" office:value="0.699530516431925" calcext:value-type="percentage">
            <text:p>69.95%</text:p>
          </table:table-cell>
          <table:table-cell table:formula="of:=[.F3]/[.C3]" office:value-type="percentage" office:value="0.0974493132766514" calcext:value-type="percentage">
            <text:p>9.74%</text:p>
          </table:table-cell>
          <table:table-cell table:formula="of:=2*([.H3]*[.I3])/([.H3]+[.I3])" office:value-type="percentage" office:value="0.171067738231917" calcext:value-type="percentage">
            <text:p>17.11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table:formula="of:=[.F4]/[.E4]" office:value-type="percentage" office:value="0.710843373493976" calcext:value-type="percentage">
            <text:p>71.08%</text:p>
          </table:table-cell>
          <table:table-cell table:formula="of:=[.F4]/[.C4]" office:value-type="percentage" office:value="0.133182844243792" calcext:value-type="percentage">
            <text:p>13.32%</text:p>
          </table:table-cell>
          <table:table-cell table:formula="of:=2*([.H4]*[.I4])/([.H4]+[.I4])" office:value-type="percentage" office:value="0.224334600760456" calcext:value-type="percentage">
            <text:p>22.43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table:formula="of:=[.F5]/[.E5]" office:value-type="percentage" office:value="0.673913043478261" calcext:value-type="percentage">
            <text:p>67.39%</text:p>
          </table:table-cell>
          <table:table-cell table:formula="of:=[.F5]/[.C5]" office:value-type="percentage" office:value="0.151960784313725" calcext:value-type="percentage">
            <text:p>15.20%</text:p>
          </table:table-cell>
          <table:table-cell table:formula="of:=2*([.H5]*[.I5])/([.H5]+[.I5])" office:value-type="percentage" office:value="0.248" calcext:value-type="percentage">
            <text:p>24.80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formula="of:=[.F6]/[.E6]" office:value-type="percentage" office:value="0.65" calcext:value-type="percentage">
            <text:p>65.00%</text:p>
          </table:table-cell>
          <table:table-cell table:formula="of:=[.F6]/[.C6]" office:value-type="percentage" office:value="0.170678336980306" calcext:value-type="percentage">
            <text:p>17.07%</text:p>
          </table:table-cell>
          <table:table-cell table:formula="of:=2*([.H6]*[.I6])/([.H6]+[.I6])" office:value-type="percentage" office:value="0.270363951473137" calcext:value-type="percentage">
            <text:p>27.04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formula="of:=[.F7]/[.E7]" office:value-type="percentage" office:value="0.615384615384615" calcext:value-type="percentage">
            <text:p>61.54%</text:p>
          </table:table-cell>
          <table:table-cell table:formula="of:=[.F7]/[.C7]" office:value-type="percentage" office:value="0.175342465753425" calcext:value-type="percentage">
            <text:p>17.53%</text:p>
          </table:table-cell>
          <table:table-cell table:formula="of:=2*([.H7]*[.I7])/([.H7]+[.I7])" office:value-type="percentage" office:value="0.272921108742004" calcext:value-type="percentage">
            <text:p>27.29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formula="of:=[.F8]/[.E8]" office:value-type="percentage" office:value="0.608247422680412" calcext:value-type="percentage">
            <text:p>60.82%</text:p>
          </table:table-cell>
          <table:table-cell table:formula="of:=[.F8]/[.C8]" office:value-type="percentage" office:value="0.19344262295082" calcext:value-type="percentage">
            <text:p>19.34%</text:p>
          </table:table-cell>
          <table:table-cell table:formula="of:=2*([.H8]*[.I8])/([.H8]+[.I8])" office:value-type="percentage" office:value="0.293532338308458" calcext:value-type="percentage">
            <text:p>29.3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formula="of:=[.F9]/[.E9]" office:value-type="percentage" office:value="0.617977528089888" calcext:value-type="percentage">
            <text:p>61.80%</text:p>
          </table:table-cell>
          <table:table-cell table:formula="of:=[.F9]/[.C9]" office:value-type="percentage" office:value="0.217391304347826" calcext:value-type="percentage">
            <text:p>21.74%</text:p>
          </table:table-cell>
          <table:table-cell table:formula="of:=2*([.H9]*[.I9])/([.H9]+[.I9])" office:value-type="percentage" office:value="0.321637426900585" calcext:value-type="percentage">
            <text:p>32.16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formula="of:=[.F10]/[.E10]" office:value-type="percentage" office:value="0.614457831325301" calcext:value-type="percentage">
            <text:p>61.45%</text:p>
          </table:table-cell>
          <table:table-cell table:formula="of:=[.F10]/[.C10]" office:value-type="percentage" office:value="0.228699551569507" calcext:value-type="percentage">
            <text:p>22.87%</text:p>
          </table:table-cell>
          <table:table-cell table:formula="of:=2*([.H10]*[.I10])/([.H10]+[.I10])" office:value-type="percentage" office:value="0.333333333333333" calcext:value-type="percentage">
            <text:p>33.33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table:formula="of:=[.F11]/[.E11]" office:value-type="percentage" office:value="0.636363636363636" calcext:value-type="percentage">
            <text:p>63.64%</text:p>
          </table:table-cell>
          <table:table-cell table:formula="of:=[.F11]/[.C11]" office:value-type="percentage" office:value="0.251282051282051" calcext:value-type="percentage">
            <text:p>25.13%</text:p>
          </table:table-cell>
          <table:table-cell table:formula="of:=2*([.H11]*[.I11])/([.H11]+[.I11])" office:value-type="percentage" office:value="0.360294117647059" calcext:value-type="percentage">
            <text:p>36.03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formula="of:=[.F12]/[.E12]" office:value-type="percentage" office:value="0.63013698630137" calcext:value-type="percentage">
            <text:p>63.01%</text:p>
          </table:table-cell>
          <table:table-cell table:formula="of:=[.F12]/[.C12]" office:value-type="percentage" office:value="0.265895953757225" calcext:value-type="percentage">
            <text:p>26.59%</text:p>
          </table:table-cell>
          <table:table-cell table:formula="of:=2*([.H12]*[.I12])/([.H12]+[.I12])" office:value-type="percentage" office:value="0.373983739837398" calcext:value-type="percentage">
            <text:p>37.40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formula="of:=[.F13]/[.E13]" office:value-type="percentage" office:value="0.641791044776119" calcext:value-type="percentage">
            <text:p>64.18%</text:p>
          </table:table-cell>
          <table:table-cell table:formula="of:=[.F13]/[.C13]" office:value-type="percentage" office:value="0.27741935483871" calcext:value-type="percentage">
            <text:p>27.74%</text:p>
          </table:table-cell>
          <table:table-cell table:formula="of:=2*([.H13]*[.I13])/([.H13]+[.I13])" office:value-type="percentage" office:value="0.387387387387387" calcext:value-type="percentage">
            <text:p>38.74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formula="of:=[.F14]/[.E14]" office:value-type="percentage" office:value="0.629032258064516" calcext:value-type="percentage">
            <text:p>62.90%</text:p>
          </table:table-cell>
          <table:table-cell table:formula="of:=[.F14]/[.C14]" office:value-type="percentage" office:value="0.274647887323944" calcext:value-type="percentage">
            <text:p>27.46%</text:p>
          </table:table-cell>
          <table:table-cell table:formula="of:=2*([.H14]*[.I14])/([.H14]+[.I14])" office:value-type="percentage" office:value="0.382352941176471" calcext:value-type="percentage">
            <text:p>38.24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formula="of:=[.F15]/[.E15]" office:value-type="percentage" office:value="0.620689655172414" calcext:value-type="percentage">
            <text:p>62.07%</text:p>
          </table:table-cell>
          <table:table-cell table:formula="of:=[.F15]/[.C15]" office:value-type="percentage" office:value="0.272727272727273" calcext:value-type="percentage">
            <text:p>27.27%</text:p>
          </table:table-cell>
          <table:table-cell table:formula="of:=2*([.H15]*[.I15])/([.H15]+[.I15])" office:value-type="percentage" office:value="0.378947368421053" calcext:value-type="percentage">
            <text:p>37.89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F16]/[.E16]" office:value-type="percentage" office:value="0.625" calcext:value-type="percentage">
            <text:p>62.50%</text:p>
          </table:table-cell>
          <table:table-cell table:formula="of:=[.F16]/[.C16]" office:value-type="percentage" office:value="0.284552845528455" calcext:value-type="percentage">
            <text:p>28.46%</text:p>
          </table:table-cell>
          <table:table-cell table:formula="of:=2*([.H16]*[.I16])/([.H16]+[.I16])" office:value-type="percentage" office:value="0.391061452513966" calcext:value-type="percentage">
            <text:p>39.11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F17]/[.E17]" office:value-type="percentage" office:value="0.625" calcext:value-type="percentage">
            <text:p>62.50%</text:p>
          </table:table-cell>
          <table:table-cell table:formula="of:=[.F17]/[.C17]" office:value-type="percentage" office:value="0.318181818181818" calcext:value-type="percentage">
            <text:p>31.82%</text:p>
          </table:table-cell>
          <table:table-cell table:formula="of:=2*([.H17]*[.I17])/([.H17]+[.I17])" office:value-type="percentage" office:value="0.421686746987952" calcext:value-type="percentage">
            <text:p>42.17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formula="of:=[.F18]/[.E18]" office:value-type="percentage" office:value="0.641509433962264" calcext:value-type="percentage">
            <text:p>64.15%</text:p>
          </table:table-cell>
          <table:table-cell table:formula="of:=[.F18]/[.C18]" office:value-type="percentage" office:value="0.34" calcext:value-type="percentage">
            <text:p>34.00%</text:p>
          </table:table-cell>
          <table:table-cell table:formula="of:=2*([.H18]*[.I18])/([.H18]+[.I18])" office:value-type="percentage" office:value="0.444444444444444" calcext:value-type="percentage">
            <text:p>44.44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F19]/[.E19]" office:value-type="percentage" office:value="0.673913043478261" calcext:value-type="percentage">
            <text:p>67.39%</text:p>
          </table:table-cell>
          <table:table-cell table:formula="of:=[.F19]/[.C19]" office:value-type="percentage" office:value="0.329787234042553" calcext:value-type="percentage">
            <text:p>32.98%</text:p>
          </table:table-cell>
          <table:table-cell table:formula="of:=2*([.H19]*[.I19])/([.H19]+[.I19])" office:value-type="percentage" office:value="0.442857142857143" calcext:value-type="percentage">
            <text:p>44.2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F20]/[.E20]" office:value-type="percentage" office:value="0.681818181818182" calcext:value-type="percentage">
            <text:p>68.18%</text:p>
          </table:table-cell>
          <table:table-cell table:formula="of:=[.F20]/[.C20]" office:value-type="percentage" office:value="0.337078651685393" calcext:value-type="percentage">
            <text:p>33.71%</text:p>
          </table:table-cell>
          <table:table-cell table:formula="of:=2*([.H20]*[.I20])/([.H20]+[.I20])" office:value-type="percentage" office:value="0.451127819548872" calcext:value-type="percentage">
            <text:p>45.11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[.F21]/[.E21]" office:value-type="percentage" office:value="0.692307692307692" calcext:value-type="percentage">
            <text:p>69.23%</text:p>
          </table:table-cell>
          <table:table-cell table:formula="of:=[.F21]/[.C21]" office:value-type="percentage" office:value="0.329268292682927" calcext:value-type="percentage">
            <text:p>32.93%</text:p>
          </table:table-cell>
          <table:table-cell table:formula="of:=2*([.H21]*[.I21])/([.H21]+[.I21])" office:value-type="percentage" office:value="0.446280991735537" calcext:value-type="percentage">
            <text:p>44.63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2</text:p>
          </table:table-cell>
          <table:table-cell table:style-name="ce25" office:value-type="string" calcext:value-type="string">
            <text:p>GSIGA2</text:p>
          </table:table-cell>
          <table:table-cell table:style-name="ce1" office:value-type="string" calcext:value-type="string">
            <text:p>DS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table:formula="of:=[.F26]/[.E26]" office:value-type="percentage" office:value="0.674698795180723" calcext:value-type="percentage">
            <text:p>67.47%</text:p>
          </table:table-cell>
          <table:table-cell table:formula="of:=[.F26]/[.C26]" office:value-type="percentage" office:value="0.0366252452583388" calcext:value-type="percentage">
            <text:p>3.66%</text:p>
          </table:table-cell>
          <table:table-cell table:formula="of:=2*([.H26]*[.I26])/([.H26]+[.I26])" office:value-type="percentage" office:value="0.0694789081885856" calcext:value-type="percentage">
            <text:p>6.95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formula="of:=[.F27]/[.E27]" office:value-type="percentage" office:value="0.655737704918033" calcext:value-type="percentage">
            <text:p>65.57%</text:p>
          </table:table-cell>
          <table:table-cell table:formula="of:=[.F27]/[.C27]" office:value-type="percentage" office:value="0.0451467268623025" calcext:value-type="percentage">
            <text:p>4.51%</text:p>
          </table:table-cell>
          <table:table-cell table:formula="of:=2*([.H27]*[.I27])/([.H27]+[.I27])" office:value-type="percentage" office:value="0.0844772967265048" calcext:value-type="percentage">
            <text:p>8.45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[.F28]/[.E28]" office:value-type="percentage" office:value="0.62962962962963" calcext:value-type="percentage">
            <text:p>62.96%</text:p>
          </table:table-cell>
          <table:table-cell table:formula="of:=[.F28]/[.C28]" office:value-type="percentage" office:value="0.0555555555555556" calcext:value-type="percentage">
            <text:p>5.56%</text:p>
          </table:table-cell>
          <table:table-cell table:formula="of:=2*([.H28]*[.I28])/([.H28]+[.I28])" office:value-type="percentage" office:value="0.102102102102102" calcext:value-type="percentage">
            <text:p>10.21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F29]/[.E29]" office:value-type="percentage" office:value="0.612244897959184" calcext:value-type="percentage">
            <text:p>61.22%</text:p>
          </table:table-cell>
          <table:table-cell table:formula="of:=[.F29]/[.C29]" office:value-type="percentage" office:value="0.0656455142231947" calcext:value-type="percentage">
            <text:p>6.56%</text:p>
          </table:table-cell>
          <table:table-cell table:formula="of:=2*([.H29]*[.I29])/([.H29]+[.I29])" office:value-type="percentage" office:value="0.118577075098814" calcext:value-type="percentage">
            <text:p>11.86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[.F30]/[.E30]" office:value-type="percentage" office:value="0.577777777777778" calcext:value-type="percentage">
            <text:p>57.78%</text:p>
          </table:table-cell>
          <table:table-cell table:formula="of:=[.F30]/[.C30]" office:value-type="percentage" office:value="0.0712328767123288" calcext:value-type="percentage">
            <text:p>7.12%</text:p>
          </table:table-cell>
          <table:table-cell table:formula="of:=2*([.H30]*[.I30])/([.H30]+[.I30])" office:value-type="percentage" office:value="0.126829268292683" calcext:value-type="percentage">
            <text:p>12.68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F31]/[.E31]" office:value-type="percentage" office:value="0.560975609756098" calcext:value-type="percentage">
            <text:p>56.10%</text:p>
          </table:table-cell>
          <table:table-cell table:formula="of:=[.F31]/[.C31]" office:value-type="percentage" office:value="0.0754098360655738" calcext:value-type="percentage">
            <text:p>7.54%</text:p>
          </table:table-cell>
          <table:table-cell table:formula="of:=2*([.H31]*[.I31])/([.H31]+[.I31])" office:value-type="percentage" office:value="0.132947976878613" calcext:value-type="percentage">
            <text:p>13.29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F32]/[.E32]" office:value-type="percentage" office:value="0.540540540540541" calcext:value-type="percentage">
            <text:p>54.05%</text:p>
          </table:table-cell>
          <table:table-cell table:formula="of:=[.F32]/[.C32]" office:value-type="percentage" office:value="0.0790513833992095" calcext:value-type="percentage">
            <text:p>7.91%</text:p>
          </table:table-cell>
          <table:table-cell table:formula="of:=2*([.H32]*[.I32])/([.H32]+[.I32])" office:value-type="percentage" office:value="0.137931034482759" calcext:value-type="percentage">
            <text:p>13.79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F33]/[.E33]" office:value-type="percentage" office:value="0.542857142857143" calcext:value-type="percentage">
            <text:p>54.29%</text:p>
          </table:table-cell>
          <table:table-cell table:formula="of:=[.F33]/[.C33]" office:value-type="percentage" office:value="0.0852017937219731" calcext:value-type="percentage">
            <text:p>8.52%</text:p>
          </table:table-cell>
          <table:table-cell table:formula="of:=2*([.H33]*[.I33])/([.H33]+[.I33])" office:value-type="percentage" office:value="0.147286821705426" calcext:value-type="percentage">
            <text:p>14.73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F34]/[.E34]" office:value-type="percentage" office:value="0.575757575757576" calcext:value-type="percentage">
            <text:p>57.58%</text:p>
          </table:table-cell>
          <table:table-cell table:formula="of:=[.F34]/[.C34]" office:value-type="percentage" office:value="0.0974358974358974" calcext:value-type="percentage">
            <text:p>9.74%</text:p>
          </table:table-cell>
          <table:table-cell table:formula="of:=2*([.H34]*[.I34])/([.H34]+[.I34])" office:value-type="percentage" office:value="0.166666666666667" calcext:value-type="percentage">
            <text:p>16.67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F35]/[.E35]" office:value-type="percentage" office:value="0.5625" calcext:value-type="percentage">
            <text:p>56.25%</text:p>
          </table:table-cell>
          <table:table-cell table:formula="of:=[.F35]/[.C35]" office:value-type="percentage" office:value="0.104046242774566" calcext:value-type="percentage">
            <text:p>10.40%</text:p>
          </table:table-cell>
          <table:table-cell table:formula="of:=2*([.H35]*[.I35])/([.H35]+[.I35])" office:value-type="percentage" office:value="0.175609756097561" calcext:value-type="percentage">
            <text:p>17.56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F36]/[.E36]" office:value-type="percentage" office:value="0.571428571428571" calcext:value-type="percentage">
            <text:p>57.14%</text:p>
          </table:table-cell>
          <table:table-cell table:formula="of:=[.F36]/[.C36]" office:value-type="percentage" office:value="0.103225806451613" calcext:value-type="percentage">
            <text:p>10.32%</text:p>
          </table:table-cell>
          <table:table-cell table:formula="of:=2*([.H36]*[.I36])/([.H36]+[.I36])" office:value-type="percentage" office:value="0.174863387978142" calcext:value-type="percentage">
            <text:p>17.49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F37]/[.E37]" office:value-type="percentage" office:value="0.555555555555556" calcext:value-type="percentage">
            <text:p>55.56%</text:p>
          </table:table-cell>
          <table:table-cell table:formula="of:=[.F37]/[.C37]" office:value-type="percentage" office:value="0.105633802816901" calcext:value-type="percentage">
            <text:p>10.56%</text:p>
          </table:table-cell>
          <table:table-cell table:formula="of:=2*([.H37]*[.I37])/([.H37]+[.I37])" office:value-type="percentage" office:value="0.177514792899408" calcext:value-type="percentage">
            <text:p>17.75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F38]/[.E38]" office:value-type="percentage" office:value="0.56" calcext:value-type="percentage">
            <text:p>56.00%</text:p>
          </table:table-cell>
          <table:table-cell table:formula="of:=[.F38]/[.C38]" office:value-type="percentage" office:value="0.106060606060606" calcext:value-type="percentage">
            <text:p>10.61%</text:p>
          </table:table-cell>
          <table:table-cell table:formula="of:=2*([.H38]*[.I38])/([.H38]+[.I38])" office:value-type="percentage" office:value="0.178343949044586" calcext:value-type="percentage">
            <text:p>17.83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F39]/[.E39]" office:value-type="percentage" office:value="0.565217391304348" calcext:value-type="percentage">
            <text:p>56.52%</text:p>
          </table:table-cell>
          <table:table-cell table:formula="of:=[.F39]/[.C39]" office:value-type="percentage" office:value="0.105691056910569" calcext:value-type="percentage">
            <text:p>10.57%</text:p>
          </table:table-cell>
          <table:table-cell table:formula="of:=2*([.H39]*[.I39])/([.H39]+[.I39])" office:value-type="percentage" office:value="0.178082191780822" calcext:value-type="percentage">
            <text:p>17.81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F40]/[.E40]" office:value-type="percentage" office:value="0.565217391304348" calcext:value-type="percentage">
            <text:p>56.52%</text:p>
          </table:table-cell>
          <table:table-cell table:formula="of:=[.F40]/[.C40]" office:value-type="percentage" office:value="0.118181818181818" calcext:value-type="percentage">
            <text:p>11.82%</text:p>
          </table:table-cell>
          <table:table-cell table:formula="of:=2*([.H40]*[.I40])/([.H40]+[.I40])" office:value-type="percentage" office:value="0.195488721804511" calcext:value-type="percentage">
            <text:p>19.55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F41]/[.E41]" office:value-type="percentage" office:value="0.571428571428571" calcext:value-type="percentage">
            <text:p>57.14%</text:p>
          </table:table-cell>
          <table:table-cell table:formula="of:=[.F41]/[.C41]" office:value-type="percentage" office:value="0.12" calcext:value-type="percentage">
            <text:p>12.00%</text:p>
          </table:table-cell>
          <table:table-cell table:formula="of:=2*([.H41]*[.I41])/([.H41]+[.I41])" office:value-type="percentage" office:value="0.198347107438017" calcext:value-type="percentage">
            <text:p>19.83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F42]/[.E42]" office:value-type="percentage" office:value="0.6" calcext:value-type="percentage">
            <text:p>60.00%</text:p>
          </table:table-cell>
          <table:table-cell table:formula="of:=[.F42]/[.C42]" office:value-type="percentage" office:value="0.127659574468085" calcext:value-type="percentage">
            <text:p>12.77%</text:p>
          </table:table-cell>
          <table:table-cell table:formula="of:=2*([.H42]*[.I42])/([.H42]+[.I42])" office:value-type="percentage" office:value="0.210526315789474" calcext:value-type="percentage">
            <text:p>21.05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F43]/[.E43]" office:value-type="percentage" office:value="0.611111111111111" calcext:value-type="percentage">
            <text:p>61.11%</text:p>
          </table:table-cell>
          <table:table-cell table:formula="of:=[.F43]/[.C43]" office:value-type="percentage" office:value="0.123595505617978" calcext:value-type="percentage">
            <text:p>12.36%</text:p>
          </table:table-cell>
          <table:table-cell table:formula="of:=2*([.H43]*[.I43])/([.H43]+[.I43])" office:value-type="percentage" office:value="0.205607476635514" calcext:value-type="percentage">
            <text:p>20.56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F44]/[.E44]" office:value-type="percentage" office:value="0.625" calcext:value-type="percentage">
            <text:p>62.50%</text:p>
          </table:table-cell>
          <table:table-cell table:formula="of:=[.F44]/[.C44]" office:value-type="percentage" office:value="0.121951219512195" calcext:value-type="percentage">
            <text:p>12.20%</text:p>
          </table:table-cell>
          <table:table-cell table:formula="of:=2*([.H44]*[.I44])/([.H44]+[.I44])" office:value-type="percentage" office:value="0.204081632653061" calcext:value-type="percentage">
            <text:p>20.41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3-BASE" table:style-name="ta1">
        <table:shapes>
          <draw:frame draw:z-index="0" draw:style-name="gr1" draw:text-style-name="P1" svg:width="16.01cm" svg:height="8.999cm" svg:x="-39.061cm" svg:y="0.6cm">
            <draw:object draw:notify-on-update-of-ranges="'INFER-3-BASE'.A2:'INFER-3-BASE'.A2 'INFER-3-BASE'.A3:'INFER-3-BASE'.A3 'INFER-3-BASE'.A4:'INFER-3-BASE'.A4 'INFER-3-BASE'.A5:'INFER-3-BASE'.A5 'INFER-3-BASE'.A6:'INFER-3-BASE'.A6 'INFER-3-BASE'.A7:'INFER-3-BASE'.A7 'INFER-3-BASE'.A8:'INFER-3-BASE'.A8 'INFER-3-BASE'.A9:'INFER-3-BASE'.A9 'INFER-3-BASE'.A10:'INFER-3-BASE'.A10 'INFER-3-BASE'.A11:'INFER-3-BASE'.A11 'INFER-3-BASE'.A12:'INFER-3-BASE'.A12 'INFER-3-BASE'.A13:'INFER-3-BASE'.A13 'INFER-3-BASE'.A14:'INFER-3-BASE'.A14 'INFER-3-BASE'.A15:'INFER-3-BASE'.A15 'INFER-3-BASE'.A16:'INFER-3-BASE'.A16 'INFER-3-BASE'.A17:'INFER-3-BASE'.A17 'INFER-3-BASE'.A18:'INFER-3-BASE'.A18 'INFER-3-BASE'.A19:'INFER-3-BASE'.A19 'INFER-3-BASE'.A20:'INFER-3-BASE'.A20 'INFER-3-BASE'.A21:'INFER-3-BASE'.A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3-BASE'.I3:'INFER-3-BASE'.I21 'INFER-3-BASE'.A1:'INFER-3-BASE'.A1 'INFER-3-BASE'.H3:'INFER-3-BASE'.H21 'INFER-3-BASE'.I26:'INFER-3-BASE'.I44 'INFER-3-BASE'.A1:'INFER-3-BASE'.A1 'INFER-3-BASE'.H26:'INFER-3-BASE'.H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3-BASE'.J2:'INFER-3-BASE'.J21 'INFER-3-BASE'.J25:'INFER-3-BASE'.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3-BASE'.I3:'INFER-3-BASE'.I21 'INFER-3-BASE'.H3:'INFER-3-BASE'.H21 'INFER-3-BASE'.I26:'INFER-3-BASE'.I44 'INFER-3-BASE'.H26:'INFER-3-BASE'.H4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3</text:p>
          </table:table-cell>
          <table:table-cell table:style-name="ce25" office:value-type="string" calcext:value-type="string">
            <text:p>GWIGA3</text:p>
          </table:table-cell>
          <table:table-cell table:style-name="ce1" office:value-type="string" calcext:value-type="string">
            <text:p>DWIGA3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3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40" calcext:value-type="float">
            <text:p>240</text:p>
          </table:table-cell>
          <table:table-cell office:value-type="float" office:value="173" calcext:value-type="float">
            <text:p>173</text:p>
          </table:table-cell>
          <table:table-cell office:value-type="float" office:value="67" calcext:value-type="float">
            <text:p>67</text:p>
          </table:table-cell>
          <table:table-cell table:formula="of:=[.F3]/[.E3]" office:value-type="percentage" office:value="0.720833333333333" calcext:value-type="percentage">
            <text:p>72.08%</text:p>
          </table:table-cell>
          <table:table-cell table:formula="of:=[.F3]/[.C3]" office:value-type="percentage" office:value="0.113145846958797" calcext:value-type="percentage">
            <text:p>11.31%</text:p>
          </table:table-cell>
          <table:table-cell table:formula="of:=2*([.H3]*[.I3])/([.H3]+[.I3])" office:value-type="percentage" office:value="0.195590729225551" calcext:value-type="percentage">
            <text:p>19.5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87" calcext:value-type="float">
            <text:p>187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table:formula="of:=[.F4]/[.E4]" office:value-type="percentage" office:value="0.737967914438503" calcext:value-type="percentage">
            <text:p>73.80%</text:p>
          </table:table-cell>
          <table:table-cell table:formula="of:=[.F4]/[.C4]" office:value-type="percentage" office:value="0.155756207674944" calcext:value-type="percentage">
            <text:p>15.58%</text:p>
          </table:table-cell>
          <table:table-cell table:formula="of:=2*([.H4]*[.I4])/([.H4]+[.I4])" office:value-type="percentage" office:value="0.257222739981361" calcext:value-type="percentage">
            <text:p>25.72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formula="of:=[.F5]/[.E5]" office:value-type="percentage" office:value="0.703225806451613" calcext:value-type="percentage">
            <text:p>70.32%</text:p>
          </table:table-cell>
          <table:table-cell table:formula="of:=[.F5]/[.C5]" office:value-type="percentage" office:value="0.178104575163399" calcext:value-type="percentage">
            <text:p>17.81%</text:p>
          </table:table-cell>
          <table:table-cell table:formula="of:=2*([.H5]*[.I5])/([.H5]+[.I5])" office:value-type="percentage" office:value="0.284224250325945" calcext:value-type="percentage">
            <text:p>28.42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34" calcext:value-type="float">
            <text:p>134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table:formula="of:=[.F6]/[.E6]" office:value-type="percentage" office:value="0.67910447761194" calcext:value-type="percentage">
            <text:p>67.91%</text:p>
          </table:table-cell>
          <table:table-cell table:formula="of:=[.F6]/[.C6]" office:value-type="percentage" office:value="0.199124726477024" calcext:value-type="percentage">
            <text:p>19.91%</text:p>
          </table:table-cell>
          <table:table-cell table:formula="of:=2*([.H6]*[.I6])/([.H6]+[.I6])" office:value-type="percentage" office:value="0.307952622673435" calcext:value-type="percentage">
            <text:p>30.80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table:formula="of:=[.F7]/[.E7]" office:value-type="percentage" office:value="0.64957264957265" calcext:value-type="percentage">
            <text:p>64.96%</text:p>
          </table:table-cell>
          <table:table-cell table:formula="of:=[.F7]/[.C7]" office:value-type="percentage" office:value="0.208219178082192" calcext:value-type="percentage">
            <text:p>20.82%</text:p>
          </table:table-cell>
          <table:table-cell table:formula="of:=2*([.H7]*[.I7])/([.H7]+[.I7])" office:value-type="percentage" office:value="0.315352697095436" calcext:value-type="percentage">
            <text:p>31.54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table:formula="of:=[.F8]/[.E8]" office:value-type="percentage" office:value="0.642201834862385" calcext:value-type="percentage">
            <text:p>64.22%</text:p>
          </table:table-cell>
          <table:table-cell table:formula="of:=[.F8]/[.C8]" office:value-type="percentage" office:value="0.229508196721311" calcext:value-type="percentage">
            <text:p>22.95%</text:p>
          </table:table-cell>
          <table:table-cell table:formula="of:=2*([.H8]*[.I8])/([.H8]+[.I8])" office:value-type="percentage" office:value="0.338164251207729" calcext:value-type="percentage">
            <text:p>33.82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formula="of:=[.F9]/[.E9]" office:value-type="percentage" office:value="0.642857142857143" calcext:value-type="percentage">
            <text:p>64.29%</text:p>
          </table:table-cell>
          <table:table-cell table:formula="of:=[.F9]/[.C9]" office:value-type="percentage" office:value="0.24901185770751" calcext:value-type="percentage">
            <text:p>24.90%</text:p>
          </table:table-cell>
          <table:table-cell table:formula="of:=2*([.H9]*[.I9])/([.H9]+[.I9])" office:value-type="percentage" office:value="0.358974358974359" calcext:value-type="percentage">
            <text:p>35.90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table:formula="of:=[.F10]/[.E10]" office:value-type="percentage" office:value="0.629213483146067" calcext:value-type="percentage">
            <text:p>62.92%</text:p>
          </table:table-cell>
          <table:table-cell table:formula="of:=[.F10]/[.C10]" office:value-type="percentage" office:value="0.251121076233184" calcext:value-type="percentage">
            <text:p>25.11%</text:p>
          </table:table-cell>
          <table:table-cell table:formula="of:=2*([.H10]*[.I10])/([.H10]+[.I10])" office:value-type="percentage" office:value="0.358974358974359" calcext:value-type="percentage">
            <text:p>35.90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table:formula="of:=[.F11]/[.E11]" office:value-type="percentage" office:value="0.646341463414634" calcext:value-type="percentage">
            <text:p>64.63%</text:p>
          </table:table-cell>
          <table:table-cell table:formula="of:=[.F11]/[.C11]" office:value-type="percentage" office:value="0.271794871794872" calcext:value-type="percentage">
            <text:p>27.18%</text:p>
          </table:table-cell>
          <table:table-cell table:formula="of:=2*([.H11]*[.I11])/([.H11]+[.I11])" office:value-type="percentage" office:value="0.382671480144404" calcext:value-type="percentage">
            <text:p>38.27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formula="of:=[.F12]/[.E12]" office:value-type="percentage" office:value="0.641025641025641" calcext:value-type="percentage">
            <text:p>64.10%</text:p>
          </table:table-cell>
          <table:table-cell table:formula="of:=[.F12]/[.C12]" office:value-type="percentage" office:value="0.289017341040462" calcext:value-type="percentage">
            <text:p>28.90%</text:p>
          </table:table-cell>
          <table:table-cell table:formula="of:=2*([.H12]*[.I12])/([.H12]+[.I12])" office:value-type="percentage" office:value="0.398406374501992" calcext:value-type="percentage">
            <text:p>39.84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formula="of:=[.F13]/[.E13]" office:value-type="percentage" office:value="0.652777777777778" calcext:value-type="percentage">
            <text:p>65.28%</text:p>
          </table:table-cell>
          <table:table-cell table:formula="of:=[.F13]/[.C13]" office:value-type="percentage" office:value="0.303225806451613" calcext:value-type="percentage">
            <text:p>30.32%</text:p>
          </table:table-cell>
          <table:table-cell table:formula="of:=2*([.H13]*[.I13])/([.H13]+[.I13])" office:value-type="percentage" office:value="0.414096916299559" calcext:value-type="percentage">
            <text:p>41.41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formula="of:=[.F14]/[.E14]" office:value-type="percentage" office:value="0.641791044776119" calcext:value-type="percentage">
            <text:p>64.18%</text:p>
          </table:table-cell>
          <table:table-cell table:formula="of:=[.F14]/[.C14]" office:value-type="percentage" office:value="0.302816901408451" calcext:value-type="percentage">
            <text:p>30.28%</text:p>
          </table:table-cell>
          <table:table-cell table:formula="of:=2*([.H14]*[.I14])/([.H14]+[.I14])" office:value-type="percentage" office:value="0.411483253588517" calcext:value-type="percentage">
            <text:p>41.15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formula="of:=[.F15]/[.E15]" office:value-type="percentage" office:value="0.634920634920635" calcext:value-type="percentage">
            <text:p>63.49%</text:p>
          </table:table-cell>
          <table:table-cell table:formula="of:=[.F15]/[.C15]" office:value-type="percentage" office:value="0.303030303030303" calcext:value-type="percentage">
            <text:p>30.30%</text:p>
          </table:table-cell>
          <table:table-cell table:formula="of:=2*([.H15]*[.I15])/([.H15]+[.I15])" office:value-type="percentage" office:value="0.41025641025641" calcext:value-type="percentage">
            <text:p>41.03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formula="of:=[.F16]/[.E16]" office:value-type="percentage" office:value="0.639344262295082" calcext:value-type="percentage">
            <text:p>63.93%</text:p>
          </table:table-cell>
          <table:table-cell table:formula="of:=[.F16]/[.C16]" office:value-type="percentage" office:value="0.317073170731707" calcext:value-type="percentage">
            <text:p>31.71%</text:p>
          </table:table-cell>
          <table:table-cell table:formula="of:=2*([.H16]*[.I16])/([.H16]+[.I16])" office:value-type="percentage" office:value="0.423913043478261" calcext:value-type="percentage">
            <text:p>42.39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formula="of:=[.F17]/[.E17]" office:value-type="percentage" office:value="0.639344262295082" calcext:value-type="percentage">
            <text:p>63.93%</text:p>
          </table:table-cell>
          <table:table-cell table:formula="of:=[.F17]/[.C17]" office:value-type="percentage" office:value="0.354545454545455" calcext:value-type="percentage">
            <text:p>35.45%</text:p>
          </table:table-cell>
          <table:table-cell table:formula="of:=2*([.H17]*[.I17])/([.H17]+[.I17])" office:value-type="percentage" office:value="0.456140350877193" calcext:value-type="percentage">
            <text:p>45.6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F18]/[.E18]" office:value-type="percentage" office:value="0.655172413793103" calcext:value-type="percentage">
            <text:p>65.52%</text:p>
          </table:table-cell>
          <table:table-cell table:formula="of:=[.F18]/[.C18]" office:value-type="percentage" office:value="0.38" calcext:value-type="percentage">
            <text:p>38.00%</text:p>
          </table:table-cell>
          <table:table-cell table:formula="of:=2*([.H18]*[.I18])/([.H18]+[.I18])" office:value-type="percentage" office:value="0.481012658227848" calcext:value-type="percentage">
            <text:p>48.10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[.F19]/[.E19]" office:value-type="percentage" office:value="0.686274509803922" calcext:value-type="percentage">
            <text:p>68.63%</text:p>
          </table:table-cell>
          <table:table-cell table:formula="of:=[.F19]/[.C19]" office:value-type="percentage" office:value="0.372340425531915" calcext:value-type="percentage">
            <text:p>37.23%</text:p>
          </table:table-cell>
          <table:table-cell table:formula="of:=2*([.H19]*[.I19])/([.H19]+[.I19])" office:value-type="percentage" office:value="0.482758620689655" calcext:value-type="percentage">
            <text:p>48.28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[.F20]/[.E20]" office:value-type="percentage" office:value="0.6875" calcext:value-type="percentage">
            <text:p>68.75%</text:p>
          </table:table-cell>
          <table:table-cell table:formula="of:=[.F20]/[.C20]" office:value-type="percentage" office:value="0.370786516853933" calcext:value-type="percentage">
            <text:p>37.08%</text:p>
          </table:table-cell>
          <table:table-cell table:formula="of:=2*([.H20]*[.I20])/([.H20]+[.I20])" office:value-type="percentage" office:value="0.481751824817518" calcext:value-type="percentage">
            <text:p>48.18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[.F21]/[.E21]" office:value-type="percentage" office:value="0.697674418604651" calcext:value-type="percentage">
            <text:p>69.77%</text:p>
          </table:table-cell>
          <table:table-cell table:formula="of:=[.F21]/[.C21]" office:value-type="percentage" office:value="0.365853658536585" calcext:value-type="percentage">
            <text:p>36.59%</text:p>
          </table:table-cell>
          <table:table-cell table:formula="of:=2*([.H21]*[.I21])/([.H21]+[.I21])" office:value-type="percentage" office:value="0.48" calcext:value-type="percentage">
            <text:p>48.00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3</text:p>
          </table:table-cell>
          <table:table-cell table:style-name="ce25" office:value-type="string" calcext:value-type="string">
            <text:p>GSIGA3</text:p>
          </table:table-cell>
          <table:table-cell table:style-name="ce1" office:value-type="string" calcext:value-type="string">
            <text:p>DSIGA3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[.F26]/[.E26]" office:value-type="percentage" office:value="0.68421052631579" calcext:value-type="percentage">
            <text:p>68.42%</text:p>
          </table:table-cell>
          <table:table-cell table:formula="of:=[.F26]/[.C26]" office:value-type="percentage" office:value="0.0425114453891432" calcext:value-type="percentage">
            <text:p>4.25%</text:p>
          </table:table-cell>
          <table:table-cell table:formula="of:=2*([.H26]*[.I26])/([.H26]+[.I26])" office:value-type="percentage" office:value="0.0800492610837439" calcext:value-type="percentage">
            <text:p>8.00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formula="of:=[.F27]/[.E27]" office:value-type="percentage" office:value="0.666666666666667" calcext:value-type="percentage">
            <text:p>66.67%</text:p>
          </table:table-cell>
          <table:table-cell table:formula="of:=[.F27]/[.C27]" office:value-type="percentage" office:value="0.054176072234763" calcext:value-type="percentage">
            <text:p>5.42%</text:p>
          </table:table-cell>
          <table:table-cell table:formula="of:=2*([.H27]*[.I27])/([.H27]+[.I27])" office:value-type="percentage" office:value="0.100208768267223" calcext:value-type="percentage">
            <text:p>10.02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F28]/[.E28]" office:value-type="percentage" office:value="0.640625" calcext:value-type="percentage">
            <text:p>64.06%</text:p>
          </table:table-cell>
          <table:table-cell table:formula="of:=[.F28]/[.C28]" office:value-type="percentage" office:value="0.0669934640522876" calcext:value-type="percentage">
            <text:p>6.70%</text:p>
          </table:table-cell>
          <table:table-cell table:formula="of:=2*([.H28]*[.I28])/([.H28]+[.I28])" office:value-type="percentage" office:value="0.121301775147929" calcext:value-type="percentage">
            <text:p>12.1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formula="of:=[.F29]/[.E29]" office:value-type="percentage" office:value="0.620689655172414" calcext:value-type="percentage">
            <text:p>62.07%</text:p>
          </table:table-cell>
          <table:table-cell table:formula="of:=[.F29]/[.C29]" office:value-type="percentage" office:value="0.0787746170678337" calcext:value-type="percentage">
            <text:p>7.88%</text:p>
          </table:table-cell>
          <table:table-cell table:formula="of:=2*([.H29]*[.I29])/([.H29]+[.I29])" office:value-type="percentage" office:value="0.139805825242718" calcext:value-type="percentage">
            <text:p>13.9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[.F30]/[.E30]" office:value-type="percentage" office:value="0.592592592592593" calcext:value-type="percentage">
            <text:p>59.26%</text:p>
          </table:table-cell>
          <table:table-cell table:formula="of:=[.F30]/[.C30]" office:value-type="percentage" office:value="0.0876712328767123" calcext:value-type="percentage">
            <text:p>8.77%</text:p>
          </table:table-cell>
          <table:table-cell table:formula="of:=2*([.H30]*[.I30])/([.H30]+[.I30])" office:value-type="percentage" office:value="0.152744630071599" calcext:value-type="percentage">
            <text:p>15.27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[.F31]/[.E31]" office:value-type="percentage" office:value="0.571428571428571" calcext:value-type="percentage">
            <text:p>57.14%</text:p>
          </table:table-cell>
          <table:table-cell table:formula="of:=[.F31]/[.C31]" office:value-type="percentage" office:value="0.0918032786885246" calcext:value-type="percentage">
            <text:p>9.18%</text:p>
          </table:table-cell>
          <table:table-cell table:formula="of:=2*([.H31]*[.I31])/([.H31]+[.I31])" office:value-type="percentage" office:value="0.15819209039548" calcext:value-type="percentage">
            <text:p>15.82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[.F32]/[.E32]" office:value-type="percentage" office:value="0.568181818181818" calcext:value-type="percentage">
            <text:p>56.82%</text:p>
          </table:table-cell>
          <table:table-cell table:formula="of:=[.F32]/[.C32]" office:value-type="percentage" office:value="0.0988142292490119" calcext:value-type="percentage">
            <text:p>9.88%</text:p>
          </table:table-cell>
          <table:table-cell table:formula="of:=2*([.H32]*[.I32])/([.H32]+[.I32])" office:value-type="percentage" office:value="0.168350168350168" calcext:value-type="percentage">
            <text:p>16.84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F33]/[.E33]" office:value-type="percentage" office:value="0.55" calcext:value-type="percentage">
            <text:p>55.00%</text:p>
          </table:table-cell>
          <table:table-cell table:formula="of:=[.F33]/[.C33]" office:value-type="percentage" office:value="0.0986547085201794" calcext:value-type="percentage">
            <text:p>9.87%</text:p>
          </table:table-cell>
          <table:table-cell table:formula="of:=2*([.H33]*[.I33])/([.H33]+[.I33])" office:value-type="percentage" office:value="0.167300380228137" calcext:value-type="percentage">
            <text:p>16.73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F34]/[.E34]" office:value-type="percentage" office:value="0.578947368421053" calcext:value-type="percentage">
            <text:p>57.89%</text:p>
          </table:table-cell>
          <table:table-cell table:formula="of:=[.F34]/[.C34]" office:value-type="percentage" office:value="0.112820512820513" calcext:value-type="percentage">
            <text:p>11.28%</text:p>
          </table:table-cell>
          <table:table-cell table:formula="of:=2*([.H34]*[.I34])/([.H34]+[.I34])" office:value-type="percentage" office:value="0.188841201716738" calcext:value-type="percentage">
            <text:p>18.88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F35]/[.E35]" office:value-type="percentage" office:value="0.583333333333333" calcext:value-type="percentage">
            <text:p>58.33%</text:p>
          </table:table-cell>
          <table:table-cell table:formula="of:=[.F35]/[.C35]" office:value-type="percentage" office:value="0.121387283236994" calcext:value-type="percentage">
            <text:p>12.14%</text:p>
          </table:table-cell>
          <table:table-cell table:formula="of:=2*([.H35]*[.I35])/([.H35]+[.I35])" office:value-type="percentage" office:value="0.200956937799043" calcext:value-type="percentage">
            <text:p>20.10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F36]/[.E36]" office:value-type="percentage" office:value="0.59375" calcext:value-type="percentage">
            <text:p>59.38%</text:p>
          </table:table-cell>
          <table:table-cell table:formula="of:=[.F36]/[.C36]" office:value-type="percentage" office:value="0.12258064516129" calcext:value-type="percentage">
            <text:p>12.26%</text:p>
          </table:table-cell>
          <table:table-cell table:formula="of:=2*([.H36]*[.I36])/([.H36]+[.I36])" office:value-type="percentage" office:value="0.203208556149733" calcext:value-type="percentage">
            <text:p>20.32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F37]/[.E37]" office:value-type="percentage" office:value="0.580645161290323" calcext:value-type="percentage">
            <text:p>58.06%</text:p>
          </table:table-cell>
          <table:table-cell table:formula="of:=[.F37]/[.C37]" office:value-type="percentage" office:value="0.126760563380282" calcext:value-type="percentage">
            <text:p>12.68%</text:p>
          </table:table-cell>
          <table:table-cell table:formula="of:=2*([.H37]*[.I37])/([.H37]+[.I37])" office:value-type="percentage" office:value="0.208092485549133" calcext:value-type="percentage">
            <text:p>20.81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F38]/[.E38]" office:value-type="percentage" office:value="0.586206896551724" calcext:value-type="percentage">
            <text:p>58.62%</text:p>
          </table:table-cell>
          <table:table-cell table:formula="of:=[.F38]/[.C38]" office:value-type="percentage" office:value="0.128787878787879" calcext:value-type="percentage">
            <text:p>12.88%</text:p>
          </table:table-cell>
          <table:table-cell table:formula="of:=2*([.H38]*[.I38])/([.H38]+[.I38])" office:value-type="percentage" office:value="0.211180124223602" calcext:value-type="percentage">
            <text:p>21.12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F39]/[.E39]" office:value-type="percentage" office:value="0.592592592592593" calcext:value-type="percentage">
            <text:p>59.26%</text:p>
          </table:table-cell>
          <table:table-cell table:formula="of:=[.F39]/[.C39]" office:value-type="percentage" office:value="0.130081300813008" calcext:value-type="percentage">
            <text:p>13.01%</text:p>
          </table:table-cell>
          <table:table-cell table:formula="of:=2*([.H39]*[.I39])/([.H39]+[.I39])" office:value-type="percentage" office:value="0.213333333333333" calcext:value-type="percentage">
            <text:p>21.33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F40]/[.E40]" office:value-type="percentage" office:value="0.592592592592593" calcext:value-type="percentage">
            <text:p>59.26%</text:p>
          </table:table-cell>
          <table:table-cell table:formula="of:=[.F40]/[.C40]" office:value-type="percentage" office:value="0.145454545454545" calcext:value-type="percentage">
            <text:p>14.55%</text:p>
          </table:table-cell>
          <table:table-cell table:formula="of:=2*([.H40]*[.I40])/([.H40]+[.I40])" office:value-type="percentage" office:value="0.233576642335766" calcext:value-type="percentage">
            <text:p>23.36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F41]/[.E41]" office:value-type="percentage" office:value="0.6" calcext:value-type="percentage">
            <text:p>60.00%</text:p>
          </table:table-cell>
          <table:table-cell table:formula="of:=[.F41]/[.C41]" office:value-type="percentage" office:value="0.15" calcext:value-type="percentage">
            <text:p>15.00%</text:p>
          </table:table-cell>
          <table:table-cell table:formula="of:=2*([.H41]*[.I41])/([.H41]+[.I41])" office:value-type="percentage" office:value="0.24" calcext:value-type="percentage">
            <text:p>24.00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F42]/[.E42]" office:value-type="percentage" office:value="0.625" calcext:value-type="percentage">
            <text:p>62.50%</text:p>
          </table:table-cell>
          <table:table-cell table:formula="of:=[.F42]/[.C42]" office:value-type="percentage" office:value="0.159574468085106" calcext:value-type="percentage">
            <text:p>15.96%</text:p>
          </table:table-cell>
          <table:table-cell table:formula="of:=2*([.H42]*[.I42])/([.H42]+[.I42])" office:value-type="percentage" office:value="0.254237288135593" calcext:value-type="percentage">
            <text:p>25.42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F43]/[.E43]" office:value-type="percentage" office:value="0.619047619047619" calcext:value-type="percentage">
            <text:p>61.90%</text:p>
          </table:table-cell>
          <table:table-cell table:formula="of:=[.F43]/[.C43]" office:value-type="percentage" office:value="0.146067415730337" calcext:value-type="percentage">
            <text:p>14.61%</text:p>
          </table:table-cell>
          <table:table-cell table:formula="of:=2*([.H43]*[.I43])/([.H43]+[.I43])" office:value-type="percentage" office:value="0.236363636363636" calcext:value-type="percentage">
            <text:p>23.64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F44]/[.E44]" office:value-type="percentage" office:value="0.631578947368421" calcext:value-type="percentage">
            <text:p>63.16%</text:p>
          </table:table-cell>
          <table:table-cell table:formula="of:=[.F44]/[.C44]" office:value-type="percentage" office:value="0.146341463414634" calcext:value-type="percentage">
            <text:p>14.63%</text:p>
          </table:table-cell>
          <table:table-cell table:formula="of:=2*([.H44]*[.I44])/([.H44]+[.I44])" office:value-type="percentage" office:value="0.237623762376238" calcext:value-type="percentage">
            <text:p>23.7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Human-Cause" table:style-name="ta1">
        <table:shapes>
          <draw:frame draw:z-index="0" draw:style-name="gr1" draw:text-style-name="P1" svg:width="16.01cm" svg:height="8.999cm" svg:x="-39.061cm" svg:y="0.6cm">
            <draw:object draw:notify-on-update-of-ranges="'Human-Cause'.A2:'Human-Cause'.A2 'Human-Cause'.A3:'Human-Cause'.A3 'Human-Cause'.A4:'Human-Cause'.A4 'Human-Cause'.A5:'Human-Cause'.A5 'Human-Cause'.A6:'Human-Cause'.A6 'Human-Cause'.A7:'Human-Cause'.A7 'Human-Cause'.A8:'Human-Cause'.A8 'Human-Cause'.A9:'Human-Cause'.A9 'Human-Cause'.A10:'Human-Cause'.A10 'Human-Cause'.A11:'Human-Cause'.A11 'Human-Cause'.A12:'Human-Cause'.A12 'Human-Cause'.A13:'Human-Cause'.A13 'Human-Cause'.A14:'Human-Cause'.A14 'Human-Cause'.A15:'Human-Cause'.A15 'Human-Cause'.A16:'Human-Cause'.A16 'Human-Cause'.A17:'Human-Cause'.A17 'Human-Cause'.A18:'Human-Cause'.A18 'Human-Cause'.A19:'Human-Cause'.A19 'Human-Cause'.A20:'Human-Cause'.A20 'Human-Cause'.A21:'Human-Cause'.A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Human-Cause'.I3:'Human-Cause'.I21 'Human-Cause'.A1:'Human-Cause'.A1 'Human-Cause'.H3:'Human-Cause'.H21 'Human-Cause'.I26:'Human-Cause'.I44 'Human-Cause'.A1:'Human-Cause'.A1 'Human-Cause'.H26:'Human-Cause'.H4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Human-Cause'.J2:'Human-Cause'.J21 'Human-Cause'.J25:'Human-Cause'.J4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Human-Cause'.I3:'Human-Cause'.I21 'Human-Cause'.H3:'Human-Cause'.H21 'Human-Cause'.I26:'Human-Cause'.I44 'Human-Cause'.H26:'Human-Cause'.H4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HCA</text:p>
          </table:table-cell>
          <table:table-cell table:style-name="ce25" office:value-type="string" calcext:value-type="string">
            <text:p>GWHCA</text:p>
          </table:table-cell>
          <table:table-cell table:style-name="ce1" office:value-type="string" calcext:value-type="string">
            <text:p>DWH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HumanCause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table:formula="of:=[.F3]/[.E3]" office:value-type="percentage" office:value="0.673076923076923" calcext:value-type="percentage">
            <text:p>67.31%</text:p>
          </table:table-cell>
          <table:table-cell table:formula="of:=[.F3]/[.C3]" office:value-type="percentage" office:value="0.0686723348593852" calcext:value-type="percentage">
            <text:p>6.87%</text:p>
          </table:table-cell>
          <table:table-cell table:formula="of:=2*([.H3]*[.I3])/([.H3]+[.I3])" office:value-type="percentage" office:value="0.124629080118694" calcext:value-type="percentage">
            <text:p>12.4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table:formula="of:=[.F4]/[.E4]" office:value-type="percentage" office:value="0.680327868852459" calcext:value-type="percentage">
            <text:p>68.03%</text:p>
          </table:table-cell>
          <table:table-cell table:formula="of:=[.F4]/[.C4]" office:value-type="percentage" office:value="0.0936794582392776" calcext:value-type="percentage">
            <text:p>9.37%</text:p>
          </table:table-cell>
          <table:table-cell table:formula="of:=2*([.H4]*[.I4])/([.H4]+[.I4])" office:value-type="percentage" office:value="0.16468253968254" calcext:value-type="percentage">
            <text:p>16.4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formula="of:=[.F5]/[.E5]" office:value-type="percentage" office:value="0.643564356435644" calcext:value-type="percentage">
            <text:p>64.36%</text:p>
          </table:table-cell>
          <table:table-cell table:formula="of:=[.F5]/[.C5]" office:value-type="percentage" office:value="0.106209150326797" calcext:value-type="percentage">
            <text:p>10.62%</text:p>
          </table:table-cell>
          <table:table-cell table:formula="of:=2*([.H5]*[.I5])/([.H5]+[.I5])" office:value-type="percentage" office:value="0.182328190743338" calcext:value-type="percentage">
            <text:p>18.2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formula="of:=[.F6]/[.E6]" office:value-type="percentage" office:value="0.606741573033708" calcext:value-type="percentage">
            <text:p>60.67%</text:p>
          </table:table-cell>
          <table:table-cell table:formula="of:=[.F6]/[.C6]" office:value-type="percentage" office:value="0.118161925601751" calcext:value-type="percentage">
            <text:p>11.82%</text:p>
          </table:table-cell>
          <table:table-cell table:formula="of:=2*([.H6]*[.I6])/([.H6]+[.I6])" office:value-type="percentage" office:value="0.197802197802198" calcext:value-type="percentage">
            <text:p>19.7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formula="of:=[.F7]/[.E7]" office:value-type="percentage" office:value="0.567901234567901" calcext:value-type="percentage">
            <text:p>56.79%</text:p>
          </table:table-cell>
          <table:table-cell table:formula="of:=[.F7]/[.C7]" office:value-type="percentage" office:value="0.126027397260274" calcext:value-type="percentage">
            <text:p>12.60%</text:p>
          </table:table-cell>
          <table:table-cell table:formula="of:=2*([.H7]*[.I7])/([.H7]+[.I7])" office:value-type="percentage" office:value="0.20627802690583" calcext:value-type="percentage">
            <text:p>20.63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formula="of:=[.F8]/[.E8]" office:value-type="percentage" office:value="0.56578947368421" calcext:value-type="percentage">
            <text:p>56.58%</text:p>
          </table:table-cell>
          <table:table-cell table:formula="of:=[.F8]/[.C8]" office:value-type="percentage" office:value="0.140983606557377" calcext:value-type="percentage">
            <text:p>14.10%</text:p>
          </table:table-cell>
          <table:table-cell table:formula="of:=2*([.H8]*[.I8])/([.H8]+[.I8])" office:value-type="percentage" office:value="0.225721784776903" calcext:value-type="percentage">
            <text:p>22.57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formula="of:=[.F9]/[.E9]" office:value-type="percentage" office:value="0.577464788732394" calcext:value-type="percentage">
            <text:p>57.75%</text:p>
          </table:table-cell>
          <table:table-cell table:formula="of:=[.F9]/[.C9]" office:value-type="percentage" office:value="0.162055335968379" calcext:value-type="percentage">
            <text:p>16.21%</text:p>
          </table:table-cell>
          <table:table-cell table:formula="of:=2*([.H9]*[.I9])/([.H9]+[.I9])" office:value-type="percentage" office:value="0.253086419753086" calcext:value-type="percentage">
            <text:p>25.31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formula="of:=[.F10]/[.E10]" office:value-type="percentage" office:value="0.575757575757576" calcext:value-type="percentage">
            <text:p>57.58%</text:p>
          </table:table-cell>
          <table:table-cell table:formula="of:=[.F10]/[.C10]" office:value-type="percentage" office:value="0.170403587443946" calcext:value-type="percentage">
            <text:p>17.04%</text:p>
          </table:table-cell>
          <table:table-cell table:formula="of:=2*([.H10]*[.I10])/([.H10]+[.I10])" office:value-type="percentage" office:value="0.262975778546713" calcext:value-type="percentage">
            <text:p>26.30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formula="of:=[.F11]/[.E11]" office:value-type="percentage" office:value="0.590163934426229" calcext:value-type="percentage">
            <text:p>59.02%</text:p>
          </table:table-cell>
          <table:table-cell table:formula="of:=[.F11]/[.C11]" office:value-type="percentage" office:value="0.184615384615385" calcext:value-type="percentage">
            <text:p>18.46%</text:p>
          </table:table-cell>
          <table:table-cell table:formula="of:=2*([.H11]*[.I11])/([.H11]+[.I11])" office:value-type="percentage" office:value="0.28125" calcext:value-type="percentage">
            <text:p>28.13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F12]/[.E12]" office:value-type="percentage" office:value="0.586206896551724" calcext:value-type="percentage">
            <text:p>58.62%</text:p>
          </table:table-cell>
          <table:table-cell table:formula="of:=[.F12]/[.C12]" office:value-type="percentage" office:value="0.196531791907514" calcext:value-type="percentage">
            <text:p>19.65%</text:p>
          </table:table-cell>
          <table:table-cell table:formula="of:=2*([.H12]*[.I12])/([.H12]+[.I12])" office:value-type="percentage" office:value="0.294372294372294" calcext:value-type="percentage">
            <text:p>29.44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[.F13]/[.E13]" office:value-type="percentage" office:value="0.596153846153846" calcext:value-type="percentage">
            <text:p>59.62%</text:p>
          </table:table-cell>
          <table:table-cell table:formula="of:=[.F13]/[.C13]" office:value-type="percentage" office:value="0.2" calcext:value-type="percentage">
            <text:p>20.00%</text:p>
          </table:table-cell>
          <table:table-cell table:formula="of:=2*([.H13]*[.I13])/([.H13]+[.I13])" office:value-type="percentage" office:value="0.29951690821256" calcext:value-type="percentage">
            <text:p>29.95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F14]/[.E14]" office:value-type="percentage" office:value="0.5625" calcext:value-type="percentage">
            <text:p>56.25%</text:p>
          </table:table-cell>
          <table:table-cell table:formula="of:=[.F14]/[.C14]" office:value-type="percentage" office:value="0.190140845070423" calcext:value-type="percentage">
            <text:p>19.01%</text:p>
          </table:table-cell>
          <table:table-cell table:formula="of:=2*([.H14]*[.I14])/([.H14]+[.I14])" office:value-type="percentage" office:value="0.284210526315789" calcext:value-type="percentage">
            <text:p>28.42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F15]/[.E15]" office:value-type="percentage" office:value="0.545454545454545" calcext:value-type="percentage">
            <text:p>54.55%</text:p>
          </table:table-cell>
          <table:table-cell table:formula="of:=[.F15]/[.C15]" office:value-type="percentage" office:value="0.181818181818182" calcext:value-type="percentage">
            <text:p>18.18%</text:p>
          </table:table-cell>
          <table:table-cell table:formula="of:=2*([.H15]*[.I15])/([.H15]+[.I15])" office:value-type="percentage" office:value="0.272727272727273" calcext:value-type="percentage">
            <text:p>27.27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F16]/[.E16]" office:value-type="percentage" office:value="0.558139534883721" calcext:value-type="percentage">
            <text:p>55.81%</text:p>
          </table:table-cell>
          <table:table-cell table:formula="of:=[.F16]/[.C16]" office:value-type="percentage" office:value="0.195121951219512" calcext:value-type="percentage">
            <text:p>19.51%</text:p>
          </table:table-cell>
          <table:table-cell table:formula="of:=2*([.H16]*[.I16])/([.H16]+[.I16])" office:value-type="percentage" office:value="0.289156626506024" calcext:value-type="percentage">
            <text:p>28.92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F17]/[.E17]" office:value-type="percentage" office:value="0.558139534883721" calcext:value-type="percentage">
            <text:p>55.81%</text:p>
          </table:table-cell>
          <table:table-cell table:formula="of:=[.F17]/[.C17]" office:value-type="percentage" office:value="0.218181818181818" calcext:value-type="percentage">
            <text:p>21.82%</text:p>
          </table:table-cell>
          <table:table-cell table:formula="of:=2*([.H17]*[.I17])/([.H17]+[.I17])" office:value-type="percentage" office:value="0.313725490196078" calcext:value-type="percentage">
            <text:p>31.37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F18]/[.E18]" office:value-type="percentage" office:value="0.575" calcext:value-type="percentage">
            <text:p>57.50%</text:p>
          </table:table-cell>
          <table:table-cell table:formula="of:=[.F18]/[.C18]" office:value-type="percentage" office:value="0.23" calcext:value-type="percentage">
            <text:p>23.00%</text:p>
          </table:table-cell>
          <table:table-cell table:formula="of:=2*([.H18]*[.I18])/([.H18]+[.I18])" office:value-type="percentage" office:value="0.328571428571429" calcext:value-type="percentage">
            <text:p>32.86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F19]/[.E19]" office:value-type="percentage" office:value="0.628571428571429" calcext:value-type="percentage">
            <text:p>62.86%</text:p>
          </table:table-cell>
          <table:table-cell table:formula="of:=[.F19]/[.C19]" office:value-type="percentage" office:value="0.234042553191489" calcext:value-type="percentage">
            <text:p>23.40%</text:p>
          </table:table-cell>
          <table:table-cell table:formula="of:=2*([.H19]*[.I19])/([.H19]+[.I19])" office:value-type="percentage" office:value="0.341085271317829" calcext:value-type="percentage">
            <text:p>34.11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F20]/[.E20]" office:value-type="percentage" office:value="0.636363636363636" calcext:value-type="percentage">
            <text:p>63.64%</text:p>
          </table:table-cell>
          <table:table-cell table:formula="of:=[.F20]/[.C20]" office:value-type="percentage" office:value="0.235955056179775" calcext:value-type="percentage">
            <text:p>23.60%</text:p>
          </table:table-cell>
          <table:table-cell table:formula="of:=2*([.H20]*[.I20])/([.H20]+[.I20])" office:value-type="percentage" office:value="0.344262295081967" calcext:value-type="percentage">
            <text:p>34.43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F21]/[.E21]" office:value-type="percentage" office:value="0.655172413793103" calcext:value-type="percentage">
            <text:p>65.52%</text:p>
          </table:table-cell>
          <table:table-cell table:formula="of:=[.F21]/[.C21]" office:value-type="percentage" office:value="0.231707317073171" calcext:value-type="percentage">
            <text:p>23.17%</text:p>
          </table:table-cell>
          <table:table-cell table:formula="of:=2*([.H21]*[.I21])/([.H21]+[.I21])" office:value-type="percentage" office:value="0.342342342342342" calcext:value-type="percentage">
            <text:p>34.23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HCA</text:p>
          </table:table-cell>
          <table:table-cell table:style-name="ce25" office:value-type="string" calcext:value-type="string">
            <text:p>GSHCA</text:p>
          </table:table-cell>
          <table:table-cell table:style-name="ce1" office:value-type="string" calcext:value-type="string">
            <text:p>DSH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F26]/[.E26]" office:value-type="percentage" office:value="0.581818181818182" calcext:value-type="percentage">
            <text:p>58.18%</text:p>
          </table:table-cell>
          <table:table-cell table:formula="of:=[.F26]/[.C26]" office:value-type="percentage" office:value="0.0209287115761936" calcext:value-type="percentage">
            <text:p>2.09%</text:p>
          </table:table-cell>
          <table:table-cell table:formula="of:=2*([.H26]*[.I26])/([.H26]+[.I26])" office:value-type="percentage" office:value="0.0404040404040404" calcext:value-type="percentage">
            <text:p>4.04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F27]/[.E27]" office:value-type="percentage" office:value="0.538461538461538" calcext:value-type="percentage">
            <text:p>53.85%</text:p>
          </table:table-cell>
          <table:table-cell table:formula="of:=[.F27]/[.C27]" office:value-type="percentage" office:value="0.0237020316027088" calcext:value-type="percentage">
            <text:p>2.37%</text:p>
          </table:table-cell>
          <table:table-cell table:formula="of:=2*([.H27]*[.I27])/([.H27]+[.I27])" office:value-type="percentage" office:value="0.0454054054054054" calcext:value-type="percentage">
            <text:p>4.54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F28]/[.E28]" office:value-type="percentage" office:value="0.485714285714286" calcext:value-type="percentage">
            <text:p>48.57%</text:p>
          </table:table-cell>
          <table:table-cell table:formula="of:=[.F28]/[.C28]" office:value-type="percentage" office:value="0.0277777777777778" calcext:value-type="percentage">
            <text:p>2.78%</text:p>
          </table:table-cell>
          <table:table-cell table:formula="of:=2*([.H28]*[.I28])/([.H28]+[.I28])" office:value-type="percentage" office:value="0.0525502318392581" calcext:value-type="percentage">
            <text:p>5.26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F29]/[.E29]" office:value-type="percentage" office:value="0.4375" calcext:value-type="percentage">
            <text:p>43.75%</text:p>
          </table:table-cell>
          <table:table-cell table:formula="of:=[.F29]/[.C29]" office:value-type="percentage" office:value="0.0306345733041575" calcext:value-type="percentage">
            <text:p>3.06%</text:p>
          </table:table-cell>
          <table:table-cell table:formula="of:=2*([.H29]*[.I29])/([.H29]+[.I29])" office:value-type="percentage" office:value="0.0572597137014315" calcext:value-type="percentage">
            <text:p>5.73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F30]/[.E30]" office:value-type="percentage" office:value="0.4" calcext:value-type="percentage">
            <text:p>40.00%</text:p>
          </table:table-cell>
          <table:table-cell table:formula="of:=[.F30]/[.C30]" office:value-type="percentage" office:value="0.0328767123287671" calcext:value-type="percentage">
            <text:p>3.29%</text:p>
          </table:table-cell>
          <table:table-cell table:formula="of:=2*([.H30]*[.I30])/([.H30]+[.I30])" office:value-type="percentage" office:value="0.0607594936708861" calcext:value-type="percentage">
            <text:p>6.08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F31]/[.E31]" office:value-type="percentage" office:value="0.413793103448276" calcext:value-type="percentage">
            <text:p>41.38%</text:p>
          </table:table-cell>
          <table:table-cell table:formula="of:=[.F31]/[.C31]" office:value-type="percentage" office:value="0.039344262295082" calcext:value-type="percentage">
            <text:p>3.93%</text:p>
          </table:table-cell>
          <table:table-cell table:formula="of:=2*([.H31]*[.I31])/([.H31]+[.I31])" office:value-type="percentage" office:value="0.0718562874251497" calcext:value-type="percentage">
            <text:p>7.19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F32]/[.E32]" office:value-type="percentage" office:value="0.392857142857143" calcext:value-type="percentage">
            <text:p>39.29%</text:p>
          </table:table-cell>
          <table:table-cell table:formula="of:=[.F32]/[.C32]" office:value-type="percentage" office:value="0.0434782608695652" calcext:value-type="percentage">
            <text:p>4.35%</text:p>
          </table:table-cell>
          <table:table-cell table:formula="of:=2*([.H32]*[.I32])/([.H32]+[.I32])" office:value-type="percentage" office:value="0.0782918149466192" calcext:value-type="percentage">
            <text:p>7.8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F33]/[.E33]" office:value-type="percentage" office:value="0.384615384615385" calcext:value-type="percentage">
            <text:p>38.46%</text:p>
          </table:table-cell>
          <table:table-cell table:formula="of:=[.F33]/[.C33]" office:value-type="percentage" office:value="0.0448430493273543" calcext:value-type="percentage">
            <text:p>4.48%</text:p>
          </table:table-cell>
          <table:table-cell table:formula="of:=2*([.H33]*[.I33])/([.H33]+[.I33])" office:value-type="percentage" office:value="0.0803212851405623" calcext:value-type="percentage">
            <text:p>8.03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F34]/[.E34]" office:value-type="percentage" office:value="0.416666666666667" calcext:value-type="percentage">
            <text:p>41.67%</text:p>
          </table:table-cell>
          <table:table-cell table:formula="of:=[.F34]/[.C34]" office:value-type="percentage" office:value="0.0512820512820513" calcext:value-type="percentage">
            <text:p>5.13%</text:p>
          </table:table-cell>
          <table:table-cell table:formula="of:=2*([.H34]*[.I34])/([.H34]+[.I34])" office:value-type="percentage" office:value="0.091324200913242" calcext:value-type="percentage">
            <text:p>9.13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F35]/[.E35]" office:value-type="percentage" office:value="0.416666666666667" calcext:value-type="percentage">
            <text:p>41.67%</text:p>
          </table:table-cell>
          <table:table-cell table:formula="of:=[.F35]/[.C35]" office:value-type="percentage" office:value="0.0578034682080925" calcext:value-type="percentage">
            <text:p>5.78%</text:p>
          </table:table-cell>
          <table:table-cell table:formula="of:=2*([.H35]*[.I35])/([.H35]+[.I35])" office:value-type="percentage" office:value="0.101522842639594" calcext:value-type="percentage">
            <text:p>10.15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F36]/[.E36]" office:value-type="percentage" office:value="0.428571428571429" calcext:value-type="percentage">
            <text:p>42.86%</text:p>
          </table:table-cell>
          <table:table-cell table:formula="of:=[.F36]/[.C36]" office:value-type="percentage" office:value="0.0580645161290323" calcext:value-type="percentage">
            <text:p>5.81%</text:p>
          </table:table-cell>
          <table:table-cell table:formula="of:=2*([.H36]*[.I36])/([.H36]+[.I36])" office:value-type="percentage" office:value="0.102272727272727" calcext:value-type="percentage">
            <text:p>10.2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F37]/[.E37]" office:value-type="percentage" office:value="0.4" calcext:value-type="percentage">
            <text:p>40.00%</text:p>
          </table:table-cell>
          <table:table-cell table:formula="of:=[.F37]/[.C37]" office:value-type="percentage" office:value="0.0563380281690141" calcext:value-type="percentage">
            <text:p>5.63%</text:p>
          </table:table-cell>
          <table:table-cell table:formula="of:=2*([.H37]*[.I37])/([.H37]+[.I37])" office:value-type="percentage" office:value="0.0987654320987654" calcext:value-type="percentage">
            <text:p>9.88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F38]/[.E38]" office:value-type="percentage" office:value="0.421052631578947" calcext:value-type="percentage">
            <text:p>42.11%</text:p>
          </table:table-cell>
          <table:table-cell table:formula="of:=[.F38]/[.C38]" office:value-type="percentage" office:value="0.0606060606060606" calcext:value-type="percentage">
            <text:p>6.06%</text:p>
          </table:table-cell>
          <table:table-cell table:formula="of:=2*([.H38]*[.I38])/([.H38]+[.I38])" office:value-type="percentage" office:value="0.105960264900662" calcext:value-type="percentage">
            <text:p>10.60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F39]/[.E39]" office:value-type="percentage" office:value="0.444444444444444" calcext:value-type="percentage">
            <text:p>44.44%</text:p>
          </table:table-cell>
          <table:table-cell table:formula="of:=[.F39]/[.C39]" office:value-type="percentage" office:value="0.0650406504065041" calcext:value-type="percentage">
            <text:p>6.50%</text:p>
          </table:table-cell>
          <table:table-cell table:formula="of:=2*([.H39]*[.I39])/([.H39]+[.I39])" office:value-type="percentage" office:value="0.113475177304965" calcext:value-type="percentage">
            <text:p>11.35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F40]/[.E40]" office:value-type="percentage" office:value="0.444444444444444" calcext:value-type="percentage">
            <text:p>44.44%</text:p>
          </table:table-cell>
          <table:table-cell table:formula="of:=[.F40]/[.C40]" office:value-type="percentage" office:value="0.0727272727272727" calcext:value-type="percentage">
            <text:p>7.27%</text:p>
          </table:table-cell>
          <table:table-cell table:formula="of:=2*([.H40]*[.I40])/([.H40]+[.I40])" office:value-type="percentage" office:value="0.125" calcext:value-type="percentage">
            <text:p>12.5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F41]/[.E41]" office:value-type="percentage" office:value="0.4375" calcext:value-type="percentage">
            <text:p>43.75%</text:p>
          </table:table-cell>
          <table:table-cell table:formula="of:=[.F41]/[.C41]" office:value-type="percentage" office:value="0.07" calcext:value-type="percentage">
            <text:p>7.00%</text:p>
          </table:table-cell>
          <table:table-cell table:formula="of:=2*([.H41]*[.I41])/([.H41]+[.I41])" office:value-type="percentage" office:value="0.120689655172414" calcext:value-type="percentage">
            <text:p>12.07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F42]/[.E42]" office:value-type="percentage" office:value="0.466666666666667" calcext:value-type="percentage">
            <text:p>46.67%</text:p>
          </table:table-cell>
          <table:table-cell table:formula="of:=[.F42]/[.C42]" office:value-type="percentage" office:value="0.074468085106383" calcext:value-type="percentage">
            <text:p>7.45%</text:p>
          </table:table-cell>
          <table:table-cell table:formula="of:=2*([.H42]*[.I42])/([.H42]+[.I42])" office:value-type="percentage" office:value="0.128440366972477" calcext:value-type="percentage">
            <text:p>12.84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F43]/[.E43]" office:value-type="percentage" office:value="0.461538461538462" calcext:value-type="percentage">
            <text:p>46.15%</text:p>
          </table:table-cell>
          <table:table-cell table:formula="of:=[.F43]/[.C43]" office:value-type="percentage" office:value="0.0674157303370787" calcext:value-type="percentage">
            <text:p>6.74%</text:p>
          </table:table-cell>
          <table:table-cell table:formula="of:=2*([.H43]*[.I43])/([.H43]+[.I43])" office:value-type="percentage" office:value="0.117647058823529" calcext:value-type="percentage">
            <text:p>11.76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F44]/[.E44]" office:value-type="percentage" office:value="0.454545454545455" calcext:value-type="percentage">
            <text:p>45.45%</text:p>
          </table:table-cell>
          <table:table-cell table:formula="of:=[.F44]/[.C44]" office:value-type="percentage" office:value="0.0609756097560976" calcext:value-type="percentage">
            <text:p>6.10%</text:p>
          </table:table-cell>
          <table:table-cell table:formula="of:=2*([.H44]*[.I44])/([.H44]+[.I44])" office:value-type="percentage" office:value="0.10752688172043" calcext:value-type="percentage">
            <text:p>10.75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CO2-Cut" table:style-name="ta1">
        <table:shapes>
          <draw:frame draw:z-index="0" draw:style-name="gr1" draw:text-style-name="P1" svg:width="16.01cm" svg:height="8.999cm" svg:x="-39.061cm" svg:y="0.6cm">
            <draw:object draw:notify-on-update-of-ranges="'CO2-Cut'.A2:'CO2-Cut'.A2 'CO2-Cut'.A3:'CO2-Cut'.A3 'CO2-Cut'.A4:'CO2-Cut'.A4 'CO2-Cut'.A5:'CO2-Cut'.A5 'CO2-Cut'.A6:'CO2-Cut'.A6 'CO2-Cut'.A7:'CO2-Cut'.A7 'CO2-Cut'.A8:'CO2-Cut'.A8 'CO2-Cut'.A9:'CO2-Cut'.A9 'CO2-Cut'.A10:'CO2-Cut'.A10 'CO2-Cut'.A11:'CO2-Cut'.A11 'CO2-Cut'.A12:'CO2-Cut'.A12 'CO2-Cut'.A13:'CO2-Cut'.A13 'CO2-Cut'.A14:'CO2-Cut'.A14 'CO2-Cut'.A15:'CO2-Cut'.A15 'CO2-Cut'.A16:'CO2-Cut'.A16 'CO2-Cut'.A17:'CO2-Cut'.A17 'CO2-Cut'.A18:'CO2-Cut'.A18 'CO2-Cut'.A19:'CO2-Cut'.A19 'CO2-Cut'.A20:'CO2-Cut'.A20 'CO2-Cut'.A21:'CO2-Cut'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CO2-Cut'.I3:'CO2-Cut'.I21 'CO2-Cut'.A1:'CO2-Cut'.A1 'CO2-Cut'.H3:'CO2-Cut'.H21 'CO2-Cut'.I26:'CO2-Cut'.I44 'CO2-Cut'.A1:'CO2-Cut'.A1 'CO2-Cut'.H26:'CO2-Cut'.H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CO2-Cut'.J2:'CO2-Cut'.J21 'CO2-Cut'.J25:'CO2-Cut'.J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CO2-Cut'.I3:'CO2-Cut'.I21 'CO2-Cut'.H3:'CO2-Cut'.H21 'CO2-Cut'.I26:'CO2-Cut'.I44 'CO2-Cut'.H26:'CO2-Cut'.H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C2CA</text:p>
          </table:table-cell>
          <table:table-cell table:style-name="ce25" office:value-type="string" calcext:value-type="string">
            <text:p>GWC2CA</text:p>
          </table:table-cell>
          <table:table-cell table:style-name="ce1" office:value-type="string" calcext:value-type="string">
            <text:p>DWC2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CO2Cut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F3]/[.E3]" office:value-type="percentage" office:value="0.666666666666667" calcext:value-type="percentage">
            <text:p>66.67%</text:p>
          </table:table-cell>
          <table:table-cell table:formula="of:=[.F3]/[.C3]" office:value-type="percentage" office:value="0.0117724002616089" calcext:value-type="percentage">
            <text:p>1.18%</text:p>
          </table:table-cell>
          <table:table-cell table:formula="of:=2*([.H3]*[.I3])/([.H3]+[.I3])" office:value-type="percentage" office:value="0.0231362467866324" calcext:value-type="percentage">
            <text:p>2.31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F4]/[.E4]" office:value-type="percentage" office:value="0.681818181818182" calcext:value-type="percentage">
            <text:p>68.18%</text:p>
          </table:table-cell>
          <table:table-cell table:formula="of:=[.F4]/[.C4]" office:value-type="percentage" office:value="0.0169300225733634" calcext:value-type="percentage">
            <text:p>1.69%</text:p>
          </table:table-cell>
          <table:table-cell table:formula="of:=2*([.H4]*[.I4])/([.H4]+[.I4])" office:value-type="percentage" office:value="0.0330396475770925" calcext:value-type="percentage">
            <text:p>3.30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F5]/[.E5]" office:value-type="percentage" office:value="0.588235294117647" calcext:value-type="percentage">
            <text:p>58.82%</text:p>
          </table:table-cell>
          <table:table-cell table:formula="of:=[.F5]/[.C5]" office:value-type="percentage" office:value="0.0163398692810458" calcext:value-type="percentage">
            <text:p>1.63%</text:p>
          </table:table-cell>
          <table:table-cell table:formula="of:=2*([.H5]*[.I5])/([.H5]+[.I5])" office:value-type="percentage" office:value="0.0317965023847377" calcext:value-type="percentage">
            <text:p>3.18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F6]/[.E6]" office:value-type="percentage" office:value="0.533333333333333" calcext:value-type="percentage">
            <text:p>53.33%</text:p>
          </table:table-cell>
          <table:table-cell table:formula="of:=[.F6]/[.C6]" office:value-type="percentage" office:value="0.0175054704595186" calcext:value-type="percentage">
            <text:p>1.75%</text:p>
          </table:table-cell>
          <table:table-cell table:formula="of:=2*([.H6]*[.I6])/([.H6]+[.I6])" office:value-type="percentage" office:value="0.0338983050847458" calcext:value-type="percentage">
            <text:p>3.39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F7]/[.E7]" office:value-type="percentage" office:value="0.533333333333333" calcext:value-type="percentage">
            <text:p>53.33%</text:p>
          </table:table-cell>
          <table:table-cell table:formula="of:=[.F7]/[.C7]" office:value-type="percentage" office:value="0.0219178082191781" calcext:value-type="percentage">
            <text:p>2.19%</text:p>
          </table:table-cell>
          <table:table-cell table:formula="of:=2*([.H7]*[.I7])/([.H7]+[.I7])" office:value-type="percentage" office:value="0.0421052631578947" calcext:value-type="percentage">
            <text:p>4.21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F8]/[.E8]" office:value-type="percentage" office:value="0.5" calcext:value-type="percentage">
            <text:p>50.00%</text:p>
          </table:table-cell>
          <table:table-cell table:formula="of:=[.F8]/[.C8]" office:value-type="percentage" office:value="0.0229508196721311" calcext:value-type="percentage">
            <text:p>2.30%</text:p>
          </table:table-cell>
          <table:table-cell table:formula="of:=2*([.H8]*[.I8])/([.H8]+[.I8])" office:value-type="percentage" office:value="0.0438871473354232" calcext:value-type="percentage">
            <text:p>4.39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F9]/[.E9]" office:value-type="percentage" office:value="0.5" calcext:value-type="percentage">
            <text:p>50.00%</text:p>
          </table:table-cell>
          <table:table-cell table:formula="of:=[.F9]/[.C9]" office:value-type="percentage" office:value="0.0276679841897233" calcext:value-type="percentage">
            <text:p>2.77%</text:p>
          </table:table-cell>
          <table:table-cell table:formula="of:=2*([.H9]*[.I9])/([.H9]+[.I9])" office:value-type="percentage" office:value="0.052434456928839" calcext:value-type="percentage">
            <text:p>5.24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F10]/[.E10]" office:value-type="percentage" office:value="0.5" calcext:value-type="percentage">
            <text:p>50.00%</text:p>
          </table:table-cell>
          <table:table-cell table:formula="of:=[.F10]/[.C10]" office:value-type="percentage" office:value="0.031390134529148" calcext:value-type="percentage">
            <text:p>3.14%</text:p>
          </table:table-cell>
          <table:table-cell table:formula="of:=2*([.H10]*[.I10])/([.H10]+[.I10])" office:value-type="percentage" office:value="0.0590717299578059" calcext:value-type="percentage">
            <text:p>5.91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F11]/[.E11]" office:value-type="percentage" office:value="0.5" calcext:value-type="percentage">
            <text:p>50.00%</text:p>
          </table:table-cell>
          <table:table-cell table:formula="of:=[.F11]/[.C11]" office:value-type="percentage" office:value="0.0358974358974359" calcext:value-type="percentage">
            <text:p>3.59%</text:p>
          </table:table-cell>
          <table:table-cell table:formula="of:=2*([.H11]*[.I11])/([.H11]+[.I11])" office:value-type="percentage" office:value="0.0669856459330144" calcext:value-type="percentage">
            <text:p>6.70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F12]/[.E12]" office:value-type="percentage" office:value="0.461538461538462" calcext:value-type="percentage">
            <text:p>46.15%</text:p>
          </table:table-cell>
          <table:table-cell table:formula="of:=[.F12]/[.C12]" office:value-type="percentage" office:value="0.0346820809248555" calcext:value-type="percentage">
            <text:p>3.47%</text:p>
          </table:table-cell>
          <table:table-cell table:formula="of:=2*([.H12]*[.I12])/([.H12]+[.I12])" office:value-type="percentage" office:value="0.0645161290322581" calcext:value-type="percentage">
            <text:p>6.45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F13]/[.E13]" office:value-type="percentage" office:value="0.416666666666667" calcext:value-type="percentage">
            <text:p>41.67%</text:p>
          </table:table-cell>
          <table:table-cell table:formula="of:=[.F13]/[.C13]" office:value-type="percentage" office:value="0.032258064516129" calcext:value-type="percentage">
            <text:p>3.23%</text:p>
          </table:table-cell>
          <table:table-cell table:formula="of:=2*([.H13]*[.I13])/([.H13]+[.I13])" office:value-type="percentage" office:value="0.0598802395209581" calcext:value-type="percentage">
            <text:p>5.99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14]/[.E14]" office:value-type="percentage" office:value="0.4" calcext:value-type="percentage">
            <text:p>40.00%</text:p>
          </table:table-cell>
          <table:table-cell table:formula="of:=[.F14]/[.C14]" office:value-type="percentage" office:value="0.028169014084507" calcext:value-type="percentage">
            <text:p>2.82%</text:p>
          </table:table-cell>
          <table:table-cell table:formula="of:=2*([.H14]*[.I14])/([.H14]+[.I14])" office:value-type="percentage" office:value="0.0526315789473684" calcext:value-type="percentage">
            <text:p>5.26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15]/[.E15]" office:value-type="percentage" office:value="0.4" calcext:value-type="percentage">
            <text:p>40.00%</text:p>
          </table:table-cell>
          <table:table-cell table:formula="of:=[.F15]/[.C15]" office:value-type="percentage" office:value="0.0303030303030303" calcext:value-type="percentage">
            <text:p>3.03%</text:p>
          </table:table-cell>
          <table:table-cell table:formula="of:=2*([.H15]*[.I15])/([.H15]+[.I15])" office:value-type="percentage" office:value="0.0563380281690141" calcext:value-type="percentage">
            <text:p>5.63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16]/[.E16]" office:value-type="percentage" office:value="0.4" calcext:value-type="percentage">
            <text:p>40.00%</text:p>
          </table:table-cell>
          <table:table-cell table:formula="of:=[.F16]/[.C16]" office:value-type="percentage" office:value="0.032520325203252" calcext:value-type="percentage">
            <text:p>3.25%</text:p>
          </table:table-cell>
          <table:table-cell table:formula="of:=2*([.H16]*[.I16])/([.H16]+[.I16])" office:value-type="percentage" office:value="0.0601503759398496" calcext:value-type="percentage">
            <text:p>6.02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17]/[.E17]" office:value-type="percentage" office:value="0.4" calcext:value-type="percentage">
            <text:p>40.00%</text:p>
          </table:table-cell>
          <table:table-cell table:formula="of:=[.F17]/[.C17]" office:value-type="percentage" office:value="0.0363636363636364" calcext:value-type="percentage">
            <text:p>3.64%</text:p>
          </table:table-cell>
          <table:table-cell table:formula="of:=2*([.H17]*[.I17])/([.H17]+[.I17])" office:value-type="percentage" office:value="0.0666666666666667" calcext:value-type="percentage">
            <text:p>6.67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F18]/[.E18]" office:value-type="percentage" office:value="0.444444444444444" calcext:value-type="percentage">
            <text:p>44.44%</text:p>
          </table:table-cell>
          <table:table-cell table:formula="of:=[.F18]/[.C18]" office:value-type="percentage" office:value="0.04" calcext:value-type="percentage">
            <text:p>4.00%</text:p>
          </table:table-cell>
          <table:table-cell table:formula="of:=2*([.H18]*[.I18])/([.H18]+[.I18])" office:value-type="percentage" office:value="0.073394495412844" calcext:value-type="percentage">
            <text:p>7.34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F19]/[.E19]" office:value-type="percentage" office:value="0.444444444444444" calcext:value-type="percentage">
            <text:p>44.44%</text:p>
          </table:table-cell>
          <table:table-cell table:formula="of:=[.F19]/[.C19]" office:value-type="percentage" office:value="0.0425531914893617" calcext:value-type="percentage">
            <text:p>4.26%</text:p>
          </table:table-cell>
          <table:table-cell table:formula="of:=2*([.H19]*[.I19])/([.H19]+[.I19])" office:value-type="percentage" office:value="0.0776699029126214" calcext:value-type="percentage">
            <text:p>7.77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F20]/[.E20]" office:value-type="percentage" office:value="0.444444444444444" calcext:value-type="percentage">
            <text:p>44.44%</text:p>
          </table:table-cell>
          <table:table-cell table:formula="of:=[.F20]/[.C20]" office:value-type="percentage" office:value="0.0449438202247191" calcext:value-type="percentage">
            <text:p>4.49%</text:p>
          </table:table-cell>
          <table:table-cell table:formula="of:=2*([.H20]*[.I20])/([.H20]+[.I20])" office:value-type="percentage" office:value="0.0816326530612245" calcext:value-type="percentage">
            <text:p>8.16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F21]/[.E21]" office:value-type="percentage" office:value="0.5" calcext:value-type="percentage">
            <text:p>50.00%</text:p>
          </table:table-cell>
          <table:table-cell table:formula="of:=[.F21]/[.C21]" office:value-type="percentage" office:value="0.0487804878048781" calcext:value-type="percentage">
            <text:p>4.88%</text:p>
          </table:table-cell>
          <table:table-cell table:formula="of:=2*([.H21]*[.I21])/([.H21]+[.I21])" office:value-type="percentage" office:value="0.0888888888888889" calcext:value-type="percentage">
            <text:p>8.89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C2CA</text:p>
          </table:table-cell>
          <table:table-cell table:style-name="ce25" office:value-type="string" calcext:value-type="string">
            <text:p>GSC2CA</text:p>
          </table:table-cell>
          <table:table-cell table:style-name="ce1" office:value-type="string" calcext:value-type="string">
            <text:p>DSC2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F26]/[.E26]" office:value-type="percentage" office:value="0.6" calcext:value-type="percentage">
            <text:p>60.00%</text:p>
          </table:table-cell>
          <table:table-cell table:formula="of:=[.F26]/[.C26]" office:value-type="percentage" office:value="0.0039241334205363" calcext:value-type="percentage">
            <text:p>0.39%</text:p>
          </table:table-cell>
          <table:table-cell table:formula="of:=2*([.H26]*[.I26])/([.H26]+[.I26])" office:value-type="percentage" office:value="0.00779727095516569" calcext:value-type="percentage">
            <text:p>0.78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27]/[.E27]" office:value-type="percentage" office:value="0.625" calcext:value-type="percentage">
            <text:p>62.50%</text:p>
          </table:table-cell>
          <table:table-cell table:formula="of:=[.F27]/[.C27]" office:value-type="percentage" office:value="0.00564334085778781" calcext:value-type="percentage">
            <text:p>0.56%</text:p>
          </table:table-cell>
          <table:table-cell table:formula="of:=2*([.H27]*[.I27])/([.H27]+[.I27])" office:value-type="percentage" office:value="0.0111856823266219" calcext:value-type="percentage">
            <text:p>1.12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28]/[.E28]" office:value-type="percentage" office:value="0.5" calcext:value-type="percentage">
            <text:p>50.00%</text:p>
          </table:table-cell>
          <table:table-cell table:formula="of:=[.F28]/[.C28]" office:value-type="percentage" office:value="0.00490196078431373" calcext:value-type="percentage">
            <text:p>0.49%</text:p>
          </table:table-cell>
          <table:table-cell table:formula="of:=2*([.H28]*[.I28])/([.H28]+[.I28])" office:value-type="percentage" office:value="0.00970873786407767" calcext:value-type="percentage">
            <text:p>0.97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29]/[.E29]" office:value-type="percentage" office:value="0.5" calcext:value-type="percentage">
            <text:p>50.00%</text:p>
          </table:table-cell>
          <table:table-cell table:formula="of:=[.F29]/[.C29]" office:value-type="percentage" office:value="0.00656455142231947" calcext:value-type="percentage">
            <text:p>0.66%</text:p>
          </table:table-cell>
          <table:table-cell table:formula="of:=2*([.H29]*[.I29])/([.H29]+[.I29])" office:value-type="percentage" office:value="0.0129589632829374" calcext:value-type="percentage">
            <text:p>1.30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30]/[.E30]" office:value-type="percentage" office:value="0.5" calcext:value-type="percentage">
            <text:p>50.00%</text:p>
          </table:table-cell>
          <table:table-cell table:formula="of:=[.F30]/[.C30]" office:value-type="percentage" office:value="0.00821917808219178" calcext:value-type="percentage">
            <text:p>0.82%</text:p>
          </table:table-cell>
          <table:table-cell table:formula="of:=2*([.H30]*[.I30])/([.H30]+[.I30])" office:value-type="percentage" office:value="0.0161725067385445" calcext:value-type="percentage">
            <text:p>1.62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31]/[.E31]" office:value-type="percentage" office:value="0.4" calcext:value-type="percentage">
            <text:p>40.00%</text:p>
          </table:table-cell>
          <table:table-cell table:formula="of:=[.F31]/[.C31]" office:value-type="percentage" office:value="0.00655737704918033" calcext:value-type="percentage">
            <text:p>0.66%</text:p>
          </table:table-cell>
          <table:table-cell table:formula="of:=2*([.H31]*[.I31])/([.H31]+[.I31])" office:value-type="percentage" office:value="0.0129032258064516" calcext:value-type="percentage">
            <text:p>1.29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32]/[.E32]" office:value-type="percentage" office:value="0.4" calcext:value-type="percentage">
            <text:p>40.00%</text:p>
          </table:table-cell>
          <table:table-cell table:formula="of:=[.F32]/[.C32]" office:value-type="percentage" office:value="0.00790513833992095" calcext:value-type="percentage">
            <text:p>0.79%</text:p>
          </table:table-cell>
          <table:table-cell table:formula="of:=2*([.H32]*[.I32])/([.H32]+[.I32])" office:value-type="percentage" office:value="0.0155038759689922" calcext:value-type="percentage">
            <text:p>1.55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33]/[.E33]" office:value-type="percentage" office:value="0.4" calcext:value-type="percentage">
            <text:p>40.00%</text:p>
          </table:table-cell>
          <table:table-cell table:formula="of:=[.F33]/[.C33]" office:value-type="percentage" office:value="0.00896860986547085" calcext:value-type="percentage">
            <text:p>0.90%</text:p>
          </table:table-cell>
          <table:table-cell table:formula="of:=2*([.H33]*[.I33])/([.H33]+[.I33])" office:value-type="percentage" office:value="0.0175438596491228" calcext:value-type="percentage">
            <text:p>1.75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34]/[.E34]" office:value-type="percentage" office:value="0.4" calcext:value-type="percentage">
            <text:p>40.00%</text:p>
          </table:table-cell>
          <table:table-cell table:formula="of:=[.F34]/[.C34]" office:value-type="percentage" office:value="0.0102564102564103" calcext:value-type="percentage">
            <text:p>1.03%</text:p>
          </table:table-cell>
          <table:table-cell table:formula="of:=2*([.H34]*[.I34])/([.H34]+[.I34])" office:value-type="percentage" office:value="0.02" calcext:value-type="percentage">
            <text:p>2.00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35]/[.E35]" office:value-type="percentage" office:value="0.25" calcext:value-type="percentage">
            <text:p>25.00%</text:p>
          </table:table-cell>
          <table:table-cell table:formula="of:=[.F35]/[.C35]" office:value-type="percentage" office:value="0.00578034682080925" calcext:value-type="percentage">
            <text:p>0.58%</text:p>
          </table:table-cell>
          <table:table-cell table:formula="of:=2*([.H35]*[.I35])/([.H35]+[.I35])" office:value-type="percentage" office:value="0.0112994350282486" calcext:value-type="percentage">
            <text:p>1.13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36]/[.E36]" office:value-type="percentage" office:value="0.25" calcext:value-type="percentage">
            <text:p>25.00%</text:p>
          </table:table-cell>
          <table:table-cell table:formula="of:=[.F36]/[.C36]" office:value-type="percentage" office:value="0.00645161290322581" calcext:value-type="percentage">
            <text:p>0.65%</text:p>
          </table:table-cell>
          <table:table-cell table:formula="of:=2*([.H36]*[.I36])/([.H36]+[.I36])" office:value-type="percentage" office:value="0.0125786163522013" calcext:value-type="percentage">
            <text:p>1.26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37]/[.E37]" office:value-type="percentage" office:value="0.25" calcext:value-type="percentage">
            <text:p>25.00%</text:p>
          </table:table-cell>
          <table:table-cell table:formula="of:=[.F37]/[.C37]" office:value-type="percentage" office:value="0.00704225352112676" calcext:value-type="percentage">
            <text:p>0.70%</text:p>
          </table:table-cell>
          <table:table-cell table:formula="of:=2*([.H37]*[.I37])/([.H37]+[.I37])" office:value-type="percentage" office:value="0.0136986301369863" calcext:value-type="percentage">
            <text:p>1.37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38]/[.E38]" office:value-type="percentage" office:value="0.25" calcext:value-type="percentage">
            <text:p>25.00%</text:p>
          </table:table-cell>
          <table:table-cell table:formula="of:=[.F38]/[.C38]" office:value-type="percentage" office:value="0.00757575757575758" calcext:value-type="percentage">
            <text:p>0.76%</text:p>
          </table:table-cell>
          <table:table-cell table:formula="of:=2*([.H38]*[.I38])/([.H38]+[.I38])" office:value-type="percentage" office:value="0.0147058823529412" calcext:value-type="percentage">
            <text:p>1.47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39]/[.E39]" office:value-type="percentage" office:value="0.25" calcext:value-type="percentage">
            <text:p>25.00%</text:p>
          </table:table-cell>
          <table:table-cell table:formula="of:=[.F39]/[.C39]" office:value-type="percentage" office:value="0.00813008130081301" calcext:value-type="percentage">
            <text:p>0.81%</text:p>
          </table:table-cell>
          <table:table-cell table:formula="of:=2*([.H39]*[.I39])/([.H39]+[.I39])" office:value-type="percentage" office:value="0.015748031496063" calcext:value-type="percentage">
            <text:p>1.57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40]/[.E40]" office:value-type="percentage" office:value="0.25" calcext:value-type="percentage">
            <text:p>25.00%</text:p>
          </table:table-cell>
          <table:table-cell table:formula="of:=[.F40]/[.C40]" office:value-type="percentage" office:value="0.00909090909090909" calcext:value-type="percentage">
            <text:p>0.91%</text:p>
          </table:table-cell>
          <table:table-cell table:formula="of:=2*([.H40]*[.I40])/([.H40]+[.I40])" office:value-type="percentage" office:value="0.0175438596491228" calcext:value-type="percentage">
            <text:p>1.75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41]/[.E41]" office:value-type="percentage" office:value="0.25" calcext:value-type="percentage">
            <text:p>25.00%</text:p>
          </table:table-cell>
          <table:table-cell table:formula="of:=[.F41]/[.C41]" office:value-type="percentage" office:value="0.01" calcext:value-type="percentage">
            <text:p>1.00%</text:p>
          </table:table-cell>
          <table:table-cell table:formula="of:=2*([.H41]*[.I41])/([.H41]+[.I41])" office:value-type="percentage" office:value="0.0192307692307692" calcext:value-type="percentage">
            <text:p>1.92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42]/[.E42]" office:value-type="percentage" office:value="0.25" calcext:value-type="percentage">
            <text:p>25.00%</text:p>
          </table:table-cell>
          <table:table-cell table:formula="of:=[.F42]/[.C42]" office:value-type="percentage" office:value="0.0106382978723404" calcext:value-type="percentage">
            <text:p>1.06%</text:p>
          </table:table-cell>
          <table:table-cell table:formula="of:=2*([.H42]*[.I42])/([.H42]+[.I42])" office:value-type="percentage" office:value="0.0204081632653061" calcext:value-type="percentage">
            <text:p>2.04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43]/[.E43]" office:value-type="percentage" office:value="0.25" calcext:value-type="percentage">
            <text:p>25.00%</text:p>
          </table:table-cell>
          <table:table-cell table:formula="of:=[.F43]/[.C43]" office:value-type="percentage" office:value="0.0112359550561798" calcext:value-type="percentage">
            <text:p>1.12%</text:p>
          </table:table-cell>
          <table:table-cell table:formula="of:=2*([.H43]*[.I43])/([.H43]+[.I43])" office:value-type="percentage" office:value="0.021505376344086" calcext:value-type="percentage">
            <text:p>2.15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44]/[.E44]" office:value-type="percentage" office:value="0.333333333333333" calcext:value-type="percentage">
            <text:p>33.33%</text:p>
          </table:table-cell>
          <table:table-cell table:formula="of:=[.F44]/[.C44]" office:value-type="percentage" office:value="0.0121951219512195" calcext:value-type="percentage">
            <text:p>1.22%</text:p>
          </table:table-cell>
          <table:table-cell table:formula="of:=2*([.H44]*[.I44])/([.H44]+[.I44])" office:value-type="percentage" office:value="0.0235294117647059" calcext:value-type="percentage">
            <text:p>2.35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Nature-Cause" table:style-name="ta1">
        <table:shapes>
          <draw:frame draw:z-index="0" draw:style-name="gr1" draw:text-style-name="P1" svg:width="16.01cm" svg:height="8.999cm" svg:x="-39.061cm" svg:y="0.6cm">
            <draw:object draw:notify-on-update-of-ranges="'Nature-Cause'.A2:'Nature-Cause'.A2 'Nature-Cause'.A3:'Nature-Cause'.A3 'Nature-Cause'.A4:'Nature-Cause'.A4 'Nature-Cause'.A5:'Nature-Cause'.A5 'Nature-Cause'.A6:'Nature-Cause'.A6 'Nature-Cause'.A7:'Nature-Cause'.A7 'Nature-Cause'.A8:'Nature-Cause'.A8 'Nature-Cause'.A9:'Nature-Cause'.A9 'Nature-Cause'.A10:'Nature-Cause'.A10 'Nature-Cause'.A11:'Nature-Cause'.A11 'Nature-Cause'.A12:'Nature-Cause'.A12 'Nature-Cause'.A13:'Nature-Cause'.A13 'Nature-Cause'.A14:'Nature-Cause'.A14 'Nature-Cause'.A15:'Nature-Cause'.A15 'Nature-Cause'.A16:'Nature-Cause'.A16 'Nature-Cause'.A17:'Nature-Cause'.A17 'Nature-Cause'.A18:'Nature-Cause'.A18 'Nature-Cause'.A19:'Nature-Cause'.A19 'Nature-Cause'.A20:'Nature-Cause'.A20 'Nature-Cause'.A21:'Nature-Cause'.A2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Nature-Cause'.I3:'Nature-Cause'.I21 'Nature-Cause'.A1:'Nature-Cause'.A1 'Nature-Cause'.H3:'Nature-Cause'.H21 'Nature-Cause'.I26:'Nature-Cause'.I44 'Nature-Cause'.A1:'Nature-Cause'.A1 'Nature-Cause'.H26:'Nature-Cause'.H4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Nature-Cause'.J2:'Nature-Cause'.J21 'Nature-Cause'.J25:'Nature-Cause'.J4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Nature-Cause'.I3:'Nature-Cause'.I21 'Nature-Cause'.H3:'Nature-Cause'.H21 'Nature-Cause'.I26:'Nature-Cause'.I44 'Nature-Cause'.H26:'Nature-Cause'.H4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NCA</text:p>
          </table:table-cell>
          <table:table-cell table:style-name="ce25" office:value-type="string" calcext:value-type="string">
            <text:p>GWNCA</text:p>
          </table:table-cell>
          <table:table-cell table:style-name="ce1" office:value-type="string" calcext:value-type="string">
            <text:p>DWN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NatureCause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[.F3]/[.E3]" office:value-type="percentage" office:value="0.648148148148148" calcext:value-type="percentage">
            <text:p>64.81%</text:p>
          </table:table-cell>
          <table:table-cell table:formula="of:=[.F3]/[.C3]" office:value-type="percentage" office:value="0.0228907782864617" calcext:value-type="percentage">
            <text:p>2.29%</text:p>
          </table:table-cell>
          <table:table-cell table:formula="of:=2*([.H3]*[.I3])/([.H3]+[.I3])" office:value-type="percentage" office:value="0.0442198357548958" calcext:value-type="percentage">
            <text:p>4.42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[.F4]/[.E4]" office:value-type="percentage" office:value="0.6875" calcext:value-type="percentage">
            <text:p>68.75%</text:p>
          </table:table-cell>
          <table:table-cell table:formula="of:=[.F4]/[.C4]" office:value-type="percentage" office:value="0.0372460496613995" calcext:value-type="percentage">
            <text:p>3.72%</text:p>
          </table:table-cell>
          <table:table-cell table:formula="of:=2*([.H4]*[.I4])/([.H4]+[.I4])" office:value-type="percentage" office:value="0.0706638115631692" calcext:value-type="percentage">
            <text:p>7.0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F5]/[.E5]" office:value-type="percentage" office:value="0.675" calcext:value-type="percentage">
            <text:p>67.50%</text:p>
          </table:table-cell>
          <table:table-cell table:formula="of:=[.F5]/[.C5]" office:value-type="percentage" office:value="0.0441176470588235" calcext:value-type="percentage">
            <text:p>4.41%</text:p>
          </table:table-cell>
          <table:table-cell table:formula="of:=2*([.H5]*[.I5])/([.H5]+[.I5])" office:value-type="percentage" office:value="0.0828220858895706" calcext:value-type="percentage">
            <text:p>8.28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F6]/[.E6]" office:value-type="percentage" office:value="0.705882352941176" calcext:value-type="percentage">
            <text:p>70.59%</text:p>
          </table:table-cell>
          <table:table-cell table:formula="of:=[.F6]/[.C6]" office:value-type="percentage" office:value="0.0525164113785558" calcext:value-type="percentage">
            <text:p>5.25%</text:p>
          </table:table-cell>
          <table:table-cell table:formula="of:=2*([.H6]*[.I6])/([.H6]+[.I6])" office:value-type="percentage" office:value="0.0977596741344195" calcext:value-type="percentage">
            <text:p>9.7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7]/[.E7]" office:value-type="percentage" office:value="0.714285714285714" calcext:value-type="percentage">
            <text:p>71.43%</text:p>
          </table:table-cell>
          <table:table-cell table:formula="of:=[.F7]/[.C7]" office:value-type="percentage" office:value="0.0547945205479452" calcext:value-type="percentage">
            <text:p>5.48%</text:p>
          </table:table-cell>
          <table:table-cell table:formula="of:=2*([.H7]*[.I7])/([.H7]+[.I7])" office:value-type="percentage" office:value="0.101781170483461" calcext:value-type="percentage">
            <text:p>10.18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F8]/[.E8]" office:value-type="percentage" office:value="0.68" calcext:value-type="percentage">
            <text:p>68.00%</text:p>
          </table:table-cell>
          <table:table-cell table:formula="of:=[.F8]/[.C8]" office:value-type="percentage" office:value="0.0557377049180328" calcext:value-type="percentage">
            <text:p>5.57%</text:p>
          </table:table-cell>
          <table:table-cell table:formula="of:=2*([.H8]*[.I8])/([.H8]+[.I8])" office:value-type="percentage" office:value="0.103030303030303" calcext:value-type="percentage">
            <text:p>10.30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F9]/[.E9]" office:value-type="percentage" office:value="0.708333333333333" calcext:value-type="percentage">
            <text:p>70.83%</text:p>
          </table:table-cell>
          <table:table-cell table:formula="of:=[.F9]/[.C9]" office:value-type="percentage" office:value="0.0671936758893281" calcext:value-type="percentage">
            <text:p>6.72%</text:p>
          </table:table-cell>
          <table:table-cell table:formula="of:=2*([.H9]*[.I9])/([.H9]+[.I9])" office:value-type="percentage" office:value="0.122743682310469" calcext:value-type="percentage">
            <text:p>12.27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F10]/[.E10]" office:value-type="percentage" office:value="0.708333333333333" calcext:value-type="percentage">
            <text:p>70.83%</text:p>
          </table:table-cell>
          <table:table-cell table:formula="of:=[.F10]/[.C10]" office:value-type="percentage" office:value="0.0762331838565022" calcext:value-type="percentage">
            <text:p>7.62%</text:p>
          </table:table-cell>
          <table:table-cell table:formula="of:=2*([.H10]*[.I10])/([.H10]+[.I10])" office:value-type="percentage" office:value="0.137651821862348" calcext:value-type="percentage">
            <text:p>13.77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F11]/[.E11]" office:value-type="percentage" office:value="0.772727272727273" calcext:value-type="percentage">
            <text:p>77.27%</text:p>
          </table:table-cell>
          <table:table-cell table:formula="of:=[.F11]/[.C11]" office:value-type="percentage" office:value="0.0871794871794872" calcext:value-type="percentage">
            <text:p>8.72%</text:p>
          </table:table-cell>
          <table:table-cell table:formula="of:=2*([.H11]*[.I11])/([.H11]+[.I11])" office:value-type="percentage" office:value="0.15668202764977" calcext:value-type="percentage">
            <text:p>15.67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F12]/[.E12]" office:value-type="percentage" office:value="0.8" calcext:value-type="percentage">
            <text:p>80.00%</text:p>
          </table:table-cell>
          <table:table-cell table:formula="of:=[.F12]/[.C12]" office:value-type="percentage" office:value="0.092485549132948" calcext:value-type="percentage">
            <text:p>9.25%</text:p>
          </table:table-cell>
          <table:table-cell table:formula="of:=2*([.H12]*[.I12])/([.H12]+[.I12])" office:value-type="percentage" office:value="0.16580310880829" calcext:value-type="percentage">
            <text:p>16.58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F13]/[.E13]" office:value-type="percentage" office:value="0.789473684210526" calcext:value-type="percentage">
            <text:p>78.95%</text:p>
          </table:table-cell>
          <table:table-cell table:formula="of:=[.F13]/[.C13]" office:value-type="percentage" office:value="0.0967741935483871" calcext:value-type="percentage">
            <text:p>9.68%</text:p>
          </table:table-cell>
          <table:table-cell table:formula="of:=2*([.H13]*[.I13])/([.H13]+[.I13])" office:value-type="percentage" office:value="0.172413793103448" calcext:value-type="percentage">
            <text:p>17.24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F14]/[.E14]" office:value-type="percentage" office:value="0.789473684210526" calcext:value-type="percentage">
            <text:p>78.95%</text:p>
          </table:table-cell>
          <table:table-cell table:formula="of:=[.F14]/[.C14]" office:value-type="percentage" office:value="0.105633802816901" calcext:value-type="percentage">
            <text:p>10.56%</text:p>
          </table:table-cell>
          <table:table-cell table:formula="of:=2*([.H14]*[.I14])/([.H14]+[.I14])" office:value-type="percentage" office:value="0.186335403726708" calcext:value-type="percentage">
            <text:p>18.63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F15]/[.E15]" office:value-type="percentage" office:value="0.777777777777778" calcext:value-type="percentage">
            <text:p>77.78%</text:p>
          </table:table-cell>
          <table:table-cell table:formula="of:=[.F15]/[.C15]" office:value-type="percentage" office:value="0.106060606060606" calcext:value-type="percentage">
            <text:p>10.61%</text:p>
          </table:table-cell>
          <table:table-cell table:formula="of:=2*([.H15]*[.I15])/([.H15]+[.I15])" office:value-type="percentage" office:value="0.186666666666667" calcext:value-type="percentage">
            <text:p>18.67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16]/[.E16]" office:value-type="percentage" office:value="0.764705882352941" calcext:value-type="percentage">
            <text:p>76.47%</text:p>
          </table:table-cell>
          <table:table-cell table:formula="of:=[.F16]/[.C16]" office:value-type="percentage" office:value="0.105691056910569" calcext:value-type="percentage">
            <text:p>10.57%</text:p>
          </table:table-cell>
          <table:table-cell table:formula="of:=2*([.H16]*[.I16])/([.H16]+[.I16])" office:value-type="percentage" office:value="0.185714285714286" calcext:value-type="percentage">
            <text:p>18.57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17]/[.E17]" office:value-type="percentage" office:value="0.764705882352941" calcext:value-type="percentage">
            <text:p>76.47%</text:p>
          </table:table-cell>
          <table:table-cell table:formula="of:=[.F17]/[.C17]" office:value-type="percentage" office:value="0.118181818181818" calcext:value-type="percentage">
            <text:p>11.82%</text:p>
          </table:table-cell>
          <table:table-cell table:formula="of:=2*([.H17]*[.I17])/([.H17]+[.I17])" office:value-type="percentage" office:value="0.204724409448819" calcext:value-type="percentage">
            <text:p>20.47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18]/[.E18]" office:value-type="percentage" office:value="0.764705882352941" calcext:value-type="percentage">
            <text:p>76.47%</text:p>
          </table:table-cell>
          <table:table-cell table:formula="of:=[.F18]/[.C18]" office:value-type="percentage" office:value="0.13" calcext:value-type="percentage">
            <text:p>13.00%</text:p>
          </table:table-cell>
          <table:table-cell table:formula="of:=2*([.H18]*[.I18])/([.H18]+[.I18])" office:value-type="percentage" office:value="0.222222222222222" calcext:value-type="percentage">
            <text:p>22.22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F19]/[.E19]" office:value-type="percentage" office:value="0.785714285714286" calcext:value-type="percentage">
            <text:p>78.57%</text:p>
          </table:table-cell>
          <table:table-cell table:formula="of:=[.F19]/[.C19]" office:value-type="percentage" office:value="0.117021276595745" calcext:value-type="percentage">
            <text:p>11.70%</text:p>
          </table:table-cell>
          <table:table-cell table:formula="of:=2*([.H19]*[.I19])/([.H19]+[.I19])" office:value-type="percentage" office:value="0.203703703703704" calcext:value-type="percentage">
            <text:p>20.37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F20]/[.E20]" office:value-type="percentage" office:value="0.769230769230769" calcext:value-type="percentage">
            <text:p>76.92%</text:p>
          </table:table-cell>
          <table:table-cell table:formula="of:=[.F20]/[.C20]" office:value-type="percentage" office:value="0.112359550561798" calcext:value-type="percentage">
            <text:p>11.24%</text:p>
          </table:table-cell>
          <table:table-cell table:formula="of:=2*([.H20]*[.I20])/([.H20]+[.I20])" office:value-type="percentage" office:value="0.196078431372549" calcext:value-type="percentage">
            <text:p>19.61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F21]/[.E21]" office:value-type="percentage" office:value="0.8" calcext:value-type="percentage">
            <text:p>80.00%</text:p>
          </table:table-cell>
          <table:table-cell table:formula="of:=[.F21]/[.C21]" office:value-type="percentage" office:value="0.0975609756097561" calcext:value-type="percentage">
            <text:p>9.76%</text:p>
          </table:table-cell>
          <table:table-cell table:formula="of:=2*([.H21]*[.I21])/([.H21]+[.I21])" office:value-type="percentage" office:value="0.173913043478261" calcext:value-type="percentage">
            <text:p>17.39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NCA</text:p>
          </table:table-cell>
          <table:table-cell table:style-name="ce25" office:value-type="string" calcext:value-type="string">
            <text:p>GSNCA</text:p>
          </table:table-cell>
          <table:table-cell table:style-name="ce1" office:value-type="string" calcext:value-type="string">
            <text:p>DSN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F26]/[.E26]" office:value-type="percentage" office:value="0.727272727272727" calcext:value-type="percentage">
            <text:p>72.73%</text:p>
          </table:table-cell>
          <table:table-cell table:formula="of:=[.F26]/[.C26]" office:value-type="percentage" office:value="0.0052321778940484" calcext:value-type="percentage">
            <text:p>0.52%</text:p>
          </table:table-cell>
          <table:table-cell table:formula="of:=2*([.H26]*[.I26])/([.H26]+[.I26])" office:value-type="percentage" office:value="0.0103896103896104" calcext:value-type="percentage">
            <text:p>1.04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F27]/[.E27]" office:value-type="percentage" office:value="0.7" calcext:value-type="percentage">
            <text:p>70.00%</text:p>
          </table:table-cell>
          <table:table-cell table:formula="of:=[.F27]/[.C27]" office:value-type="percentage" office:value="0.00790067720090294" calcext:value-type="percentage">
            <text:p>0.79%</text:p>
          </table:table-cell>
          <table:table-cell table:formula="of:=2*([.H27]*[.I27])/([.H27]+[.I27])" office:value-type="percentage" office:value="0.015625" calcext:value-type="percentage">
            <text:p>1.56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F28]/[.E28]" office:value-type="percentage" office:value="0.777777777777778" calcext:value-type="percentage">
            <text:p>77.78%</text:p>
          </table:table-cell>
          <table:table-cell table:formula="of:=[.F28]/[.C28]" office:value-type="percentage" office:value="0.011437908496732" calcext:value-type="percentage">
            <text:p>1.14%</text:p>
          </table:table-cell>
          <table:table-cell table:formula="of:=2*([.H28]*[.I28])/([.H28]+[.I28])" office:value-type="percentage" office:value="0.0225442834138486" calcext:value-type="percentage">
            <text:p>2.25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29]/[.E29]" office:value-type="percentage" office:value="0.875" calcext:value-type="percentage">
            <text:p>87.50%</text:p>
          </table:table-cell>
          <table:table-cell table:formula="of:=[.F29]/[.C29]" office:value-type="percentage" office:value="0.0153172866520788" calcext:value-type="percentage">
            <text:p>1.53%</text:p>
          </table:table-cell>
          <table:table-cell table:formula="of:=2*([.H29]*[.I29])/([.H29]+[.I29])" office:value-type="percentage" office:value="0.0301075268817204" calcext:value-type="percentage">
            <text:p>3.01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30]/[.E30]" office:value-type="percentage" office:value="0.875" calcext:value-type="percentage">
            <text:p>87.50%</text:p>
          </table:table-cell>
          <table:table-cell table:formula="of:=[.F30]/[.C30]" office:value-type="percentage" office:value="0.0191780821917808" calcext:value-type="percentage">
            <text:p>1.92%</text:p>
          </table:table-cell>
          <table:table-cell table:formula="of:=2*([.H30]*[.I30])/([.H30]+[.I30])" office:value-type="percentage" office:value="0.0375335120643432" calcext:value-type="percentage">
            <text:p>3.75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31]/[.E31]" office:value-type="percentage" office:value="0.833333333333333" calcext:value-type="percentage">
            <text:p>83.33%</text:p>
          </table:table-cell>
          <table:table-cell table:formula="of:=[.F31]/[.C31]" office:value-type="percentage" office:value="0.0163934426229508" calcext:value-type="percentage">
            <text:p>1.64%</text:p>
          </table:table-cell>
          <table:table-cell table:formula="of:=2*([.H31]*[.I31])/([.H31]+[.I31])" office:value-type="percentage" office:value="0.0321543408360129" calcext:value-type="percentage">
            <text:p>3.22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2]/[.E32]" office:value-type="percentage" office:value="1" calcext:value-type="percentage">
            <text:p>100.00%</text:p>
          </table:table-cell>
          <table:table-cell table:formula="of:=[.F32]/[.C32]" office:value-type="percentage" office:value="0.0197628458498024" calcext:value-type="percentage">
            <text:p>1.98%</text:p>
          </table:table-cell>
          <table:table-cell table:formula="of:=2*([.H32]*[.I32])/([.H32]+[.I32])" office:value-type="percentage" office:value="0.0387596899224806" calcext:value-type="percentage">
            <text:p>3.88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3]/[.E33]" office:value-type="percentage" office:value="1" calcext:value-type="percentage">
            <text:p>100.00%</text:p>
          </table:table-cell>
          <table:table-cell table:formula="of:=[.F33]/[.C33]" office:value-type="percentage" office:value="0.0224215246636771" calcext:value-type="percentage">
            <text:p>2.24%</text:p>
          </table:table-cell>
          <table:table-cell table:formula="of:=2*([.H33]*[.I33])/([.H33]+[.I33])" office:value-type="percentage" office:value="0.043859649122807" calcext:value-type="percentage">
            <text:p>4.39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4]/[.E34]" office:value-type="percentage" office:value="1" calcext:value-type="percentage">
            <text:p>100.00%</text:p>
          </table:table-cell>
          <table:table-cell table:formula="of:=[.F34]/[.C34]" office:value-type="percentage" office:value="0.0256410256410256" calcext:value-type="percentage">
            <text:p>2.56%</text:p>
          </table:table-cell>
          <table:table-cell table:formula="of:=2*([.H34]*[.I34])/([.H34]+[.I34])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percentage" office:value="1" calcext:value-type="percentage">
            <text:p>100.00%</text:p>
          </table:table-cell>
          <table:table-cell table:formula="of:=[.F35]/[.C35]" office:value-type="percentage" office:value="0.0289017341040462" calcext:value-type="percentage">
            <text:p>2.89%</text:p>
          </table:table-cell>
          <table:table-cell table:formula="of:=2*([.H35]*[.I35])/([.H35]+[.I35])" office:value-type="percentage" office:value="0.0561797752808989" calcext:value-type="percentage">
            <text:p>5.6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.00%</text:p>
          </table:table-cell>
          <table:table-cell table:formula="of:=[.F36]/[.C36]" office:value-type="percentage" office:value="0.0258064516129032" calcext:value-type="percentage">
            <text:p>2.58%</text:p>
          </table:table-cell>
          <table:table-cell table:formula="of:=2*([.H36]*[.I36])/([.H36]+[.I36])" office:value-type="percentage" office:value="0.050314465408805" calcext:value-type="percentage">
            <text:p>5.0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.00%</text:p>
          </table:table-cell>
          <table:table-cell table:formula="of:=[.F37]/[.C37]" office:value-type="percentage" office:value="0.028169014084507" calcext:value-type="percentage">
            <text:p>2.82%</text:p>
          </table:table-cell>
          <table:table-cell table:formula="of:=2*([.H37]*[.I37])/([.H37]+[.I37])" office:value-type="percentage" office:value="0.0547945205479452" calcext:value-type="percentage">
            <text:p>5.48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.00%</text:p>
          </table:table-cell>
          <table:table-cell table:formula="of:=[.F38]/[.C38]" office:value-type="percentage" office:value="0.0303030303030303" calcext:value-type="percentage">
            <text:p>3.03%</text:p>
          </table:table-cell>
          <table:table-cell table:formula="of:=2*([.H38]*[.I38])/([.H38]+[.I38])" office:value-type="percentage" office:value="0.0588235294117647" calcext:value-type="percentage">
            <text:p>5.88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9]/[.E39]" office:value-type="percentage" office:value="1" calcext:value-type="percentage">
            <text:p>100.00%</text:p>
          </table:table-cell>
          <table:table-cell table:formula="of:=[.F39]/[.C39]" office:value-type="percentage" office:value="0.024390243902439" calcext:value-type="percentage">
            <text:p>2.44%</text:p>
          </table:table-cell>
          <table:table-cell table:formula="of:=2*([.H39]*[.I39])/([.H39]+[.I39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72727272727273" calcext:value-type="percentage">
            <text:p>2.73%</text:p>
          </table:table-cell>
          <table:table-cell table:formula="of:=2*([.H40]*[.I40])/([.H40]+[.I40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3" calcext:value-type="percentage">
            <text:p>3.00%</text:p>
          </table:table-cell>
          <table:table-cell table:formula="of:=2*([.H41]*[.I41])/([.H41]+[.I41])" office:value-type="percentage" office:value="0.058252427184466" calcext:value-type="percentage">
            <text:p>5.83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319148936170213" calcext:value-type="percentage">
            <text:p>3.19%</text:p>
          </table:table-cell>
          <table:table-cell table:formula="of:=2*([.H42]*[.I42])/([.H42]+[.I42])" office:value-type="percentage" office:value="0.0618556701030928" calcext:value-type="percentage">
            <text:p>6.1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337078651685393" calcext:value-type="percentage">
            <text:p>3.37%</text:p>
          </table:table-cell>
          <table:table-cell table:formula="of:=2*([.H43]*[.I43])/([.H43]+[.I43])" office:value-type="percentage" office:value="0.0652173913043478" calcext:value-type="percentage">
            <text:p>6.52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365853658536585" calcext:value-type="percentage">
            <text:p>3.66%</text:p>
          </table:table-cell>
          <table:table-cell table:formula="of:=2*([.H44]*[.I44])/([.H44]+[.I44])" office:value-type="percentage" office:value="0.0705882352941176" calcext:value-type="percentage">
            <text:p>7.0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Econ-Growth" table:style-name="ta1">
        <table:shapes>
          <draw:frame draw:z-index="0" draw:style-name="gr1" draw:text-style-name="P1" svg:width="16.01cm" svg:height="8.999cm" svg:x="-39.061cm" svg:y="0.6cm">
            <draw:object draw:notify-on-update-of-ranges="'Econ-Growth'.A2:'Econ-Growth'.A2 'Econ-Growth'.A3:'Econ-Growth'.A3 'Econ-Growth'.A4:'Econ-Growth'.A4 'Econ-Growth'.A5:'Econ-Growth'.A5 'Econ-Growth'.A6:'Econ-Growth'.A6 'Econ-Growth'.A7:'Econ-Growth'.A7 'Econ-Growth'.A8:'Econ-Growth'.A8 'Econ-Growth'.A9:'Econ-Growth'.A9 'Econ-Growth'.A10:'Econ-Growth'.A10 'Econ-Growth'.A11:'Econ-Growth'.A11 'Econ-Growth'.A12:'Econ-Growth'.A12 'Econ-Growth'.A13:'Econ-Growth'.A13 'Econ-Growth'.A14:'Econ-Growth'.A14 'Econ-Growth'.A15:'Econ-Growth'.A15 'Econ-Growth'.A16:'Econ-Growth'.A16 'Econ-Growth'.A17:'Econ-Growth'.A17 'Econ-Growth'.A18:'Econ-Growth'.A18 'Econ-Growth'.A19:'Econ-Growth'.A19 'Econ-Growth'.A20:'Econ-Growth'.A20 'Econ-Growth'.A21:'Econ-Growth'.A2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Econ-Growth'.I3:'Econ-Growth'.I21 'Econ-Growth'.A1:'Econ-Growth'.A1 'Econ-Growth'.H3:'Econ-Growth'.H21 'Econ-Growth'.I26:'Econ-Growth'.I44 'Econ-Growth'.A1:'Econ-Growth'.A1 'Econ-Growth'.H26:'Econ-Growth'.H44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Econ-Growth'.J2:'Econ-Growth'.J21 'Econ-Growth'.J25:'Econ-Growth'.J4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Econ-Growth'.I3:'Econ-Growth'.I21 'Econ-Growth'.H3:'Econ-Growth'.H21 'Econ-Growth'.I26:'Econ-Growth'.I44 'Econ-Growth'.H26:'Econ-Growth'.H44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EGA</text:p>
          </table:table-cell>
          <table:table-cell table:style-name="ce25" office:value-type="string" calcext:value-type="string">
            <text:p>GWEGA</text:p>
          </table:table-cell>
          <table:table-cell table:style-name="ce1" office:value-type="string" calcext:value-type="string">
            <text:p>DWEG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EconomicGrowth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F3]/[.E3]" office:value-type="percentage" office:value="1" calcext:value-type="percentage">
            <text:p>100.00%</text:p>
          </table:table-cell>
          <table:table-cell table:formula="of:=[.F3]/[.C3]" office:value-type="percentage" office:value="0.0111183780248528" calcext:value-type="percentage">
            <text:p>1.11%</text:p>
          </table:table-cell>
          <table:table-cell table:formula="of:=2*([.H3]*[.I3])/([.H3]+[.I3])" office:value-type="percentage" office:value="0.0219922380336352" calcext:value-type="percentage">
            <text:p>2.20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F4]/[.E4]" office:value-type="percentage" office:value="1" calcext:value-type="percentage">
            <text:p>100.00%</text:p>
          </table:table-cell>
          <table:table-cell table:formula="of:=[.F4]/[.C4]" office:value-type="percentage" office:value="0.0135440180586907" calcext:value-type="percentage">
            <text:p>1.35%</text:p>
          </table:table-cell>
          <table:table-cell table:formula="of:=2*([.H4]*[.I4])/([.H4]+[.I4])" office:value-type="percentage" office:value="0.0267260579064588" calcext:value-type="percentage">
            <text:p>2.6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F5]/[.E5]" office:value-type="percentage" office:value="1" calcext:value-type="percentage">
            <text:p>100.00%</text:p>
          </table:table-cell>
          <table:table-cell table:formula="of:=[.F5]/[.C5]" office:value-type="percentage" office:value="0.0179738562091503" calcext:value-type="percentage">
            <text:p>1.80%</text:p>
          </table:table-cell>
          <table:table-cell table:formula="of:=2*([.H5]*[.I5])/([.H5]+[.I5])" office:value-type="percentage" office:value="0.0353130016051364" calcext:value-type="percentage">
            <text:p>3.5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6]/[.E6]" office:value-type="percentage" office:value="1" calcext:value-type="percentage">
            <text:p>100.00%</text:p>
          </table:table-cell>
          <table:table-cell table:formula="of:=[.F6]/[.C6]" office:value-type="percentage" office:value="0.0218818380743982" calcext:value-type="percentage">
            <text:p>2.19%</text:p>
          </table:table-cell>
          <table:table-cell table:formula="of:=2*([.H6]*[.I6])/([.H6]+[.I6])" office:value-type="percentage" office:value="0.0428265524625268" calcext:value-type="percentage">
            <text:p>4.2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7]/[.E7]" office:value-type="percentage" office:value="1" calcext:value-type="percentage">
            <text:p>100.00%</text:p>
          </table:table-cell>
          <table:table-cell table:formula="of:=[.F7]/[.C7]" office:value-type="percentage" office:value="0.0219178082191781" calcext:value-type="percentage">
            <text:p>2.19%</text:p>
          </table:table-cell>
          <table:table-cell table:formula="of:=2*([.H7]*[.I7])/([.H7]+[.I7])" office:value-type="percentage" office:value="0.0428954423592493" calcext:value-type="percentage">
            <text:p>4.29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8]/[.E8]" office:value-type="percentage" office:value="1" calcext:value-type="percentage">
            <text:p>100.00%</text:p>
          </table:table-cell>
          <table:table-cell table:formula="of:=[.F8]/[.C8]" office:value-type="percentage" office:value="0.0262295081967213" calcext:value-type="percentage">
            <text:p>2.62%</text:p>
          </table:table-cell>
          <table:table-cell table:formula="of:=2*([.H8]*[.I8])/([.H8]+[.I8])" office:value-type="percentage" office:value="0.0511182108626198" calcext:value-type="percentage">
            <text:p>5.11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9]/[.E9]" office:value-type="percentage" office:value="1" calcext:value-type="percentage">
            <text:p>100.00%</text:p>
          </table:table-cell>
          <table:table-cell table:formula="of:=[.F9]/[.C9]" office:value-type="percentage" office:value="0.0237154150197628" calcext:value-type="percentage">
            <text:p>2.37%</text:p>
          </table:table-cell>
          <table:table-cell table:formula="of:=2*([.H9]*[.I9])/([.H9]+[.I9])" office:value-type="percentage" office:value="0.0463320463320463" calcext:value-type="percentage">
            <text:p>4.6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0]/[.E10]" office:value-type="percentage" office:value="1" calcext:value-type="percentage">
            <text:p>100.00%</text:p>
          </table:table-cell>
          <table:table-cell table:formula="of:=[.F10]/[.C10]" office:value-type="percentage" office:value="0.0224215246636771" calcext:value-type="percentage">
            <text:p>2.24%</text:p>
          </table:table-cell>
          <table:table-cell table:formula="of:=2*([.H10]*[.I10])/([.H10]+[.I10])" office:value-type="percentage" office:value="0.043859649122807" calcext:value-type="percentage">
            <text:p>4.39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1]/[.E11]" office:value-type="percentage" office:value="1" calcext:value-type="percentage">
            <text:p>100.00%</text:p>
          </table:table-cell>
          <table:table-cell table:formula="of:=[.F11]/[.C11]" office:value-type="percentage" office:value="0.0256410256410256" calcext:value-type="percentage">
            <text:p>2.56%</text:p>
          </table:table-cell>
          <table:table-cell table:formula="of:=2*([.H11]*[.I11])/([.H11]+[.I11])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2]/[.E12]" office:value-type="percentage" office:value="1" calcext:value-type="percentage">
            <text:p>100.00%</text:p>
          </table:table-cell>
          <table:table-cell table:formula="of:=[.F12]/[.C12]" office:value-type="percentage" office:value="0.0289017341040462" calcext:value-type="percentage">
            <text:p>2.89%</text:p>
          </table:table-cell>
          <table:table-cell table:formula="of:=2*([.H12]*[.I12])/([.H12]+[.I12])" office:value-type="percentage" office:value="0.0561797752808989" calcext:value-type="percentage">
            <text:p>5.6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3]/[.E13]" office:value-type="percentage" office:value="1" calcext:value-type="percentage">
            <text:p>100.00%</text:p>
          </table:table-cell>
          <table:table-cell table:formula="of:=[.F13]/[.C13]" office:value-type="percentage" office:value="0.032258064516129" calcext:value-type="percentage">
            <text:p>3.23%</text:p>
          </table:table-cell>
          <table:table-cell table:formula="of:=2*([.H13]*[.I13])/([.H13]+[.I13])" office:value-type="percentage" office:value="0.0625" calcext:value-type="percentage">
            <text:p>6.25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4]/[.E14]" office:value-type="percentage" office:value="1" calcext:value-type="percentage">
            <text:p>100.00%</text:p>
          </table:table-cell>
          <table:table-cell table:formula="of:=[.F14]/[.C14]" office:value-type="percentage" office:value="0.0352112676056338" calcext:value-type="percentage">
            <text:p>3.52%</text:p>
          </table:table-cell>
          <table:table-cell table:formula="of:=2*([.H14]*[.I14])/([.H14]+[.I14])" office:value-type="percentage" office:value="0.0680272108843537" calcext:value-type="percentage">
            <text:p>6.80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5]/[.E15]" office:value-type="percentage" office:value="1" calcext:value-type="percentage">
            <text:p>100.00%</text:p>
          </table:table-cell>
          <table:table-cell table:formula="of:=[.F15]/[.C15]" office:value-type="percentage" office:value="0.0303030303030303" calcext:value-type="percentage">
            <text:p>3.03%</text:p>
          </table:table-cell>
          <table:table-cell table:formula="of:=2*([.H15]*[.I15])/([.H15]+[.I15])" office:value-type="percentage" office:value="0.0588235294117647" calcext:value-type="percentage">
            <text:p>5.88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6]/[.E16]" office:value-type="percentage" office:value="1" calcext:value-type="percentage">
            <text:p>100.00%</text:p>
          </table:table-cell>
          <table:table-cell table:formula="of:=[.F16]/[.C16]" office:value-type="percentage" office:value="0.032520325203252" calcext:value-type="percentage">
            <text:p>3.25%</text:p>
          </table:table-cell>
          <table:table-cell table:formula="of:=2*([.H16]*[.I16])/([.H16]+[.I16])" office:value-type="percentage" office:value="0.062992125984252" calcext:value-type="percentage">
            <text:p>6.30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7]/[.E17]" office:value-type="percentage" office:value="1" calcext:value-type="percentage">
            <text:p>100.00%</text:p>
          </table:table-cell>
          <table:table-cell table:formula="of:=[.F17]/[.C17]" office:value-type="percentage" office:value="0.0363636363636364" calcext:value-type="percentage">
            <text:p>3.64%</text:p>
          </table:table-cell>
          <table:table-cell table:formula="of:=2*([.H17]*[.I17])/([.H17]+[.I17])" office:value-type="percentage" office:value="0.0701754385964912" calcext:value-type="percentage">
            <text:p>7.02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8]/[.E18]" office:value-type="percentage" office:value="1" calcext:value-type="percentage">
            <text:p>100.00%</text:p>
          </table:table-cell>
          <table:table-cell table:formula="of:=[.F18]/[.C18]" office:value-type="percentage" office:value="0.04" calcext:value-type="percentage">
            <text:p>4.00%</text:p>
          </table:table-cell>
          <table:table-cell table:formula="of:=2*([.H18]*[.I18])/([.H18]+[.I18])" office:value-type="percentage" office:value="0.0769230769230769" calcext:value-type="percentage">
            <text:p>7.69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9]/[.E19]" office:value-type="percentage" office:value="1" calcext:value-type="percentage">
            <text:p>100.00%</text:p>
          </table:table-cell>
          <table:table-cell table:formula="of:=[.F19]/[.C19]" office:value-type="percentage" office:value="0.0425531914893617" calcext:value-type="percentage">
            <text:p>4.26%</text:p>
          </table:table-cell>
          <table:table-cell table:formula="of:=2*([.H19]*[.I19])/([.H19]+[.I19])" office:value-type="percentage" office:value="0.0816326530612245" calcext:value-type="percentage">
            <text:p>8.16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20]/[.E20]" office:value-type="percentage" office:value="1" calcext:value-type="percentage">
            <text:p>100.00%</text:p>
          </table:table-cell>
          <table:table-cell table:formula="of:=[.F20]/[.C20]" office:value-type="percentage" office:value="0.0337078651685393" calcext:value-type="percentage">
            <text:p>3.37%</text:p>
          </table:table-cell>
          <table:table-cell table:formula="of:=2*([.H20]*[.I20])/([.H20]+[.I20])" office:value-type="percentage" office:value="0.0652173913043478" calcext:value-type="percentage">
            <text:p>6.52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21]/[.E21]" office:value-type="percentage" office:value="1" calcext:value-type="percentage">
            <text:p>100.00%</text:p>
          </table:table-cell>
          <table:table-cell table:formula="of:=[.F21]/[.C21]" office:value-type="percentage" office:value="0.0365853658536585" calcext:value-type="percentage">
            <text:p>3.66%</text:p>
          </table:table-cell>
          <table:table-cell table:formula="of:=2*([.H21]*[.I21])/([.H21]+[.I21])" office:value-type="percentage" office:value="0.0705882352941176" calcext:value-type="percentage">
            <text:p>7.0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EGA</text:p>
          </table:table-cell>
          <table:table-cell table:style-name="ce25" office:value-type="string" calcext:value-type="string">
            <text:p>GSEGA</text:p>
          </table:table-cell>
          <table:table-cell table:style-name="ce1" office:value-type="string" calcext:value-type="string">
            <text:p>DSEG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F26]/[.E26]" office:value-type="percentage" office:value="1" calcext:value-type="percentage">
            <text:p>100.00%</text:p>
          </table:table-cell>
          <table:table-cell table:formula="of:=[.F26]/[.C26]" office:value-type="percentage" office:value="0.0078482668410726" calcext:value-type="percentage">
            <text:p>0.78%</text:p>
          </table:table-cell>
          <table:table-cell table:formula="of:=2*([.H26]*[.I26])/([.H26]+[.I26])" office:value-type="percentage" office:value="0.0155743024010383" calcext:value-type="percentage">
            <text:p>1.5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27]/[.E27]" office:value-type="percentage" office:value="1" calcext:value-type="percentage">
            <text:p>100.00%</text:p>
          </table:table-cell>
          <table:table-cell table:formula="of:=[.F27]/[.C27]" office:value-type="percentage" office:value="0.0101580135440181" calcext:value-type="percentage">
            <text:p>1.02%</text:p>
          </table:table-cell>
          <table:table-cell table:formula="of:=2*([.H27]*[.I27])/([.H27]+[.I27])" office:value-type="percentage" office:value="0.0201117318435754" calcext:value-type="percentage">
            <text:p>2.01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28]/[.E28]" office:value-type="percentage" office:value="1" calcext:value-type="percentage">
            <text:p>100.00%</text:p>
          </table:table-cell>
          <table:table-cell table:formula="of:=[.F28]/[.C28]" office:value-type="percentage" office:value="0.0147058823529412" calcext:value-type="percentage">
            <text:p>1.47%</text:p>
          </table:table-cell>
          <table:table-cell table:formula="of:=2*([.H28]*[.I28])/([.H28]+[.I28])" office:value-type="percentage" office:value="0.0289855072463768" calcext:value-type="percentage">
            <text:p>2.90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29]/[.E29]" office:value-type="percentage" office:value="1" calcext:value-type="percentage">
            <text:p>100.00%</text:p>
          </table:table-cell>
          <table:table-cell table:formula="of:=[.F29]/[.C29]" office:value-type="percentage" office:value="0.0175054704595186" calcext:value-type="percentage">
            <text:p>1.75%</text:p>
          </table:table-cell>
          <table:table-cell table:formula="of:=2*([.H29]*[.I29])/([.H29]+[.I29])" office:value-type="percentage" office:value="0.0344086021505376" calcext:value-type="percentage">
            <text:p>3.44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30]/[.E30]" office:value-type="percentage" office:value="1" calcext:value-type="percentage">
            <text:p>100.00%</text:p>
          </table:table-cell>
          <table:table-cell table:formula="of:=[.F30]/[.C30]" office:value-type="percentage" office:value="0.0164383561643836" calcext:value-type="percentage">
            <text:p>1.64%</text:p>
          </table:table-cell>
          <table:table-cell table:formula="of:=2*([.H30]*[.I30])/([.H30]+[.I30])" office:value-type="percentage" office:value="0.0323450134770889" calcext:value-type="percentage">
            <text:p>3.23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31]/[.E31]" office:value-type="percentage" office:value="1" calcext:value-type="percentage">
            <text:p>100.00%</text:p>
          </table:table-cell>
          <table:table-cell table:formula="of:=[.F31]/[.C31]" office:value-type="percentage" office:value="0.019672131147541" calcext:value-type="percentage">
            <text:p>1.97%</text:p>
          </table:table-cell>
          <table:table-cell table:formula="of:=2*([.H31]*[.I31])/([.H31]+[.I31])" office:value-type="percentage" office:value="0.0385852090032154" calcext:value-type="percentage">
            <text:p>3.86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2]/[.E32]" office:value-type="percentage" office:value="1" calcext:value-type="percentage">
            <text:p>100.00%</text:p>
          </table:table-cell>
          <table:table-cell table:formula="of:=[.F32]/[.C32]" office:value-type="percentage" office:value="0.0158102766798419" calcext:value-type="percentage">
            <text:p>1.58%</text:p>
          </table:table-cell>
          <table:table-cell table:formula="of:=2*([.H32]*[.I32])/([.H32]+[.I32])" office:value-type="percentage" office:value="0.0311284046692607" calcext:value-type="percentage">
            <text:p>3.11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3]/[.E33]" office:value-type="percentage" office:value="1" calcext:value-type="percentage">
            <text:p>100.00%</text:p>
          </table:table-cell>
          <table:table-cell table:formula="of:=[.F33]/[.C33]" office:value-type="percentage" office:value="0.0179372197309417" calcext:value-type="percentage">
            <text:p>1.79%</text:p>
          </table:table-cell>
          <table:table-cell table:formula="of:=2*([.H33]*[.I33])/([.H33]+[.I33])" office:value-type="percentage" office:value="0.0352422907488987" calcext:value-type="percentage">
            <text:p>3.52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4]/[.E34]" office:value-type="percentage" office:value="1" calcext:value-type="percentage">
            <text:p>100.00%</text:p>
          </table:table-cell>
          <table:table-cell table:formula="of:=[.F34]/[.C34]" office:value-type="percentage" office:value="0.0205128205128205" calcext:value-type="percentage">
            <text:p>2.05%</text:p>
          </table:table-cell>
          <table:table-cell table:formula="of:=2*([.H34]*[.I34])/([.H34]+[.I34])" office:value-type="percentage" office:value="0.0402010050251256" calcext:value-type="percentage">
            <text:p>4.0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percentage" office:value="1" calcext:value-type="percentage">
            <text:p>100.00%</text:p>
          </table:table-cell>
          <table:table-cell table:formula="of:=[.F35]/[.C35]" office:value-type="percentage" office:value="0.023121387283237" calcext:value-type="percentage">
            <text:p>2.31%</text:p>
          </table:table-cell>
          <table:table-cell table:formula="of:=2*([.H35]*[.I35])/([.H35]+[.I35])" office:value-type="percentage" office:value="0.0451977401129944" calcext:value-type="percentage">
            <text:p>4.5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.00%</text:p>
          </table:table-cell>
          <table:table-cell table:formula="of:=[.F36]/[.C36]" office:value-type="percentage" office:value="0.0258064516129032" calcext:value-type="percentage">
            <text:p>2.58%</text:p>
          </table:table-cell>
          <table:table-cell table:formula="of:=2*([.H36]*[.I36])/([.H36]+[.I36])" office:value-type="percentage" office:value="0.050314465408805" calcext:value-type="percentage">
            <text:p>5.0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.00%</text:p>
          </table:table-cell>
          <table:table-cell table:formula="of:=[.F37]/[.C37]" office:value-type="percentage" office:value="0.028169014084507" calcext:value-type="percentage">
            <text:p>2.82%</text:p>
          </table:table-cell>
          <table:table-cell table:formula="of:=2*([.H37]*[.I37])/([.H37]+[.I37])" office:value-type="percentage" office:value="0.0547945205479452" calcext:value-type="percentage">
            <text:p>5.48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.00%</text:p>
          </table:table-cell>
          <table:table-cell table:formula="of:=[.F38]/[.C38]" office:value-type="percentage" office:value="0.0227272727272727" calcext:value-type="percentage">
            <text:p>2.27%</text:p>
          </table:table-cell>
          <table:table-cell table:formula="of:=2*([.H38]*[.I38])/([.H38]+[.I38])" office:value-type="percentage" office:value="0.0444444444444444" calcext:value-type="percentage">
            <text:p>4.4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9]/[.E39]" office:value-type="percentage" office:value="1" calcext:value-type="percentage">
            <text:p>100.00%</text:p>
          </table:table-cell>
          <table:table-cell table:formula="of:=[.F39]/[.C39]" office:value-type="percentage" office:value="0.024390243902439" calcext:value-type="percentage">
            <text:p>2.44%</text:p>
          </table:table-cell>
          <table:table-cell table:formula="of:=2*([.H39]*[.I39])/([.H39]+[.I39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72727272727273" calcext:value-type="percentage">
            <text:p>2.73%</text:p>
          </table:table-cell>
          <table:table-cell table:formula="of:=2*([.H40]*[.I40])/([.H40]+[.I40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3" calcext:value-type="percentage">
            <text:p>3.00%</text:p>
          </table:table-cell>
          <table:table-cell table:formula="of:=2*([.H41]*[.I41])/([.H41]+[.I41])" office:value-type="percentage" office:value="0.058252427184466" calcext:value-type="percentage">
            <text:p>5.83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319148936170213" calcext:value-type="percentage">
            <text:p>3.19%</text:p>
          </table:table-cell>
          <table:table-cell table:formula="of:=2*([.H42]*[.I42])/([.H42]+[.I42])" office:value-type="percentage" office:value="0.0618556701030928" calcext:value-type="percentage">
            <text:p>6.1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224719101123595" calcext:value-type="percentage">
            <text:p>2.25%</text:p>
          </table:table-cell>
          <table:table-cell table:formula="of:=2*([.H43]*[.I43])/([.H43]+[.I43])" office:value-type="percentage" office:value="0.043956043956044" calcext:value-type="percentage">
            <text:p>4.4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24390243902439" calcext:value-type="percentage">
            <text:p>2.44%</text:p>
          </table:table-cell>
          <table:table-cell table:formula="of:=2*([.H44]*[.I44])/([.H44]+[.I44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Energy-Conserv" table:style-name="ta1">
        <table:shapes>
          <draw:frame draw:z-index="0" draw:style-name="gr1" draw:text-style-name="P1" svg:width="16.01cm" svg:height="8.999cm" svg:x="-39.061cm" svg:y="0.6cm">
            <draw:object draw:notify-on-update-of-ranges="'Energy-Conserv'.A2:'Energy-Conserv'.A2 'Energy-Conserv'.A3:'Energy-Conserv'.A3 'Energy-Conserv'.A4:'Energy-Conserv'.A4 'Energy-Conserv'.A5:'Energy-Conserv'.A5 'Energy-Conserv'.A6:'Energy-Conserv'.A6 'Energy-Conserv'.A7:'Energy-Conserv'.A7 'Energy-Conserv'.A8:'Energy-Conserv'.A8 'Energy-Conserv'.A9:'Energy-Conserv'.A9 'Energy-Conserv'.A10:'Energy-Conserv'.A10 'Energy-Conserv'.A11:'Energy-Conserv'.A11 'Energy-Conserv'.A12:'Energy-Conserv'.A12 'Energy-Conserv'.A13:'Energy-Conserv'.A13 'Energy-Conserv'.A14:'Energy-Conserv'.A14 'Energy-Conserv'.A15:'Energy-Conserv'.A15 'Energy-Conserv'.A16:'Energy-Conserv'.A16 'Energy-Conserv'.A17:'Energy-Conserv'.A17 'Energy-Conserv'.A18:'Energy-Conserv'.A18 'Energy-Conserv'.A19:'Energy-Conserv'.A19 'Energy-Conserv'.A20:'Energy-Conserv'.A20 'Energy-Conserv'.A21:'Energy-Conserv'.A21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Energy-Conserv'.I3:'Energy-Conserv'.I21 'Energy-Conserv'.A1:'Energy-Conserv'.A1 'Energy-Conserv'.H3:'Energy-Conserv'.H21 'Energy-Conserv'.I26:'Energy-Conserv'.I44 'Energy-Conserv'.A1:'Energy-Conserv'.A1 'Energy-Conserv'.H26:'Energy-Conserv'.H44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Energy-Conserv'.J2:'Energy-Conserv'.J21 'Energy-Conserv'.J25:'Energy-Conserv'.J44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Energy-Conserv'.I3:'Energy-Conserv'.I21 'Energy-Conserv'.H3:'Energy-Conserv'.H21 'Energy-Conserv'.I26:'Energy-Conserv'.I44 'Energy-Conserv'.H26:'Energy-Conserv'.H44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ECA</text:p>
          </table:table-cell>
          <table:table-cell table:style-name="ce25" office:value-type="string" calcext:value-type="string">
            <text:p>GWECA</text:p>
          </table:table-cell>
          <table:table-cell table:style-name="ce1" office:value-type="string" calcext:value-type="string">
            <text:p>DWE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EnergyConservation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F3]/[.E3]" office:value-type="percentage" office:value="0.823529411764706" calcext:value-type="percentage">
            <text:p>82.35%</text:p>
          </table:table-cell>
          <table:table-cell table:formula="of:=[.F3]/[.C3]" office:value-type="percentage" office:value="0.0091563113145847" calcext:value-type="percentage">
            <text:p>0.92%</text:p>
          </table:table-cell>
          <table:table-cell table:formula="of:=2*([.H3]*[.I3])/([.H3]+[.I3])" office:value-type="percentage" office:value="0.018111254851229" calcext:value-type="percentage">
            <text:p>1.81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4]/[.E4]" office:value-type="percentage" office:value="0.857142857142857" calcext:value-type="percentage">
            <text:p>85.71%</text:p>
          </table:table-cell>
          <table:table-cell table:formula="of:=[.F4]/[.C4]" office:value-type="percentage" office:value="0.0135440180586907" calcext:value-type="percentage">
            <text:p>1.35%</text:p>
          </table:table-cell>
          <table:table-cell table:formula="of:=2*([.H4]*[.I4])/([.H4]+[.I4])" office:value-type="percentage" office:value="0.0266666666666667" calcext:value-type="percentage">
            <text:p>2.6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5]/[.E5]" office:value-type="percentage" office:value="0.857142857142857" calcext:value-type="percentage">
            <text:p>85.71%</text:p>
          </table:table-cell>
          <table:table-cell table:formula="of:=[.F5]/[.C5]" office:value-type="percentage" office:value="0.0196078431372549" calcext:value-type="percentage">
            <text:p>1.96%</text:p>
          </table:table-cell>
          <table:table-cell table:formula="of:=2*([.H5]*[.I5])/([.H5]+[.I5])" office:value-type="percentage" office:value="0.0383386581469649" calcext:value-type="percentage">
            <text:p>3.8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F6]/[.E6]" office:value-type="percentage" office:value="0.846153846153846" calcext:value-type="percentage">
            <text:p>84.62%</text:p>
          </table:table-cell>
          <table:table-cell table:formula="of:=[.F6]/[.C6]" office:value-type="percentage" office:value="0.0240700218818381" calcext:value-type="percentage">
            <text:p>2.41%</text:p>
          </table:table-cell>
          <table:table-cell table:formula="of:=2*([.H6]*[.I6])/([.H6]+[.I6])" office:value-type="percentage" office:value="0.0468085106382979" calcext:value-type="percentage">
            <text:p>4.6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F7]/[.E7]" office:value-type="percentage" office:value="0.846153846153846" calcext:value-type="percentage">
            <text:p>84.62%</text:p>
          </table:table-cell>
          <table:table-cell table:formula="of:=[.F7]/[.C7]" office:value-type="percentage" office:value="0.0301369863013699" calcext:value-type="percentage">
            <text:p>3.01%</text:p>
          </table:table-cell>
          <table:table-cell table:formula="of:=2*([.H7]*[.I7])/([.H7]+[.I7])" office:value-type="percentage" office:value="0.0582010582010582" calcext:value-type="percentage">
            <text:p>5.82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F8]/[.E8]" office:value-type="percentage" office:value="0.833333333333333" calcext:value-type="percentage">
            <text:p>83.33%</text:p>
          </table:table-cell>
          <table:table-cell table:formula="of:=[.F8]/[.C8]" office:value-type="percentage" office:value="0.0327868852459016" calcext:value-type="percentage">
            <text:p>3.28%</text:p>
          </table:table-cell>
          <table:table-cell table:formula="of:=2*([.H8]*[.I8])/([.H8]+[.I8])" office:value-type="percentage" office:value="0.0630914826498423" calcext:value-type="percentage">
            <text:p>6.31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F9]/[.E9]" office:value-type="percentage" office:value="0.888888888888889" calcext:value-type="percentage">
            <text:p>88.89%</text:p>
          </table:table-cell>
          <table:table-cell table:formula="of:=[.F9]/[.C9]" office:value-type="percentage" office:value="0.0316205533596838" calcext:value-type="percentage">
            <text:p>3.16%</text:p>
          </table:table-cell>
          <table:table-cell table:formula="of:=2*([.H9]*[.I9])/([.H9]+[.I9])" office:value-type="percentage" office:value="0.0610687022900763" calcext:value-type="percentage">
            <text:p>6.11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10]/[.E10]" office:value-type="percentage" office:value="0.857142857142857" calcext:value-type="percentage">
            <text:p>85.71%</text:p>
          </table:table-cell>
          <table:table-cell table:formula="of:=[.F10]/[.C10]" office:value-type="percentage" office:value="0.0269058295964126" calcext:value-type="percentage">
            <text:p>2.69%</text:p>
          </table:table-cell>
          <table:table-cell table:formula="of:=2*([.H10]*[.I10])/([.H10]+[.I10])" office:value-type="percentage" office:value="0.0521739130434783" calcext:value-type="percentage">
            <text:p>5.22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11]/[.E11]" office:value-type="percentage" office:value="0.833333333333333" calcext:value-type="percentage">
            <text:p>83.33%</text:p>
          </table:table-cell>
          <table:table-cell table:formula="of:=[.F11]/[.C11]" office:value-type="percentage" office:value="0.0256410256410256" calcext:value-type="percentage">
            <text:p>2.56%</text:p>
          </table:table-cell>
          <table:table-cell table:formula="of:=2*([.H11]*[.I11])/([.H11]+[.I11])" office:value-type="percentage" office:value="0.0497512437810945" calcext:value-type="percentage">
            <text:p>4.98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2]/[.E12]" office:value-type="percentage" office:value="1" calcext:value-type="percentage">
            <text:p>100.00%</text:p>
          </table:table-cell>
          <table:table-cell table:formula="of:=[.F12]/[.C12]" office:value-type="percentage" office:value="0.0289017341040462" calcext:value-type="percentage">
            <text:p>2.89%</text:p>
          </table:table-cell>
          <table:table-cell table:formula="of:=2*([.H12]*[.I12])/([.H12]+[.I12])" office:value-type="percentage" office:value="0.0561797752808989" calcext:value-type="percentage">
            <text:p>5.6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3]/[.E13]" office:value-type="percentage" office:value="1" calcext:value-type="percentage">
            <text:p>100.00%</text:p>
          </table:table-cell>
          <table:table-cell table:formula="of:=[.F13]/[.C13]" office:value-type="percentage" office:value="0.032258064516129" calcext:value-type="percentage">
            <text:p>3.23%</text:p>
          </table:table-cell>
          <table:table-cell table:formula="of:=2*([.H13]*[.I13])/([.H13]+[.I13])" office:value-type="percentage" office:value="0.0625" calcext:value-type="percentage">
            <text:p>6.25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4]/[.E14]" office:value-type="percentage" office:value="1" calcext:value-type="percentage">
            <text:p>100.00%</text:p>
          </table:table-cell>
          <table:table-cell table:formula="of:=[.F14]/[.C14]" office:value-type="percentage" office:value="0.0352112676056338" calcext:value-type="percentage">
            <text:p>3.52%</text:p>
          </table:table-cell>
          <table:table-cell table:formula="of:=2*([.H14]*[.I14])/([.H14]+[.I14])" office:value-type="percentage" office:value="0.0680272108843537" calcext:value-type="percentage">
            <text:p>6.80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5]/[.E15]" office:value-type="percentage" office:value="1" calcext:value-type="percentage">
            <text:p>100.00%</text:p>
          </table:table-cell>
          <table:table-cell table:formula="of:=[.F15]/[.C15]" office:value-type="percentage" office:value="0.0378787878787879" calcext:value-type="percentage">
            <text:p>3.79%</text:p>
          </table:table-cell>
          <table:table-cell table:formula="of:=2*([.H15]*[.I15])/([.H15]+[.I15])" office:value-type="percentage" office:value="0.072992700729927" calcext:value-type="percentage">
            <text:p>7.30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6]/[.E16]" office:value-type="percentage" office:value="1" calcext:value-type="percentage">
            <text:p>100.00%</text:p>
          </table:table-cell>
          <table:table-cell table:formula="of:=[.F16]/[.C16]" office:value-type="percentage" office:value="0.040650406504065" calcext:value-type="percentage">
            <text:p>4.07%</text:p>
          </table:table-cell>
          <table:table-cell table:formula="of:=2*([.H16]*[.I16])/([.H16]+[.I16])" office:value-type="percentage" office:value="0.078125" calcext:value-type="percentage">
            <text:p>7.81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7]/[.E17]" office:value-type="percentage" office:value="1" calcext:value-type="percentage">
            <text:p>100.00%</text:p>
          </table:table-cell>
          <table:table-cell table:formula="of:=[.F17]/[.C17]" office:value-type="percentage" office:value="0.0454545454545455" calcext:value-type="percentage">
            <text:p>4.55%</text:p>
          </table:table-cell>
          <table:table-cell table:formula="of:=2*([.H17]*[.I17])/([.H17]+[.I17])" office:value-type="percentage" office:value="0.0869565217391305" calcext:value-type="percentage">
            <text:p>8.7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8]/[.E18]" office:value-type="percentage" office:value="1" calcext:value-type="percentage">
            <text:p>100.00%</text:p>
          </table:table-cell>
          <table:table-cell table:formula="of:=[.F18]/[.C18]" office:value-type="percentage" office:value="0.05" calcext:value-type="percentage">
            <text:p>5.00%</text:p>
          </table:table-cell>
          <table:table-cell table:formula="of:=2*([.H18]*[.I18])/([.H18]+[.I18])" office:value-type="percentage" office:value="0.0952380952380952" calcext:value-type="percentage">
            <text:p>9.52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9]/[.E19]" office:value-type="percentage" office:value="1" calcext:value-type="percentage">
            <text:p>100.00%</text:p>
          </table:table-cell>
          <table:table-cell table:formula="of:=[.F19]/[.C19]" office:value-type="percentage" office:value="0.0531914893617021" calcext:value-type="percentage">
            <text:p>5.32%</text:p>
          </table:table-cell>
          <table:table-cell table:formula="of:=2*([.H19]*[.I19])/([.H19]+[.I19])" office:value-type="percentage" office:value="0.101010101010101" calcext:value-type="percentage">
            <text:p>10.10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20]/[.E20]" office:value-type="percentage" office:value="1" calcext:value-type="percentage">
            <text:p>100.00%</text:p>
          </table:table-cell>
          <table:table-cell table:formula="of:=[.F20]/[.C20]" office:value-type="percentage" office:value="0.0449438202247191" calcext:value-type="percentage">
            <text:p>4.49%</text:p>
          </table:table-cell>
          <table:table-cell table:formula="of:=2*([.H20]*[.I20])/([.H20]+[.I20])" office:value-type="percentage" office:value="0.0860215053763441" calcext:value-type="percentage">
            <text:p>8.6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21]/[.E21]" office:value-type="percentage" office:value="1" calcext:value-type="percentage">
            <text:p>100.00%</text:p>
          </table:table-cell>
          <table:table-cell table:formula="of:=[.F21]/[.C21]" office:value-type="percentage" office:value="0.0487804878048781" calcext:value-type="percentage">
            <text:p>4.88%</text:p>
          </table:table-cell>
          <table:table-cell table:formula="of:=2*([.H21]*[.I21])/([.H21]+[.I21])" office:value-type="percentage" office:value="0.0930232558139535" calcext:value-type="percentage">
            <text:p>9.30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ECA</text:p>
          </table:table-cell>
          <table:table-cell table:style-name="ce25" office:value-type="string" calcext:value-type="string">
            <text:p>GSECA</text:p>
          </table:table-cell>
          <table:table-cell table:style-name="ce1" office:value-type="string" calcext:value-type="string">
            <text:p>DSE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F26]/[.E26]" office:value-type="percentage" office:value="0.777777777777778" calcext:value-type="percentage">
            <text:p>77.78%</text:p>
          </table:table-cell>
          <table:table-cell table:formula="of:=[.F26]/[.C26]" office:value-type="percentage" office:value="0.00457815565729235" calcext:value-type="percentage">
            <text:p>0.46%</text:p>
          </table:table-cell>
          <table:table-cell table:formula="of:=2*([.H26]*[.I26])/([.H26]+[.I26])" office:value-type="percentage" office:value="0.00910273081924577" calcext:value-type="percentage">
            <text:p>0.91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27]/[.E27]" office:value-type="percentage" office:value="0.75" calcext:value-type="percentage">
            <text:p>75.00%</text:p>
          </table:table-cell>
          <table:table-cell table:formula="of:=[.F27]/[.C27]" office:value-type="percentage" office:value="0.00677200902934537" calcext:value-type="percentage">
            <text:p>0.68%</text:p>
          </table:table-cell>
          <table:table-cell table:formula="of:=2*([.H27]*[.I27])/([.H27]+[.I27])" office:value-type="percentage" office:value="0.0134228187919463" calcext:value-type="percentage">
            <text:p>1.34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28]/[.E28]" office:value-type="percentage" office:value="0.75" calcext:value-type="percentage">
            <text:p>75.00%</text:p>
          </table:table-cell>
          <table:table-cell table:formula="of:=[.F28]/[.C28]" office:value-type="percentage" office:value="0.00980392156862745" calcext:value-type="percentage">
            <text:p>0.98%</text:p>
          </table:table-cell>
          <table:table-cell table:formula="of:=2*([.H28]*[.I28])/([.H28]+[.I28])" office:value-type="percentage" office:value="0.0193548387096774" calcext:value-type="percentage">
            <text:p>1.94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29]/[.E29]" office:value-type="percentage" office:value="0.714285714285714" calcext:value-type="percentage">
            <text:p>71.43%</text:p>
          </table:table-cell>
          <table:table-cell table:formula="of:=[.F29]/[.C29]" office:value-type="percentage" office:value="0.0109409190371991" calcext:value-type="percentage">
            <text:p>1.09%</text:p>
          </table:table-cell>
          <table:table-cell table:formula="of:=2*([.H29]*[.I29])/([.H29]+[.I29])" office:value-type="percentage" office:value="0.021551724137931" calcext:value-type="percentage">
            <text:p>2.16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30]/[.E30]" office:value-type="percentage" office:value="0.714285714285714" calcext:value-type="percentage">
            <text:p>71.43%</text:p>
          </table:table-cell>
          <table:table-cell table:formula="of:=[.F30]/[.C30]" office:value-type="percentage" office:value="0.0136986301369863" calcext:value-type="percentage">
            <text:p>1.37%</text:p>
          </table:table-cell>
          <table:table-cell table:formula="of:=2*([.H30]*[.I30])/([.H30]+[.I30])" office:value-type="percentage" office:value="0.0268817204301075" calcext:value-type="percentage">
            <text:p>2.69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31]/[.E31]" office:value-type="percentage" office:value="0.666666666666667" calcext:value-type="percentage">
            <text:p>66.67%</text:p>
          </table:table-cell>
          <table:table-cell table:formula="of:=[.F31]/[.C31]" office:value-type="percentage" office:value="0.0131147540983607" calcext:value-type="percentage">
            <text:p>1.31%</text:p>
          </table:table-cell>
          <table:table-cell table:formula="of:=2*([.H31]*[.I31])/([.H31]+[.I31])" office:value-type="percentage" office:value="0.0257234726688103" calcext:value-type="percentage">
            <text:p>2.57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32]/[.E32]" office:value-type="percentage" office:value="0.8" calcext:value-type="percentage">
            <text:p>80.00%</text:p>
          </table:table-cell>
          <table:table-cell table:formula="of:=[.F32]/[.C32]" office:value-type="percentage" office:value="0.0158102766798419" calcext:value-type="percentage">
            <text:p>1.58%</text:p>
          </table:table-cell>
          <table:table-cell table:formula="of:=2*([.H32]*[.I32])/([.H32]+[.I32])" office:value-type="percentage" office:value="0.0310077519379845" calcext:value-type="percentage">
            <text:p>3.10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33]/[.E33]" office:value-type="percentage" office:value="0.75" calcext:value-type="percentage">
            <text:p>75.00%</text:p>
          </table:table-cell>
          <table:table-cell table:formula="of:=[.F33]/[.C33]" office:value-type="percentage" office:value="0.0134529147982063" calcext:value-type="percentage">
            <text:p>1.35%</text:p>
          </table:table-cell>
          <table:table-cell table:formula="of:=2*([.H33]*[.I33])/([.H33]+[.I33])" office:value-type="percentage" office:value="0.026431718061674" calcext:value-type="percentage">
            <text:p>2.64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34]/[.E34]" office:value-type="percentage" office:value="0.75" calcext:value-type="percentage">
            <text:p>75.00%</text:p>
          </table:table-cell>
          <table:table-cell table:formula="of:=[.F34]/[.C34]" office:value-type="percentage" office:value="0.0153846153846154" calcext:value-type="percentage">
            <text:p>1.54%</text:p>
          </table:table-cell>
          <table:table-cell table:formula="of:=2*([.H34]*[.I34])/([.H34]+[.I34])" office:value-type="percentage" office:value="0.0301507537688442" calcext:value-type="percentage">
            <text:p>3.0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percentage" office:value="1" calcext:value-type="percentage">
            <text:p>100.00%</text:p>
          </table:table-cell>
          <table:table-cell table:formula="of:=[.F35]/[.C35]" office:value-type="percentage" office:value="0.0173410404624277" calcext:value-type="percentage">
            <text:p>1.73%</text:p>
          </table:table-cell>
          <table:table-cell table:formula="of:=2*([.H35]*[.I35])/([.H35]+[.I35])" office:value-type="percentage" office:value="0.0340909090909091" calcext:value-type="percentage">
            <text:p>3.41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.00%</text:p>
          </table:table-cell>
          <table:table-cell table:formula="of:=[.F36]/[.C36]" office:value-type="percentage" office:value="0.0193548387096774" calcext:value-type="percentage">
            <text:p>1.94%</text:p>
          </table:table-cell>
          <table:table-cell table:formula="of:=2*([.H36]*[.I36])/([.H36]+[.I36])" office:value-type="percentage" office:value="0.0379746835443038" calcext:value-type="percentage">
            <text:p>3.8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.00%</text:p>
          </table:table-cell>
          <table:table-cell table:formula="of:=[.F37]/[.C37]" office:value-type="percentage" office:value="0.0211267605633803" calcext:value-type="percentage">
            <text:p>2.11%</text:p>
          </table:table-cell>
          <table:table-cell table:formula="of:=2*([.H37]*[.I37])/([.H37]+[.I37])" office:value-type="percentage" office:value="0.0413793103448276" calcext:value-type="percentage">
            <text:p>4.14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.00%</text:p>
          </table:table-cell>
          <table:table-cell table:formula="of:=[.F38]/[.C38]" office:value-type="percentage" office:value="0.0227272727272727" calcext:value-type="percentage">
            <text:p>2.27%</text:p>
          </table:table-cell>
          <table:table-cell table:formula="of:=2*([.H38]*[.I38])/([.H38]+[.I38])" office:value-type="percentage" office:value="0.0444444444444444" calcext:value-type="percentage">
            <text:p>4.4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9]/[.E39]" office:value-type="percentage" office:value="1" calcext:value-type="percentage">
            <text:p>100.00%</text:p>
          </table:table-cell>
          <table:table-cell table:formula="of:=[.F39]/[.C39]" office:value-type="percentage" office:value="0.024390243902439" calcext:value-type="percentage">
            <text:p>2.44%</text:p>
          </table:table-cell>
          <table:table-cell table:formula="of:=2*([.H39]*[.I39])/([.H39]+[.I39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72727272727273" calcext:value-type="percentage">
            <text:p>2.73%</text:p>
          </table:table-cell>
          <table:table-cell table:formula="of:=2*([.H40]*[.I40])/([.H40]+[.I40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3" calcext:value-type="percentage">
            <text:p>3.00%</text:p>
          </table:table-cell>
          <table:table-cell table:formula="of:=2*([.H41]*[.I41])/([.H41]+[.I41])" office:value-type="percentage" office:value="0.058252427184466" calcext:value-type="percentage">
            <text:p>5.83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319148936170213" calcext:value-type="percentage">
            <text:p>3.19%</text:p>
          </table:table-cell>
          <table:table-cell table:formula="of:=2*([.H42]*[.I42])/([.H42]+[.I42])" office:value-type="percentage" office:value="0.0618556701030928" calcext:value-type="percentage">
            <text:p>6.1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224719101123595" calcext:value-type="percentage">
            <text:p>2.25%</text:p>
          </table:table-cell>
          <table:table-cell table:formula="of:=2*([.H43]*[.I43])/([.H43]+[.I43])" office:value-type="percentage" office:value="0.043956043956044" calcext:value-type="percentage">
            <text:p>4.4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24390243902439" calcext:value-type="percentage">
            <text:p>2.44%</text:p>
          </table:table-cell>
          <table:table-cell table:formula="of:=2*([.H44]*[.I44])/([.H44]+[.I44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Env-Protect" table:style-name="ta1">
        <table:shapes>
          <draw:frame draw:z-index="0" draw:style-name="gr1" draw:text-style-name="P1" svg:width="16.01cm" svg:height="8.999cm" svg:x="-39.061cm" svg:y="0.6cm">
            <draw:object draw:notify-on-update-of-ranges="'Energy-Conserv'.A2:'Energy-Conserv'.A2 'Energy-Conserv'.A3:'Energy-Conserv'.A3 'Energy-Conserv'.A4:'Energy-Conserv'.A4 'Energy-Conserv'.A5:'Energy-Conserv'.A5 'Energy-Conserv'.A6:'Energy-Conserv'.A6 'Energy-Conserv'.A7:'Energy-Conserv'.A7 'Energy-Conserv'.A8:'Energy-Conserv'.A8 'Energy-Conserv'.A9:'Energy-Conserv'.A9 'Energy-Conserv'.A10:'Energy-Conserv'.A10 'Energy-Conserv'.A11:'Energy-Conserv'.A11 'Energy-Conserv'.A12:'Energy-Conserv'.A12 'Energy-Conserv'.A13:'Energy-Conserv'.A13 'Energy-Conserv'.A14:'Energy-Conserv'.A14 'Energy-Conserv'.A15:'Energy-Conserv'.A15 'Energy-Conserv'.A16:'Energy-Conserv'.A16 'Energy-Conserv'.A17:'Energy-Conserv'.A17 'Energy-Conserv'.A18:'Energy-Conserv'.A18 'Energy-Conserv'.A19:'Energy-Conserv'.A19 'Energy-Conserv'.A20:'Energy-Conserv'.A20 'Energy-Conserv'.A21:'Energy-Conserv'.A21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Energy-Conserv'.I3:'Energy-Conserv'.I21 'Energy-Conserv'.A1:'Energy-Conserv'.A1 'Energy-Conserv'.H3:'Energy-Conserv'.H21 'Energy-Conserv'.I26:'Energy-Conserv'.I44 'Energy-Conserv'.A1:'Energy-Conserv'.A1 'Energy-Conserv'.H26:'Energy-Conserv'.H44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Env-Protect'.J2:'Env-Protect'.J21 'Env-Protect'.J25:'Env-Protect'.J44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Env-Protect'.I3:'Env-Protect'.I21 'Env-Protect'.H3:'Env-Protect'.H21 'Env-Protect'.I26:'Env-Protect'.I44 'Env-Protect'.H26:'Env-Protect'.H44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EPA</text:p>
          </table:table-cell>
          <table:table-cell table:style-name="ce25" office:value-type="string" calcext:value-type="string">
            <text:p>GWEPA</text:p>
          </table:table-cell>
          <table:table-cell table:style-name="ce1" office:value-type="string" calcext:value-type="string">
            <text:p>DWEP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EnergyConservation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F3]/[.E3]" office:value-type="percentage" office:value="0.777777777777778" calcext:value-type="percentage">
            <text:p>77.78%</text:p>
          </table:table-cell>
          <table:table-cell table:formula="of:=[.F3]/[.C3]" office:value-type="percentage" office:value="0.0091563113145847" calcext:value-type="percentage">
            <text:p>0.92%</text:p>
          </table:table-cell>
          <table:table-cell table:formula="of:=2*([.H3]*[.I3])/([.H3]+[.I3])" office:value-type="percentage" office:value="0.0180995475113122" calcext:value-type="percentage">
            <text:p>1.81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F4]/[.E4]" office:value-type="percentage" office:value="0.8" calcext:value-type="percentage">
            <text:p>80.00%</text:p>
          </table:table-cell>
          <table:table-cell table:formula="of:=[.F4]/[.C4]" office:value-type="percentage" office:value="0.0135440180586907" calcext:value-type="percentage">
            <text:p>1.35%</text:p>
          </table:table-cell>
          <table:table-cell table:formula="of:=2*([.H4]*[.I4])/([.H4]+[.I4])" office:value-type="percentage" office:value="0.0266370699223085" calcext:value-type="percentage">
            <text:p>2.66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F5]/[.E5]" office:value-type="percentage" office:value="0.727272727272727" calcext:value-type="percentage">
            <text:p>72.73%</text:p>
          </table:table-cell>
          <table:table-cell table:formula="of:=[.F5]/[.C5]" office:value-type="percentage" office:value="0.0130718954248366" calcext:value-type="percentage">
            <text:p>1.31%</text:p>
          </table:table-cell>
          <table:table-cell table:formula="of:=2*([.H5]*[.I5])/([.H5]+[.I5])" office:value-type="percentage" office:value="0.0256821829855538" calcext:value-type="percentage">
            <text:p>2.57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6]/[.E6]" office:value-type="percentage" office:value="0.75" calcext:value-type="percentage">
            <text:p>75.00%</text:p>
          </table:table-cell>
          <table:table-cell table:formula="of:=[.F6]/[.C6]" office:value-type="percentage" office:value="0.013129102844639" calcext:value-type="percentage">
            <text:p>1.31%</text:p>
          </table:table-cell>
          <table:table-cell table:formula="of:=2*([.H6]*[.I6])/([.H6]+[.I6])" office:value-type="percentage" office:value="0.0258064516129032" calcext:value-type="percentage">
            <text:p>2.5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7]/[.E7]" office:value-type="percentage" office:value="0.714285714285714" calcext:value-type="percentage">
            <text:p>71.43%</text:p>
          </table:table-cell>
          <table:table-cell table:formula="of:=[.F7]/[.C7]" office:value-type="percentage" office:value="0.0136986301369863" calcext:value-type="percentage">
            <text:p>1.37%</text:p>
          </table:table-cell>
          <table:table-cell table:formula="of:=2*([.H7]*[.I7])/([.H7]+[.I7])" office:value-type="percentage" office:value="0.0268817204301075" calcext:value-type="percentage">
            <text:p>2.69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8]/[.E8]" office:value-type="percentage" office:value="0.666666666666667" calcext:value-type="percentage">
            <text:p>66.67%</text:p>
          </table:table-cell>
          <table:table-cell table:formula="of:=[.F8]/[.C8]" office:value-type="percentage" office:value="0.0131147540983607" calcext:value-type="percentage">
            <text:p>1.31%</text:p>
          </table:table-cell>
          <table:table-cell table:formula="of:=2*([.H8]*[.I8])/([.H8]+[.I8])" office:value-type="percentage" office:value="0.0257234726688103" calcext:value-type="percentage">
            <text:p>2.57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F9]/[.E9]" office:value-type="percentage" office:value="0.6" calcext:value-type="percentage">
            <text:p>60.00%</text:p>
          </table:table-cell>
          <table:table-cell table:formula="of:=[.F9]/[.C9]" office:value-type="percentage" office:value="0.0118577075098814" calcext:value-type="percentage">
            <text:p>1.19%</text:p>
          </table:table-cell>
          <table:table-cell table:formula="of:=2*([.H9]*[.I9])/([.H9]+[.I9])" office:value-type="percentage" office:value="0.0232558139534884" calcext:value-type="percentage">
            <text:p>2.3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0]/[.E10]" office:value-type="percentage" office:value="0.5" calcext:value-type="percentage">
            <text:p>50.00%</text:p>
          </table:table-cell>
          <table:table-cell table:formula="of:=[.F10]/[.C10]" office:value-type="percentage" office:value="0.00896860986547085" calcext:value-type="percentage">
            <text:p>0.90%</text:p>
          </table:table-cell>
          <table:table-cell table:formula="of:=2*([.H10]*[.I10])/([.H10]+[.I10])" office:value-type="percentage" office:value="0.0176211453744493" calcext:value-type="percentage">
            <text:p>1.76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1]/[.E11]" office:value-type="percentage" office:value="0.5" calcext:value-type="percentage">
            <text:p>50.00%</text:p>
          </table:table-cell>
          <table:table-cell table:formula="of:=[.F11]/[.C11]" office:value-type="percentage" office:value="0.0102564102564103" calcext:value-type="percentage">
            <text:p>1.03%</text:p>
          </table:table-cell>
          <table:table-cell table:formula="of:=2*([.H11]*[.I11])/([.H11]+[.I11])" office:value-type="percentage" office:value="0.0201005025125628" calcext:value-type="percentage">
            <text:p>2.01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2]/[.E12]" office:value-type="percentage" office:value="0.5" calcext:value-type="percentage">
            <text:p>50.00%</text:p>
          </table:table-cell>
          <table:table-cell table:formula="of:=[.F12]/[.C12]" office:value-type="percentage" office:value="0.0115606936416185" calcext:value-type="percentage">
            <text:p>1.16%</text:p>
          </table:table-cell>
          <table:table-cell table:formula="of:=2*([.H12]*[.I12])/([.H12]+[.I12])" office:value-type="percentage" office:value="0.0225988700564972" calcext:value-type="percentage">
            <text:p>2.26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3]/[.E13]" office:value-type="percentage" office:value="0.5" calcext:value-type="percentage">
            <text:p>50.00%</text:p>
          </table:table-cell>
          <table:table-cell table:formula="of:=[.F13]/[.C13]" office:value-type="percentage" office:value="0.0129032258064516" calcext:value-type="percentage">
            <text:p>1.29%</text:p>
          </table:table-cell>
          <table:table-cell table:formula="of:=2*([.H13]*[.I13])/([.H13]+[.I13])" office:value-type="percentage" office:value="0.0251572327044025" calcext:value-type="percentage">
            <text:p>2.52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4]/[.E14]" office:value-type="percentage" office:value="0.5" calcext:value-type="percentage">
            <text:p>50.00%</text:p>
          </table:table-cell>
          <table:table-cell table:formula="of:=[.F14]/[.C14]" office:value-type="percentage" office:value="0.0140845070422535" calcext:value-type="percentage">
            <text:p>1.41%</text:p>
          </table:table-cell>
          <table:table-cell table:formula="of:=2*([.H14]*[.I14])/([.H14]+[.I14])" office:value-type="percentage" office:value="0.0273972602739726" calcext:value-type="percentage">
            <text:p>2.74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5]/[.E15]" office:value-type="percentage" office:value="0.5" calcext:value-type="percentage">
            <text:p>50.00%</text:p>
          </table:table-cell>
          <table:table-cell table:formula="of:=[.F15]/[.C15]" office:value-type="percentage" office:value="0.0151515151515152" calcext:value-type="percentage">
            <text:p>1.52%</text:p>
          </table:table-cell>
          <table:table-cell table:formula="of:=2*([.H15]*[.I15])/([.H15]+[.I15])" office:value-type="percentage" office:value="0.0294117647058824" calcext:value-type="percentage">
            <text:p>2.9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6]/[.E16]" office:value-type="percentage" office:value="0.5" calcext:value-type="percentage">
            <text:p>50.00%</text:p>
          </table:table-cell>
          <table:table-cell table:formula="of:=[.F16]/[.C16]" office:value-type="percentage" office:value="0.016260162601626" calcext:value-type="percentage">
            <text:p>1.63%</text:p>
          </table:table-cell>
          <table:table-cell table:formula="of:=2*([.H16]*[.I16])/([.H16]+[.I16])" office:value-type="percentage" office:value="0.031496062992126" calcext:value-type="percentage">
            <text:p>3.15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7]/[.E17]" office:value-type="percentage" office:value="0.5" calcext:value-type="percentage">
            <text:p>50.00%</text:p>
          </table:table-cell>
          <table:table-cell table:formula="of:=[.F17]/[.C17]" office:value-type="percentage" office:value="0.0181818181818182" calcext:value-type="percentage">
            <text:p>1.82%</text:p>
          </table:table-cell>
          <table:table-cell table:formula="of:=2*([.H17]*[.I17])/([.H17]+[.I17])" office:value-type="percentage" office:value="0.0350877192982456" calcext:value-type="percentage">
            <text:p>3.5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8]/[.E18]" office:value-type="percentage" office:value="0.5" calcext:value-type="percentage">
            <text:p>50.00%</text:p>
          </table:table-cell>
          <table:table-cell table:formula="of:=[.F18]/[.C18]" office:value-type="percentage" office:value="0.02" calcext:value-type="percentage">
            <text:p>2.00%</text:p>
          </table:table-cell>
          <table:table-cell table:formula="of:=2*([.H18]*[.I18])/([.H18]+[.I18])" office:value-type="percentage" office:value="0.0384615384615385" calcext:value-type="percentage">
            <text:p>3.85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9]/[.E19]" office:value-type="percentage" office:value="0.5" calcext:value-type="percentage">
            <text:p>50.00%</text:p>
          </table:table-cell>
          <table:table-cell table:formula="of:=[.F19]/[.C19]" office:value-type="percentage" office:value="0.0212765957446808" calcext:value-type="percentage">
            <text:p>2.13%</text:p>
          </table:table-cell>
          <table:table-cell table:formula="of:=2*([.H19]*[.I19])/([.H19]+[.I19])" office:value-type="percentage" office:value="0.0408163265306122" calcext:value-type="percentage">
            <text:p>4.08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0]/[.E20]" office:value-type="percentage" office:value="0.5" calcext:value-type="percentage">
            <text:p>50.00%</text:p>
          </table:table-cell>
          <table:table-cell table:formula="of:=[.F20]/[.C20]" office:value-type="percentage" office:value="0.0224719101123595" calcext:value-type="percentage">
            <text:p>2.25%</text:p>
          </table:table-cell>
          <table:table-cell table:formula="of:=2*([.H20]*[.I20])/([.H20]+[.I20])" office:value-type="percentage" office:value="0.043010752688172" calcext:value-type="percentage">
            <text:p>4.3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1]/[.E21]" office:value-type="percentage" office:value="0.5" calcext:value-type="percentage">
            <text:p>50.00%</text:p>
          </table:table-cell>
          <table:table-cell table:formula="of:=[.F21]/[.C21]" office:value-type="percentage" office:value="0.024390243902439" calcext:value-type="percentage">
            <text:p>2.44%</text:p>
          </table:table-cell>
          <table:table-cell table:formula="of:=2*([.H21]*[.I21])/([.H21]+[.I21])" office:value-type="percentage" office:value="0.0465116279069768" calcext:value-type="percentage">
            <text:p>4.65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EPA</text:p>
          </table:table-cell>
          <table:table-cell table:style-name="ce25" office:value-type="string" calcext:value-type="string">
            <text:p>GSEPA</text:p>
          </table:table-cell>
          <table:table-cell table:style-name="ce1" office:value-type="string" calcext:value-type="string">
            <text:p>DSEP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6]/[.E26]" office:value-type="percentage" office:value="0.5" calcext:value-type="percentage">
            <text:p>50.00%</text:p>
          </table:table-cell>
          <table:table-cell table:formula="of:=[.F26]/[.C26]" office:value-type="percentage" office:value="0.0013080444735121" calcext:value-type="percentage">
            <text:p>0.13%</text:p>
          </table:table-cell>
          <table:table-cell table:formula="of:=2*([.H26]*[.I26])/([.H26]+[.I26])" office:value-type="percentage" office:value="0.00260926288323549" calcext:value-type="percentage">
            <text:p>0.2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7]/[.E27]" office:value-type="percentage" office:value="0.5" calcext:value-type="percentage">
            <text:p>50.00%</text:p>
          </table:table-cell>
          <table:table-cell table:formula="of:=[.F27]/[.C27]" office:value-type="percentage" office:value="0.00225733634311512" calcext:value-type="percentage">
            <text:p>0.23%</text:p>
          </table:table-cell>
          <table:table-cell table:formula="of:=2*([.H27]*[.I27])/([.H27]+[.I27])" office:value-type="percentage" office:value="0.00449438202247191" calcext:value-type="percentage">
            <text:p>0.45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28]/[.E28]" office:value-type="percentage" office:value="0.333333333333333" calcext:value-type="percentage">
            <text:p>33.33%</text:p>
          </table:table-cell>
          <table:table-cell table:formula="of:=[.F28]/[.C28]" office:value-type="percentage" office:value="0.00163398692810458" calcext:value-type="percentage">
            <text:p>0.16%</text:p>
          </table:table-cell>
          <table:table-cell table:formula="of:=2*([.H28]*[.I28])/([.H28]+[.I28])" office:value-type="percentage" office:value="0.0032520325203252" calcext:value-type="percentage">
            <text:p>0.3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29]/[.E29]" office:value-type="percentage" office:value="0.333333333333333" calcext:value-type="percentage">
            <text:p>33.33%</text:p>
          </table:table-cell>
          <table:table-cell table:formula="of:=[.F29]/[.C29]" office:value-type="percentage" office:value="0.00218818380743982" calcext:value-type="percentage">
            <text:p>0.22%</text:p>
          </table:table-cell>
          <table:table-cell table:formula="of:=2*([.H29]*[.I29])/([.H29]+[.I29])" office:value-type="percentage" office:value="0.00434782608695652" calcext:value-type="percentage">
            <text:p>0.43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0]/[.E30]" office:value-type="percentage" office:value="0.333333333333333" calcext:value-type="percentage">
            <text:p>33.33%</text:p>
          </table:table-cell>
          <table:table-cell table:formula="of:=[.F30]/[.C30]" office:value-type="percentage" office:value="0.00273972602739726" calcext:value-type="percentage">
            <text:p>0.27%</text:p>
          </table:table-cell>
          <table:table-cell table:formula="of:=2*([.H30]*[.I30])/([.H30]+[.I30])" office:value-type="percentage" office:value="0.00543478260869565" calcext:value-type="percentage">
            <text:p>0.54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1]/[.E31]" office:value-type="percentage" office:value="0.333333333333333" calcext:value-type="percentage">
            <text:p>33.33%</text:p>
          </table:table-cell>
          <table:table-cell table:formula="of:=[.F31]/[.C31]" office:value-type="percentage" office:value="0.00327868852459016" calcext:value-type="percentage">
            <text:p>0.33%</text:p>
          </table:table-cell>
          <table:table-cell table:formula="of:=2*([.H31]*[.I31])/([.H31]+[.I31])" office:value-type="percentage" office:value="0.00649350649350649" calcext:value-type="percentage">
            <text:p>0.6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2]/[.E32]" office:value-type="percentage" office:value="0.333333333333333" calcext:value-type="percentage">
            <text:p>33.33%</text:p>
          </table:table-cell>
          <table:table-cell table:formula="of:=[.F32]/[.C32]" office:value-type="percentage" office:value="0.00395256916996047" calcext:value-type="percentage">
            <text:p>0.40%</text:p>
          </table:table-cell>
          <table:table-cell table:formula="of:=2*([.H32]*[.I32])/([.H32]+[.I32])" office:value-type="percentage" office:value="0.0078125" calcext:value-type="percentage">
            <text:p>0.78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3]/[.E33]" office:value-type="percentage" office:value="0" calcext:value-type="percentage">
            <text:p>0.00%</text:p>
          </table:table-cell>
          <table:table-cell table:formula="of:=[.F33]/[.C33]" office:value-type="percentage" office:value="0" calcext:value-type="percentage">
            <text:p>0.00%</text:p>
          </table:table-cell>
          <table:table-cell table:formula="of:=2*([.H33]*[.I33])/([.H33]+[.I3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4]/[.E34]" office:value-type="percentage" office:value="0" calcext:value-type="percentage">
            <text:p>0.00%</text:p>
          </table:table-cell>
          <table:table-cell table:formula="of:=[.F34]/[.C34]" office:value-type="percentage" office:value="0" calcext:value-type="percentage">
            <text:p>0.00%</text:p>
          </table:table-cell>
          <table:table-cell table:formula="of:=2*([.H34]*[.I34])/([.H34]+[.I3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5]/[.E35]" office:value-type="percentage" office:value="0" calcext:value-type="percentage">
            <text:p>0.00%</text:p>
          </table:table-cell>
          <table:table-cell table:formula="of:=[.F35]/[.C35]" office:value-type="percentage" office:value="0" calcext:value-type="percentage">
            <text:p>0.00%</text:p>
          </table:table-cell>
          <table:table-cell table:formula="of:=2*([.H35]*[.I35])/([.H35]+[.I3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6]/[.E36]" office:value-type="percentage" office:value="0" calcext:value-type="percentage">
            <text:p>0.00%</text:p>
          </table:table-cell>
          <table:table-cell table:formula="of:=[.F36]/[.C36]" office:value-type="percentage" office:value="0" calcext:value-type="percentage">
            <text:p>0.00%</text:p>
          </table:table-cell>
          <table:table-cell table:formula="of:=2*([.H36]*[.I36])/([.H36]+[.I3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7]/[.E37]" office:value-type="percentage" office:value="0" calcext:value-type="percentage">
            <text:p>0.00%</text:p>
          </table:table-cell>
          <table:table-cell table:formula="of:=[.F37]/[.C37]" office:value-type="percentage" office:value="0" calcext:value-type="percentage">
            <text:p>0.00%</text:p>
          </table:table-cell>
          <table:table-cell table:formula="of:=2*([.H37]*[.I37])/([.H37]+[.I3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8]/[.E38]" office:value-type="percentage" office:value="0" calcext:value-type="percentage">
            <text:p>0.00%</text:p>
          </table:table-cell>
          <table:table-cell table:formula="of:=[.F38]/[.C38]" office:value-type="percentage" office:value="0" calcext:value-type="percentage">
            <text:p>0.00%</text:p>
          </table:table-cell>
          <table:table-cell table:formula="of:=2*([.H38]*[.I38])/([.H38]+[.I3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9]/[.E39]" office:value-type="percentage" office:value="0" calcext:value-type="percentage">
            <text:p>0.00%</text:p>
          </table:table-cell>
          <table:table-cell table:formula="of:=[.F39]/[.C39]" office:value-type="percentage" office:value="0" calcext:value-type="percentage">
            <text:p>0.00%</text:p>
          </table:table-cell>
          <table:table-cell table:formula="of:=2*([.H39]*[.I39])/([.H39]+[.I3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0]/[.E40]" office:value-type="percentage" office:value="0" calcext:value-type="percentage">
            <text:p>0.00%</text:p>
          </table:table-cell>
          <table:table-cell table:formula="of:=[.F40]/[.C40]" office:value-type="percentage" office:value="0" calcext:value-type="percentage">
            <text:p>0.00%</text:p>
          </table:table-cell>
          <table:table-cell table:formula="of:=2*([.H40]*[.I40])/([.H40]+[.I4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1]/[.E41]" office:value-type="percentage" office:value="0" calcext:value-type="percentage">
            <text:p>0.00%</text:p>
          </table:table-cell>
          <table:table-cell table:formula="of:=[.F41]/[.C41]" office:value-type="percentage" office:value="0" calcext:value-type="percentage">
            <text:p>0.00%</text:p>
          </table:table-cell>
          <table:table-cell table:formula="of:=2*([.H41]*[.I41])/([.H41]+[.I4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2]/[.E42]" office:value-type="percentage" office:value="0" calcext:value-type="percentage">
            <text:p>0.00%</text:p>
          </table:table-cell>
          <table:table-cell table:formula="of:=[.F42]/[.C42]" office:value-type="percentage" office:value="0" calcext:value-type="percentage">
            <text:p>0.00%</text:p>
          </table:table-cell>
          <table:table-cell table:formula="of:=2*([.H42]*[.I42])/([.H42]+[.I4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3]/[.E43]" office:value-type="percentage" office:value="0" calcext:value-type="percentage">
            <text:p>0.00%</text:p>
          </table:table-cell>
          <table:table-cell table:formula="of:=[.F43]/[.C43]" office:value-type="percentage" office:value="0" calcext:value-type="percentage">
            <text:p>0.00%</text:p>
          </table:table-cell>
          <table:table-cell table:formula="of:=2*([.H43]*[.I43])/([.H43]+[.I4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4]/[.E44]" office:value-type="percentage" office:value="0" calcext:value-type="percentage">
            <text:p>0.00%</text:p>
          </table:table-cell>
          <table:table-cell table:formula="of:=[.F44]/[.C44]" office:value-type="percentage" office:value="0" calcext:value-type="percentage">
            <text:p>0.00%</text:p>
          </table:table-cell>
          <table:table-cell table:formula="of:=2*([.H44]*[.I44])/([.H44]+[.I4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00-00-00</text:date>, <text:time style:data-style-name="N2" text:time-value="07:58:33.206281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1:34:12.039945955</meta:creation-date>
    <dc:date>2021-04-13T08:18:18.802070752</dc:date>
    <meta:editing-duration>P3DT14H24M26S</meta:editing-duration>
    <meta:editing-cycles>329</meta:editing-cycles>
    <meta:generator>LibreOffice/6.4.7.2$Linux_X86_64 LibreOffice_project/40$Build-2</meta:generator>
    <meta:document-statistic meta:table-count="9" meta:cell-count="3618" meta:object-count="3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CO2-Cut'.A2:'CO2-Cut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CO2-Cut'.A2:'CO2-Cut'.A2" chart:class="chart:line">
            <chart:data-point/>
          </chart:series>
          <chart:series chart:attached-axis="primary-y" chart:style-name="ch11" chart:values-cell-range-address="'CO2-Cut'.A3:'CO2-Cut'.A3" chart:class="chart:line">
            <chart:data-point/>
          </chart:series>
          <chart:series chart:attached-axis="primary-y" chart:style-name="ch12" chart:values-cell-range-address="'CO2-Cut'.A4:'CO2-Cut'.A4" chart:class="chart:line">
            <chart:data-point/>
          </chart:series>
          <chart:series chart:attached-axis="primary-y" chart:style-name="ch13" chart:values-cell-range-address="'CO2-Cut'.A5:'CO2-Cut'.A5" chart:class="chart:line">
            <chart:data-point/>
          </chart:series>
          <chart:series chart:attached-axis="primary-y" chart:style-name="ch14" chart:values-cell-range-address="'CO2-Cut'.A6:'CO2-Cut'.A6" chart:class="chart:line">
            <chart:data-point/>
          </chart:series>
          <chart:series chart:attached-axis="primary-y" chart:style-name="ch15" chart:values-cell-range-address="'CO2-Cut'.A7:'CO2-Cut'.A7" chart:class="chart:line">
            <chart:data-point/>
          </chart:series>
          <chart:series chart:attached-axis="primary-y" chart:style-name="ch16" chart:values-cell-range-address="'CO2-Cut'.A8:'CO2-Cut'.A8" chart:class="chart:line">
            <chart:data-point/>
          </chart:series>
          <chart:series chart:attached-axis="primary-y" chart:style-name="ch17" chart:values-cell-range-address="'CO2-Cut'.A9:'CO2-Cut'.A9" chart:class="chart:line">
            <chart:data-point/>
          </chart:series>
          <chart:series chart:attached-axis="primary-y" chart:style-name="ch18" chart:values-cell-range-address="'CO2-Cut'.A10:'CO2-Cut'.A10" chart:class="chart:line">
            <chart:data-point/>
          </chart:series>
          <chart:series chart:attached-axis="primary-y" chart:style-name="ch19" chart:values-cell-range-address="'CO2-Cut'.A11:'CO2-Cut'.A11" chart:class="chart:line">
            <chart:data-point/>
          </chart:series>
          <chart:series chart:attached-axis="primary-y" chart:style-name="ch20" chart:values-cell-range-address="'CO2-Cut'.A12:'CO2-Cut'.A12" chart:class="chart:line">
            <chart:data-point/>
          </chart:series>
          <chart:series chart:attached-axis="primary-y" chart:style-name="ch21" chart:values-cell-range-address="'CO2-Cut'.A13:'CO2-Cut'.A13" chart:class="chart:line">
            <chart:data-point/>
          </chart:series>
          <chart:series chart:attached-axis="primary-y" chart:style-name="ch10" chart:values-cell-range-address="'CO2-Cut'.A14:'CO2-Cut'.A14" chart:class="chart:line">
            <chart:data-point/>
          </chart:series>
          <chart:series chart:attached-axis="primary-y" chart:style-name="ch11" chart:values-cell-range-address="'CO2-Cut'.A15:'CO2-Cut'.A15" chart:class="chart:line">
            <chart:data-point/>
          </chart:series>
          <chart:series chart:attached-axis="primary-y" chart:style-name="ch12" chart:values-cell-range-address="'CO2-Cut'.A16:'CO2-Cut'.A16" chart:class="chart:line">
            <chart:data-point/>
          </chart:series>
          <chart:series chart:attached-axis="primary-y" chart:style-name="ch13" chart:values-cell-range-address="'CO2-Cut'.A17:'CO2-Cut'.A17" chart:class="chart:line">
            <chart:data-point/>
          </chart:series>
          <chart:series chart:attached-axis="primary-y" chart:style-name="ch14" chart:values-cell-range-address="'CO2-Cut'.A18:'CO2-Cut'.A18" chart:class="chart:line">
            <chart:data-point/>
          </chart:series>
          <chart:series chart:attached-axis="primary-y" chart:style-name="ch15" chart:values-cell-range-address="'CO2-Cut'.A19:'CO2-Cut'.A19" chart:class="chart:line">
            <chart:data-point/>
          </chart:series>
          <chart:series chart:attached-axis="primary-y" chart:style-name="ch16" chart:values-cell-range-address="'CO2-Cut'.A20:'CO2-Cut'.A20" chart:class="chart:line">
            <chart:data-point/>
          </chart:series>
          <chart:series chart:attached-axis="primary-y" chart:style-name="ch17" chart:values-cell-range-address="'CO2-Cut'.A21:'CO2-Cut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CO2-Cut'.A2:'CO2-Cut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CO2-Cut'.A3:'CO2-Cut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CO2-Cut'.A4:'CO2-Cut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CO2-Cut'.A5:'CO2-Cut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CO2-Cut'.A6:'CO2-Cut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CO2-Cut'.A7:'CO2-Cut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CO2-Cut'.A8:'CO2-Cut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CO2-Cut'.A9:'CO2-Cut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CO2-Cut'.A10:'CO2-Cut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CO2-Cut'.A11:'CO2-Cut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CO2-Cut'.A12:'CO2-Cut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CO2-Cut'.A13:'CO2-Cut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CO2-Cut'.A14:'CO2-Cut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CO2-Cut'.A15:'CO2-Cut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CO2-Cut'.A16:'CO2-Cut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CO2-Cut'.A17:'CO2-Cut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CO2-Cut'.A18:'CO2-Cut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CO2-Cut'.A19:'CO2-Cut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CO2-Cut'.A20:'CO2-Cut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CO2-Cut'.A21:'CO2-Cut'.A2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CO2-Cut'.H3:'CO2-Cut'.I21 'CO2-Cut'.H26:'CO2-Cut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CO2-Cut'.H3:'CO2-Cut'.H21" loext:label-string="weak" chart:class="chart:scatter">
            <chart:domain table:cell-range-address="'CO2-Cut'.I3:'CO2-Cut'.I21"/>
            <chart:data-point chart:repeated="19"/>
          </chart:series>
          <chart:series chart:style-name="ch10" chart:values-cell-range-address="'CO2-Cut'.H26:'CO2-Cut'.H44" loext:label-string="strong" chart:class="chart:scatter">
            <chart:domain table:cell-range-address="'CO2-Cut'.I26:'CO2-Cut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7724002616089">
                <text:p>0.0117724002616089</text:p>
                <draw:g>
                  <svg:desc>'CO2-Cut'.I3:'CO2-Cut'.I21</svg:desc>
                </draw:g>
              </table:table-cell>
              <table:table-cell office:value-type="float" office:value="0.666666666666667">
                <text:p>0.666666666666667</text:p>
                <draw:g>
                  <svg:desc>'CO2-Cut'.H3:'CO2-Cut'.H21</svg:desc>
                </draw:g>
              </table:table-cell>
              <table:table-cell office:value-type="float" office:value="0.0039241334205363">
                <text:p>0.0039241334205363</text:p>
                <draw:g>
                  <svg:desc>'CO2-Cut'.I26:'CO2-Cut'.I44</svg:desc>
                </draw:g>
              </table:table-cell>
              <table:table-cell office:value-type="float" office:value="0.6">
                <text:p>0.6</text:p>
                <draw:g>
                  <svg:desc>'CO2-Cut'.H26:'CO2-Cut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9300225733634">
                <text:p>0.0169300225733634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0.00564334085778781">
                <text:p>0.00564334085778781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3398692810458">
                <text:p>0.0163398692810458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00490196078431373">
                <text:p>0.004901960784313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054704595186">
                <text:p>0.0175054704595186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00656455142231947">
                <text:p>0.006564551422319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9178082191781">
                <text:p>0.0219178082191781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00821917808219178">
                <text:p>0.008219178082191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29508196721311">
                <text:p>0.0229508196721311</text:p>
              </table:table-cell>
              <table:table-cell office:value-type="float" office:value="0.5">
                <text:p>0.5</text:p>
              </table:table-cell>
              <table:table-cell office:value-type="float" office:value="0.00655737704918033">
                <text:p>0.006557377049180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6679841897233">
                <text:p>0.0276679841897233</text:p>
              </table:table-cell>
              <table:table-cell office:value-type="float" office:value="0.5">
                <text:p>0.5</text:p>
              </table:table-cell>
              <table:table-cell office:value-type="float" office:value="0.00790513833992095">
                <text:p>0.0079051383399209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1390134529148">
                <text:p>0.031390134529148</text:p>
              </table:table-cell>
              <table:table-cell office:value-type="float" office:value="0.5">
                <text:p>0.5</text:p>
              </table:table-cell>
              <table:table-cell office:value-type="float" office:value="0.00896860986547085">
                <text:p>0.0089686098654708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58974358974359">
                <text:p>0.0358974358974359</text:p>
              </table:table-cell>
              <table:table-cell office:value-type="float" office:value="0.5">
                <text:p>0.5</text:p>
              </table:table-cell>
              <table:table-cell office:value-type="float" office:value="0.0102564102564103">
                <text:p>0.010256410256410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6820809248555">
                <text:p>0.0346820809248555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00578034682080925">
                <text:p>0.005780346820809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0645161290322581">
                <text:p>0.0064516129032258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0.4">
                <text:p>0.4</text:p>
              </table:table-cell>
              <table:table-cell office:value-type="float" office:value="0.00704225352112676">
                <text:p>0.0070422535211267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0.4">
                <text:p>0.4</text:p>
              </table:table-cell>
              <table:table-cell office:value-type="float" office:value="0.00757575757575758">
                <text:p>0.0075757575757575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20325203252">
                <text:p>0.032520325203252</text:p>
              </table:table-cell>
              <table:table-cell office:value-type="float" office:value="0.4">
                <text:p>0.4</text:p>
              </table:table-cell>
              <table:table-cell office:value-type="float" office:value="0.00813008130081301">
                <text:p>0.0081300813008130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0.4">
                <text:p>0.4</text:p>
              </table:table-cell>
              <table:table-cell office:value-type="float" office:value="0.00909090909090909">
                <text:p>0.009090909090909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01">
                <text:p>0.0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0106382978723404">
                <text:p>0.010638297872340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0112359550561798">
                <text:p>0.011235955056179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0.5">
                <text:p>0.5</text:p>
              </table:table-cell>
              <table:table-cell office:value-type="float" office:value="0.0121951219512195">
                <text:p>0.0121951219512195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2-BASE'.A2:'INFER-2-BASE'.A21 'INFER-2-BASE'.J2:'INFER-2-BASE'.J21 'INFER-2-BASE'.J25:'INFER-2-BASE'.J44" chart:data-source-has-labels="both" svg:x="1.331cm" svg:y="0.18cm" svg:width="12.063cm" svg:height="7.659cm">
          <chartooo:coordinate-region svg:x="2.746cm" svg:y="0.379cm" svg:width="10.462cm" svg:height="6.813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2-BASE'.A2:'INFER-2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2-BASE'.J2:'INFER-2-BASE'.J21" loext:label-string="weak" chart:class="chart:line">
            <chart:data-point chart:repeated="20"/>
          </chart:series>
          <chart:series chart:attached-axis="primary-y" chart:style-name="ch11" chart:values-cell-range-address="'INFER-2-BASE'.J25:'INFER-2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2-BASE'.A2:'INFER-2-BASE'.A21</svg:desc>
                </draw:g>
              </table:table-cell>
              <table:table-cell office:value-type="float" office:value="NaN">
                <text:p>NaN</text:p>
                <draw:g>
                  <svg:desc>'INFER-2-BASE'.J2:'INFER-2-BASE'.J21</svg:desc>
                </draw:g>
              </table:table-cell>
              <table:table-cell office:value-type="float" office:value="NaN">
                <text:p>NaN</text:p>
                <draw:g>
                  <svg:desc>'INFER-2-BASE'.J25:'INFER-2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1067738231917">
                <text:p>0.171067738231917</text:p>
              </table:table-cell>
              <table:table-cell office:value-type="float" office:value="0.0694789081885856">
                <text:p>0.06947890818858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4334600760456">
                <text:p>0.224334600760456</text:p>
              </table:table-cell>
              <table:table-cell office:value-type="float" office:value="0.0844772967265048">
                <text:p>0.08447729672650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48">
                <text:p>0.248</text:p>
              </table:table-cell>
              <table:table-cell office:value-type="float" office:value="0.102102102102102">
                <text:p>0.1021021021021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70363951473137">
                <text:p>0.270363951473137</text:p>
              </table:table-cell>
              <table:table-cell office:value-type="float" office:value="0.118577075098814">
                <text:p>0.1185770750988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72921108742004">
                <text:p>0.272921108742004</text:p>
              </table:table-cell>
              <table:table-cell office:value-type="float" office:value="0.126829268292683">
                <text:p>0.1268292682926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93532338308458">
                <text:p>0.293532338308458</text:p>
              </table:table-cell>
              <table:table-cell office:value-type="float" office:value="0.132947976878613">
                <text:p>0.1329479768786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21637426900585">
                <text:p>0.321637426900585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7286821705426">
                <text:p>0.1472868217054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60294117647059">
                <text:p>0.360294117647059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73983739837398">
                <text:p>0.373983739837398</text:p>
              </table:table-cell>
              <table:table-cell office:value-type="float" office:value="0.175609756097561">
                <text:p>0.1756097560975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87387387387387">
                <text:p>0.387387387387387</text:p>
              </table:table-cell>
              <table:table-cell office:value-type="float" office:value="0.174863387978142">
                <text:p>0.1748633879781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82352941176471">
                <text:p>0.382352941176471</text:p>
              </table:table-cell>
              <table:table-cell office:value-type="float" office:value="0.177514792899408">
                <text:p>0.1775147928994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78947368421053">
                <text:p>0.378947368421053</text:p>
              </table:table-cell>
              <table:table-cell office:value-type="float" office:value="0.178343949044586">
                <text:p>0.1783439490445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91061452513966">
                <text:p>0.391061452513966</text:p>
              </table:table-cell>
              <table:table-cell office:value-type="float" office:value="0.178082191780822">
                <text:p>0.1780821917808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21686746987952">
                <text:p>0.421686746987952</text:p>
              </table:table-cell>
              <table:table-cell office:value-type="float" office:value="0.195488721804511">
                <text:p>0.1954887218045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198347107438017">
                <text:p>0.198347107438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42857142857143">
                <text:p>0.442857142857143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51127819548872">
                <text:p>0.451127819548872</text:p>
              </table:table-cell>
              <table:table-cell office:value-type="float" office:value="0.205607476635514">
                <text:p>0.2056074766355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46280991735537">
                <text:p>0.446280991735537</text:p>
              </table:table-cell>
              <table:table-cell office:value-type="float" office:value="0.204081632653061">
                <text:p>0.20408163265306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2-BASE'.H3:'INFER-2-BASE'.I21 'INFER-2-BASE'.H26:'INFER-2-BASE'.H44" chart:data-source-has-labels="row" svg:x="1.33cm" svg:y="0.179cm" svg:width="12.052cm" svg:height="7.659cm">
          <chartooo:coordinate-region svg:x="2.745cm" svg:y="0.378cm" svg:width="9.868cm" svg:height="6.813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cm" chart:style-name="ch8">
              <text:p>Precision</text:p>
            </chart:title>
            <chart:grid chart:style-name="ch6" chart:class="major"/>
          </chart:axis>
          <chart:series chart:style-name="ch9" chart:values-cell-range-address="'INFER-2-BASE'.H3:'INFER-2-BASE'.H21" loext:label-string="weak" chart:class="chart:scatter">
            <chart:domain table:cell-range-address="'INFER-2-BASE'.I3:'INFER-2-BASE'.I21"/>
            <chart:data-point chart:repeated="14"/>
            <chart:data-point chart:style-name="ch10"/>
            <chart:data-point chart:repeated="4"/>
          </chart:series>
          <chart:series chart:style-name="ch11" chart:values-cell-range-address="'INFER-2-BASE'.H26:'INFER-2-BASE'.H44" loext:label-string="strong" chart:class="chart:scatter">
            <chart:domain table:cell-range-address="'INFER-2-BASE'.I26:'INFER-2-BASE'.I44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74493132766514">
                <text:p>0.0974493132766514</text:p>
                <draw:g>
                  <svg:desc>'INFER-2-BASE'.I3:'INFER-2-BASE'.I21</svg:desc>
                </draw:g>
              </table:table-cell>
              <table:table-cell office:value-type="float" office:value="0.699530516431925">
                <text:p>0.699530516431925</text:p>
                <draw:g>
                  <svg:desc>'INFER-2-BASE'.H3:'INFER-2-BASE'.H21</svg:desc>
                </draw:g>
              </table:table-cell>
              <table:table-cell office:value-type="float" office:value="0.0366252452583388">
                <text:p>0.0366252452583388</text:p>
                <draw:g>
                  <svg:desc>'INFER-2-BASE'.I26:'INFER-2-BASE'.I44</svg:desc>
                </draw:g>
              </table:table-cell>
              <table:table-cell office:value-type="float" office:value="0.674698795180723">
                <text:p>0.674698795180723</text:p>
                <draw:g>
                  <svg:desc>'INFER-2-BASE'.H26:'INFER-2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3182844243792">
                <text:p>0.133182844243792</text:p>
              </table:table-cell>
              <table:table-cell office:value-type="float" office:value="0.710843373493976">
                <text:p>0.710843373493976</text:p>
              </table:table-cell>
              <table:table-cell office:value-type="float" office:value="0.0451467268623025">
                <text:p>0.0451467268623025</text:p>
              </table:table-cell>
              <table:table-cell office:value-type="float" office:value="0.655737704918033">
                <text:p>0.655737704918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1960784313725">
                <text:p>0.151960784313725</text:p>
              </table:table-cell>
              <table:table-cell office:value-type="float" office:value="0.673913043478261">
                <text:p>0.673913043478261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0678336980306">
                <text:p>0.170678336980306</text:p>
              </table:table-cell>
              <table:table-cell office:value-type="float" office:value="0.65">
                <text:p>0.65</text:p>
              </table:table-cell>
              <table:table-cell office:value-type="float" office:value="0.0656455142231947">
                <text:p>0.0656455142231947</text:p>
              </table:table-cell>
              <table:table-cell office:value-type="float" office:value="0.612244897959184">
                <text:p>0.612244897959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5342465753425">
                <text:p>0.175342465753425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0712328767123288">
                <text:p>0.0712328767123288</text:p>
              </table:table-cell>
              <table:table-cell office:value-type="float" office:value="0.577777777777778">
                <text:p>0.577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344262295082">
                <text:p>0.19344262295082</text:p>
              </table:table-cell>
              <table:table-cell office:value-type="float" office:value="0.608247422680412">
                <text:p>0.608247422680412</text:p>
              </table:table-cell>
              <table:table-cell office:value-type="float" office:value="0.0754098360655738">
                <text:p>0.0754098360655738</text:p>
              </table:table-cell>
              <table:table-cell office:value-type="float" office:value="0.560975609756098">
                <text:p>0.560975609756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617977528089888">
                <text:p>0.617977528089888</text:p>
              </table:table-cell>
              <table:table-cell office:value-type="float" office:value="0.0790513833992095">
                <text:p>0.0790513833992095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8699551569507">
                <text:p>0.228699551569507</text:p>
              </table:table-cell>
              <table:table-cell office:value-type="float" office:value="0.614457831325301">
                <text:p>0.614457831325301</text:p>
              </table:table-cell>
              <table:table-cell office:value-type="float" office:value="0.0852017937219731">
                <text:p>0.0852017937219731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1282051282051">
                <text:p>0.251282051282051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0974358974358974">
                <text:p>0.0974358974358974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5895953757225">
                <text:p>0.265895953757225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104046242774566">
                <text:p>0.104046242774566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741935483871">
                <text:p>0.27741935483871</text:p>
              </table:table-cell>
              <table:table-cell office:value-type="float" office:value="0.641791044776119">
                <text:p>0.641791044776119</text:p>
              </table:table-cell>
              <table:table-cell office:value-type="float" office:value="0.103225806451613">
                <text:p>0.10322580645161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4647887323944">
                <text:p>0.274647887323944</text:p>
              </table:table-cell>
              <table:table-cell office:value-type="float" office:value="0.629032258064516">
                <text:p>0.629032258064516</text:p>
              </table:table-cell>
              <table:table-cell office:value-type="float" office:value="0.105633802816901">
                <text:p>0.105633802816901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4552845528455">
                <text:p>0.284552845528455</text:p>
              </table:table-cell>
              <table:table-cell office:value-type="float" office:value="0.625">
                <text:p>0.625</text:p>
              </table:table-cell>
              <table:table-cell office:value-type="float" office:value="0.105691056910569">
                <text:p>0.105691056910569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0.625">
                <text:p>0.625</text:p>
              </table:table-cell>
              <table:table-cell office:value-type="float" office:value="0.118181818181818">
                <text:p>0.118181818181818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">
                <text:p>0.34</text:p>
              </table:table-cell>
              <table:table-cell office:value-type="float" office:value="0.641509433962264">
                <text:p>0.641509433962264</text:p>
              </table:table-cell>
              <table:table-cell office:value-type="float" office:value="0.12">
                <text:p>0.12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9787234042553">
                <text:p>0.329787234042553</text:p>
              </table:table-cell>
              <table:table-cell office:value-type="float" office:value="0.673913043478261">
                <text:p>0.673913043478261</text:p>
              </table:table-cell>
              <table:table-cell office:value-type="float" office:value="0.127659574468085">
                <text:p>0.12765957446808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7078651685393">
                <text:p>0.337078651685393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0.123595505617978">
                <text:p>0.123595505617978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9268292682927">
                <text:p>0.329268292682927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625">
                <text:p>0.6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Human-Cause'.A2:'Human-Cau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Human-Cause'.A2:'Human-Cause'.A2" chart:class="chart:line">
            <chart:data-point/>
          </chart:series>
          <chart:series chart:attached-axis="primary-y" chart:style-name="ch11" chart:values-cell-range-address="'Human-Cause'.A3:'Human-Cause'.A3" chart:class="chart:line">
            <chart:data-point/>
          </chart:series>
          <chart:series chart:attached-axis="primary-y" chart:style-name="ch12" chart:values-cell-range-address="'Human-Cause'.A4:'Human-Cause'.A4" chart:class="chart:line">
            <chart:data-point/>
          </chart:series>
          <chart:series chart:attached-axis="primary-y" chart:style-name="ch13" chart:values-cell-range-address="'Human-Cause'.A5:'Human-Cause'.A5" chart:class="chart:line">
            <chart:data-point/>
          </chart:series>
          <chart:series chart:attached-axis="primary-y" chart:style-name="ch14" chart:values-cell-range-address="'Human-Cause'.A6:'Human-Cause'.A6" chart:class="chart:line">
            <chart:data-point/>
          </chart:series>
          <chart:series chart:attached-axis="primary-y" chart:style-name="ch15" chart:values-cell-range-address="'Human-Cause'.A7:'Human-Cause'.A7" chart:class="chart:line">
            <chart:data-point/>
          </chart:series>
          <chart:series chart:attached-axis="primary-y" chart:style-name="ch16" chart:values-cell-range-address="'Human-Cause'.A8:'Human-Cause'.A8" chart:class="chart:line">
            <chart:data-point/>
          </chart:series>
          <chart:series chart:attached-axis="primary-y" chart:style-name="ch17" chart:values-cell-range-address="'Human-Cause'.A9:'Human-Cause'.A9" chart:class="chart:line">
            <chart:data-point/>
          </chart:series>
          <chart:series chart:attached-axis="primary-y" chart:style-name="ch18" chart:values-cell-range-address="'Human-Cause'.A10:'Human-Cause'.A10" chart:class="chart:line">
            <chart:data-point/>
          </chart:series>
          <chart:series chart:attached-axis="primary-y" chart:style-name="ch19" chart:values-cell-range-address="'Human-Cause'.A11:'Human-Cause'.A11" chart:class="chart:line">
            <chart:data-point/>
          </chart:series>
          <chart:series chart:attached-axis="primary-y" chart:style-name="ch20" chart:values-cell-range-address="'Human-Cause'.A12:'Human-Cause'.A12" chart:class="chart:line">
            <chart:data-point/>
          </chart:series>
          <chart:series chart:attached-axis="primary-y" chart:style-name="ch21" chart:values-cell-range-address="'Human-Cause'.A13:'Human-Cause'.A13" chart:class="chart:line">
            <chart:data-point/>
          </chart:series>
          <chart:series chart:attached-axis="primary-y" chart:style-name="ch10" chart:values-cell-range-address="'Human-Cause'.A14:'Human-Cause'.A14" chart:class="chart:line">
            <chart:data-point/>
          </chart:series>
          <chart:series chart:attached-axis="primary-y" chart:style-name="ch11" chart:values-cell-range-address="'Human-Cause'.A15:'Human-Cause'.A15" chart:class="chart:line">
            <chart:data-point/>
          </chart:series>
          <chart:series chart:attached-axis="primary-y" chart:style-name="ch12" chart:values-cell-range-address="'Human-Cause'.A16:'Human-Cause'.A16" chart:class="chart:line">
            <chart:data-point/>
          </chart:series>
          <chart:series chart:attached-axis="primary-y" chart:style-name="ch13" chart:values-cell-range-address="'Human-Cause'.A17:'Human-Cause'.A17" chart:class="chart:line">
            <chart:data-point/>
          </chart:series>
          <chart:series chart:attached-axis="primary-y" chart:style-name="ch14" chart:values-cell-range-address="'Human-Cause'.A18:'Human-Cause'.A18" chart:class="chart:line">
            <chart:data-point/>
          </chart:series>
          <chart:series chart:attached-axis="primary-y" chart:style-name="ch15" chart:values-cell-range-address="'Human-Cause'.A19:'Human-Cause'.A19" chart:class="chart:line">
            <chart:data-point/>
          </chart:series>
          <chart:series chart:attached-axis="primary-y" chart:style-name="ch16" chart:values-cell-range-address="'Human-Cause'.A20:'Human-Cause'.A20" chart:class="chart:line">
            <chart:data-point/>
          </chart:series>
          <chart:series chart:attached-axis="primary-y" chart:style-name="ch17" chart:values-cell-range-address="'Human-Cause'.A21:'Human-Cau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Human-Cause'.A2:'Human-Cau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Human-Cause'.A3:'Human-Cau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Human-Cause'.A4:'Human-Cau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Human-Cause'.A5:'Human-Cau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Human-Cause'.A6:'Human-Cau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Human-Cause'.A7:'Human-Cau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Human-Cause'.A8:'Human-Cau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Human-Cause'.A9:'Human-Cau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Human-Cause'.A10:'Human-Cau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Human-Cause'.A11:'Human-Cau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Human-Cause'.A12:'Human-Cau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Human-Cause'.A13:'Human-Cau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Human-Cause'.A14:'Human-Cau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Human-Cause'.A15:'Human-Cau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Human-Cause'.A16:'Human-Cau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Human-Cause'.A17:'Human-Cau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Human-Cause'.A18:'Human-Cau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Human-Cause'.A19:'Human-Cau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Human-Cause'.A20:'Human-Cau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Human-Cause'.A21:'Human-Cause'.A21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Human-Cause'.H3:'Human-Cause'.I21 'Human-Cause'.A1:'Human-Cause'.A1 'Human-Cause'.H26:'Human-Cause'.H44" chart:data-source-has-labels="row" svg:x="1.33cm" svg:y="0.179cm" svg:width="11.232cm" svg:height="7.659cm">
          <chartooo:coordinate-region svg:x="2.745cm" svg:y="0.378cm" svg:width="9.233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Human-Cause'.H3:'Human-Cause'.H21" chart:label-cell-address="'Human-Cause'.A1:'Human-Cause'.A1" chart:class="chart:scatter">
            <chart:domain table:cell-range-address="'Human-Cause'.I3:'Human-Cause'.I21"/>
            <chart:data-point chart:repeated="19"/>
          </chart:series>
          <chart:series chart:style-name="ch9" chart:values-cell-range-address="'Human-Cause'.H26:'Human-Cause'.H44" chart:label-cell-address="'Human-Cause'.A1:'Human-Cause'.A1" chart:class="chart:scatter">
            <chart:domain table:cell-range-address="'Human-Cause'.I26:'Human-Cau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Human-Cause'.A1:'Human-Cau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Human-Cause'.A1:'Human-Cau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6723348593852">
                <text:p>0.0686723348593852</text:p>
                <draw:g>
                  <svg:desc>'Human-Cause'.I3:'Human-Cause'.I21</svg:desc>
                </draw:g>
              </table:table-cell>
              <table:table-cell office:value-type="float" office:value="0.673076923076923">
                <text:p>0.673076923076923</text:p>
                <draw:g>
                  <svg:desc>'Human-Cause'.H3:'Human-Cause'.H21</svg:desc>
                </draw:g>
              </table:table-cell>
              <table:table-cell office:value-type="float" office:value="0.0209287115761936">
                <text:p>0.0209287115761936</text:p>
                <draw:g>
                  <svg:desc>'Human-Cause'.I26:'Human-Cause'.I44</svg:desc>
                </draw:g>
              </table:table-cell>
              <table:table-cell office:value-type="float" office:value="0.581818181818182">
                <text:p>0.581818181818182</text:p>
                <draw:g>
                  <svg:desc>'Human-Cause'.H26:'Human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6794582392776">
                <text:p>0.0936794582392776</text:p>
              </table:table-cell>
              <table:table-cell office:value-type="float" office:value="0.680327868852459">
                <text:p>0.680327868852459</text:p>
              </table:table-cell>
              <table:table-cell office:value-type="float" office:value="0.0237020316027088">
                <text:p>0.023702031602708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6209150326797">
                <text:p>0.106209150326797</text:p>
              </table:table-cell>
              <table:table-cell office:value-type="float" office:value="0.643564356435644">
                <text:p>0.64356435643564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8161925601751">
                <text:p>0.118161925601751</text:p>
              </table:table-cell>
              <table:table-cell office:value-type="float" office:value="0.606741573033708">
                <text:p>0.606741573033708</text:p>
              </table:table-cell>
              <table:table-cell office:value-type="float" office:value="0.0306345733041575">
                <text:p>0.030634573304157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6027397260274">
                <text:p>0.126027397260274</text:p>
              </table:table-cell>
              <table:table-cell office:value-type="float" office:value="0.567901234567901">
                <text:p>0.567901234567901</text:p>
              </table:table-cell>
              <table:table-cell office:value-type="float" office:value="0.0328767123287671">
                <text:p>0.03287671232876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0983606557377">
                <text:p>0.140983606557377</text:p>
              </table:table-cell>
              <table:table-cell office:value-type="float" office:value="0.56578947368421">
                <text:p>0.56578947368421</text:p>
              </table:table-cell>
              <table:table-cell office:value-type="float" office:value="0.039344262295082">
                <text:p>0.039344262295082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055335968379">
                <text:p>0.162055335968379</text:p>
              </table:table-cell>
              <table:table-cell office:value-type="float" office:value="0.577464788732394">
                <text:p>0.577464788732394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0403587443946">
                <text:p>0.170403587443946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448430493273543">
                <text:p>0.0448430493273543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4615384615385">
                <text:p>0.184615384615385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6531791907514">
                <text:p>0.196531791907514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0578034682080925">
                <text:p>0.057803468208092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96153846153846">
                <text:p>0.596153846153846</text:p>
              </table:table-cell>
              <table:table-cell office:value-type="float" office:value="0.0580645161290323">
                <text:p>0.058064516129032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0140845070423">
                <text:p>0.190140845070423</text:p>
              </table:table-cell>
              <table:table-cell office:value-type="float" office:value="0.5625">
                <text:p>0.5625</text:p>
              </table:table-cell>
              <table:table-cell office:value-type="float" office:value="0.0563380281690141">
                <text:p>0.05633802816901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650406504065041">
                <text:p>0.0650406504065041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8181818181818">
                <text:p>0.218181818181818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">
                <text:p>0.23</text:p>
              </table:table-cell>
              <table:table-cell office:value-type="float" office:value="0.575">
                <text:p>0.575</text:p>
              </table:table-cell>
              <table:table-cell office:value-type="float" office:value="0.07">
                <text:p>0.0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074468085106383">
                <text:p>0.07446808510638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0674157303370787">
                <text:p>0.0674157303370787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0609756097560976">
                <text:p>0.0609756097560976</text:p>
              </table:table-cell>
              <table:table-cell office:value-type="float" office:value="0.454545454545455">
                <text:p>0.45454545454545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Human-Cause'.J2:'Human-Cause'.J21 'Human-Cause'.J25:'Human-Cau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Human-Cause'.J2:'Human-Cause'.J21" loext:label-string="weak" chart:class="chart:line">
            <chart:data-point chart:repeated="20"/>
          </chart:series>
          <chart:series chart:style-name="ch10" chart:values-cell-range-address="'Human-Cause'.J25:'Human-Cau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Human-Cause'.J2:'Human-Cause'.J21</svg:desc>
                </draw:g>
              </table:table-cell>
              <table:table-cell office:value-type="float" office:value="NaN">
                <text:p>NaN</text:p>
                <draw:g>
                  <svg:desc>'Human-Cause'.J25:'Human-Cau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4629080118694">
                <text:p>0.124629080118694</text:p>
              </table:table-cell>
              <table:table-cell office:value-type="float" office:value="0.0404040404040404">
                <text:p>0.0404040404040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468253968254">
                <text:p>0.16468253968254</text:p>
              </table:table-cell>
              <table:table-cell office:value-type="float" office:value="0.0454054054054054">
                <text:p>0.0454054054054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2328190743338">
                <text:p>0.182328190743338</text:p>
              </table:table-cell>
              <table:table-cell office:value-type="float" office:value="0.0525502318392581">
                <text:p>0.0525502318392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7802197802198">
                <text:p>0.197802197802198</text:p>
              </table:table-cell>
              <table:table-cell office:value-type="float" office:value="0.0572597137014315">
                <text:p>0.0572597137014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627802690583">
                <text:p>0.20627802690583</text:p>
              </table:table-cell>
              <table:table-cell office:value-type="float" office:value="0.0607594936708861">
                <text:p>0.0607594936708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5721784776903">
                <text:p>0.225721784776903</text:p>
              </table:table-cell>
              <table:table-cell office:value-type="float" office:value="0.0718562874251497">
                <text:p>0.0718562874251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3086419753086">
                <text:p>0.253086419753086</text:p>
              </table:table-cell>
              <table:table-cell office:value-type="float" office:value="0.0782918149466192">
                <text:p>0.0782918149466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2975778546713">
                <text:p>0.262975778546713</text:p>
              </table:table-cell>
              <table:table-cell office:value-type="float" office:value="0.0803212851405623">
                <text:p>0.0803212851405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125">
                <text:p>0.28125</text:p>
              </table:table-cell>
              <table:table-cell office:value-type="float" office:value="0.091324200913242">
                <text:p>0.091324200913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4372294372294">
                <text:p>0.294372294372294</text:p>
              </table:table-cell>
              <table:table-cell office:value-type="float" office:value="0.101522842639594">
                <text:p>0.101522842639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951690821256">
                <text:p>0.29951690821256</text:p>
              </table:table-cell>
              <table:table-cell office:value-type="float" office:value="0.102272727272727">
                <text:p>0.10227272727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4210526315789">
                <text:p>0.284210526315789</text:p>
              </table:table-cell>
              <table:table-cell office:value-type="float" office:value="0.0987654320987654">
                <text:p>0.0987654320987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105960264900662">
                <text:p>0.105960264900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9156626506024">
                <text:p>0.289156626506024</text:p>
              </table:table-cell>
              <table:table-cell office:value-type="float" office:value="0.113475177304965">
                <text:p>0.113475177304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3725490196078">
                <text:p>0.31372549019607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120689655172414">
                <text:p>0.120689655172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1085271317829">
                <text:p>0.341085271317829</text:p>
              </table:table-cell>
              <table:table-cell office:value-type="float" office:value="0.128440366972477">
                <text:p>0.128440366972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4262295081967">
                <text:p>0.34426229508196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2342342342342">
                <text:p>0.342342342342342</text:p>
              </table:table-cell>
              <table:table-cell office:value-type="float" office:value="0.10752688172043">
                <text:p>0.1075268817204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Human-Cause'.H3:'Human-Cause'.I21 'Human-Cause'.H26:'Human-Cau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Human-Cause'.H3:'Human-Cause'.H21" loext:label-string="weak" chart:class="chart:scatter">
            <chart:domain table:cell-range-address="'Human-Cause'.I3:'Human-Cause'.I21"/>
            <chart:data-point chart:repeated="19"/>
          </chart:series>
          <chart:series chart:style-name="ch10" chart:values-cell-range-address="'Human-Cause'.H26:'Human-Cause'.H44" loext:label-string="strong" chart:class="chart:scatter">
            <chart:domain table:cell-range-address="'Human-Cause'.I26:'Human-Cau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6723348593852">
                <text:p>0.0686723348593852</text:p>
                <draw:g>
                  <svg:desc>'Human-Cause'.I3:'Human-Cause'.I21</svg:desc>
                </draw:g>
              </table:table-cell>
              <table:table-cell office:value-type="float" office:value="0.673076923076923">
                <text:p>0.673076923076923</text:p>
                <draw:g>
                  <svg:desc>'Human-Cause'.H3:'Human-Cause'.H21</svg:desc>
                </draw:g>
              </table:table-cell>
              <table:table-cell office:value-type="float" office:value="0.0209287115761936">
                <text:p>0.0209287115761936</text:p>
                <draw:g>
                  <svg:desc>'Human-Cause'.I26:'Human-Cause'.I44</svg:desc>
                </draw:g>
              </table:table-cell>
              <table:table-cell office:value-type="float" office:value="0.581818181818182">
                <text:p>0.581818181818182</text:p>
                <draw:g>
                  <svg:desc>'Human-Cause'.H26:'Human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6794582392776">
                <text:p>0.0936794582392776</text:p>
              </table:table-cell>
              <table:table-cell office:value-type="float" office:value="0.680327868852459">
                <text:p>0.680327868852459</text:p>
              </table:table-cell>
              <table:table-cell office:value-type="float" office:value="0.0237020316027088">
                <text:p>0.023702031602708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6209150326797">
                <text:p>0.106209150326797</text:p>
              </table:table-cell>
              <table:table-cell office:value-type="float" office:value="0.643564356435644">
                <text:p>0.64356435643564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8161925601751">
                <text:p>0.118161925601751</text:p>
              </table:table-cell>
              <table:table-cell office:value-type="float" office:value="0.606741573033708">
                <text:p>0.606741573033708</text:p>
              </table:table-cell>
              <table:table-cell office:value-type="float" office:value="0.0306345733041575">
                <text:p>0.030634573304157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6027397260274">
                <text:p>0.126027397260274</text:p>
              </table:table-cell>
              <table:table-cell office:value-type="float" office:value="0.567901234567901">
                <text:p>0.567901234567901</text:p>
              </table:table-cell>
              <table:table-cell office:value-type="float" office:value="0.0328767123287671">
                <text:p>0.03287671232876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0983606557377">
                <text:p>0.140983606557377</text:p>
              </table:table-cell>
              <table:table-cell office:value-type="float" office:value="0.56578947368421">
                <text:p>0.56578947368421</text:p>
              </table:table-cell>
              <table:table-cell office:value-type="float" office:value="0.039344262295082">
                <text:p>0.039344262295082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055335968379">
                <text:p>0.162055335968379</text:p>
              </table:table-cell>
              <table:table-cell office:value-type="float" office:value="0.577464788732394">
                <text:p>0.577464788732394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0403587443946">
                <text:p>0.170403587443946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448430493273543">
                <text:p>0.0448430493273543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4615384615385">
                <text:p>0.184615384615385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6531791907514">
                <text:p>0.196531791907514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0578034682080925">
                <text:p>0.057803468208092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96153846153846">
                <text:p>0.596153846153846</text:p>
              </table:table-cell>
              <table:table-cell office:value-type="float" office:value="0.0580645161290323">
                <text:p>0.058064516129032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0140845070423">
                <text:p>0.190140845070423</text:p>
              </table:table-cell>
              <table:table-cell office:value-type="float" office:value="0.5625">
                <text:p>0.5625</text:p>
              </table:table-cell>
              <table:table-cell office:value-type="float" office:value="0.0563380281690141">
                <text:p>0.05633802816901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650406504065041">
                <text:p>0.0650406504065041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8181818181818">
                <text:p>0.218181818181818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">
                <text:p>0.23</text:p>
              </table:table-cell>
              <table:table-cell office:value-type="float" office:value="0.575">
                <text:p>0.575</text:p>
              </table:table-cell>
              <table:table-cell office:value-type="float" office:value="0.07">
                <text:p>0.0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074468085106383">
                <text:p>0.07446808510638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0674157303370787">
                <text:p>0.0674157303370787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0609756097560976">
                <text:p>0.0609756097560976</text:p>
              </table:table-cell>
              <table:table-cell office:value-type="float" office:value="0.454545454545455">
                <text:p>0.45454545454545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Nature-Cause'.A2:'Nature-Cau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Nature-Cause'.A2:'Nature-Cause'.A2" chart:class="chart:line">
            <chart:data-point/>
          </chart:series>
          <chart:series chart:attached-axis="primary-y" chart:style-name="ch11" chart:values-cell-range-address="'Nature-Cause'.A3:'Nature-Cause'.A3" chart:class="chart:line">
            <chart:data-point/>
          </chart:series>
          <chart:series chart:attached-axis="primary-y" chart:style-name="ch12" chart:values-cell-range-address="'Nature-Cause'.A4:'Nature-Cause'.A4" chart:class="chart:line">
            <chart:data-point/>
          </chart:series>
          <chart:series chart:attached-axis="primary-y" chart:style-name="ch13" chart:values-cell-range-address="'Nature-Cause'.A5:'Nature-Cause'.A5" chart:class="chart:line">
            <chart:data-point/>
          </chart:series>
          <chart:series chart:attached-axis="primary-y" chart:style-name="ch14" chart:values-cell-range-address="'Nature-Cause'.A6:'Nature-Cause'.A6" chart:class="chart:line">
            <chart:data-point/>
          </chart:series>
          <chart:series chart:attached-axis="primary-y" chart:style-name="ch15" chart:values-cell-range-address="'Nature-Cause'.A7:'Nature-Cause'.A7" chart:class="chart:line">
            <chart:data-point/>
          </chart:series>
          <chart:series chart:attached-axis="primary-y" chart:style-name="ch16" chart:values-cell-range-address="'Nature-Cause'.A8:'Nature-Cause'.A8" chart:class="chart:line">
            <chart:data-point/>
          </chart:series>
          <chart:series chart:attached-axis="primary-y" chart:style-name="ch17" chart:values-cell-range-address="'Nature-Cause'.A9:'Nature-Cause'.A9" chart:class="chart:line">
            <chart:data-point/>
          </chart:series>
          <chart:series chart:attached-axis="primary-y" chart:style-name="ch18" chart:values-cell-range-address="'Nature-Cause'.A10:'Nature-Cause'.A10" chart:class="chart:line">
            <chart:data-point/>
          </chart:series>
          <chart:series chart:attached-axis="primary-y" chart:style-name="ch19" chart:values-cell-range-address="'Nature-Cause'.A11:'Nature-Cause'.A11" chart:class="chart:line">
            <chart:data-point/>
          </chart:series>
          <chart:series chart:attached-axis="primary-y" chart:style-name="ch20" chart:values-cell-range-address="'Nature-Cause'.A12:'Nature-Cause'.A12" chart:class="chart:line">
            <chart:data-point/>
          </chart:series>
          <chart:series chart:attached-axis="primary-y" chart:style-name="ch21" chart:values-cell-range-address="'Nature-Cause'.A13:'Nature-Cause'.A13" chart:class="chart:line">
            <chart:data-point/>
          </chart:series>
          <chart:series chart:attached-axis="primary-y" chart:style-name="ch10" chart:values-cell-range-address="'Nature-Cause'.A14:'Nature-Cause'.A14" chart:class="chart:line">
            <chart:data-point/>
          </chart:series>
          <chart:series chart:attached-axis="primary-y" chart:style-name="ch11" chart:values-cell-range-address="'Nature-Cause'.A15:'Nature-Cause'.A15" chart:class="chart:line">
            <chart:data-point/>
          </chart:series>
          <chart:series chart:attached-axis="primary-y" chart:style-name="ch12" chart:values-cell-range-address="'Nature-Cause'.A16:'Nature-Cause'.A16" chart:class="chart:line">
            <chart:data-point/>
          </chart:series>
          <chart:series chart:attached-axis="primary-y" chart:style-name="ch13" chart:values-cell-range-address="'Nature-Cause'.A17:'Nature-Cause'.A17" chart:class="chart:line">
            <chart:data-point/>
          </chart:series>
          <chart:series chart:attached-axis="primary-y" chart:style-name="ch14" chart:values-cell-range-address="'Nature-Cause'.A18:'Nature-Cause'.A18" chart:class="chart:line">
            <chart:data-point/>
          </chart:series>
          <chart:series chart:attached-axis="primary-y" chart:style-name="ch15" chart:values-cell-range-address="'Nature-Cause'.A19:'Nature-Cause'.A19" chart:class="chart:line">
            <chart:data-point/>
          </chart:series>
          <chart:series chart:attached-axis="primary-y" chart:style-name="ch16" chart:values-cell-range-address="'Nature-Cause'.A20:'Nature-Cause'.A20" chart:class="chart:line">
            <chart:data-point/>
          </chart:series>
          <chart:series chart:attached-axis="primary-y" chart:style-name="ch17" chart:values-cell-range-address="'Nature-Cause'.A21:'Nature-Cau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Nature-Cause'.A2:'Nature-Cau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Nature-Cause'.A3:'Nature-Cau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Nature-Cause'.A4:'Nature-Cau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Nature-Cause'.A5:'Nature-Cau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Nature-Cause'.A6:'Nature-Cau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Nature-Cause'.A7:'Nature-Cau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Nature-Cause'.A8:'Nature-Cau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Nature-Cause'.A9:'Nature-Cau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Nature-Cause'.A10:'Nature-Cau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Nature-Cause'.A11:'Nature-Cau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Nature-Cause'.A12:'Nature-Cau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Nature-Cause'.A13:'Nature-Cau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Nature-Cause'.A14:'Nature-Cau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Nature-Cause'.A15:'Nature-Cau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Nature-Cause'.A16:'Nature-Cau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Nature-Cause'.A17:'Nature-Cau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Nature-Cause'.A18:'Nature-Cau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Nature-Cause'.A19:'Nature-Cau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Nature-Cause'.A20:'Nature-Cau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Nature-Cause'.A21:'Nature-Cause'.A21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Nature-Cause'.H3:'Nature-Cause'.I21 'Nature-Cause'.A1:'Nature-Cause'.A1 'Nature-Cause'.H26:'Nature-Cause'.H44" chart:data-source-has-labels="row" svg:x="1.33cm" svg:y="0.179cm" svg:width="11.232cm" svg:height="7.659cm">
          <chartooo:coordinate-region svg:x="2.745cm" svg:y="0.379cm" svg:width="9.048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Nature-Cause'.H3:'Nature-Cause'.H21" chart:label-cell-address="'Nature-Cause'.A1:'Nature-Cause'.A1" chart:class="chart:scatter">
            <chart:domain table:cell-range-address="'Nature-Cause'.I3:'Nature-Cause'.I21"/>
            <chart:data-point chart:repeated="19"/>
          </chart:series>
          <chart:series chart:style-name="ch9" chart:values-cell-range-address="'Nature-Cause'.H26:'Nature-Cause'.H44" chart:label-cell-address="'Nature-Cause'.A1:'Nature-Cause'.A1" chart:class="chart:scatter">
            <chart:domain table:cell-range-address="'Nature-Cause'.I26:'Nature-Cau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Nature-Cause'.A1:'Nature-Cau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Nature-Cause'.A1:'Nature-Cau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8907782864617">
                <text:p>0.0228907782864617</text:p>
                <draw:g>
                  <svg:desc>'Nature-Cause'.I3:'Nature-Cause'.I21</svg:desc>
                </draw:g>
              </table:table-cell>
              <table:table-cell office:value-type="float" office:value="0.648148148148148">
                <text:p>0.648148148148148</text:p>
                <draw:g>
                  <svg:desc>'Nature-Cause'.H3:'Nature-Cause'.H21</svg:desc>
                </draw:g>
              </table:table-cell>
              <table:table-cell office:value-type="float" office:value="0.0052321778940484">
                <text:p>0.0052321778940484</text:p>
                <draw:g>
                  <svg:desc>'Nature-Cause'.I26:'Nature-Cause'.I44</svg:desc>
                </draw:g>
              </table:table-cell>
              <table:table-cell office:value-type="float" office:value="0.727272727272727">
                <text:p>0.727272727272727</text:p>
                <draw:g>
                  <svg:desc>'Nature-Cause'.H26:'Nature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2460496613995">
                <text:p>0.0372460496613995</text:p>
              </table:table-cell>
              <table:table-cell office:value-type="float" office:value="0.6875">
                <text:p>0.6875</text:p>
              </table:table-cell>
              <table:table-cell office:value-type="float" office:value="0.00790067720090294">
                <text:p>0.0079006772009029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675">
                <text:p>0.675</text:p>
              </table:table-cell>
              <table:table-cell office:value-type="float" office:value="0.011437908496732">
                <text:p>0.011437908496732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5164113785558">
                <text:p>0.0525164113785558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0153172866520788">
                <text:p>0.015317286652078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7945205479452">
                <text:p>0.054794520547945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7377049180328">
                <text:p>0.0557377049180328</text:p>
              </table:table-cell>
              <table:table-cell office:value-type="float" office:value="0.68">
                <text:p>0.68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71936758893281">
                <text:p>0.067193675889328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197628458498024">
                <text:p>0.0197628458498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62331838565022">
                <text:p>0.076233183856502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71794871794872">
                <text:p>0.0871794871794872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2485549132948">
                <text:p>0.092485549132948</text:p>
              </table:table-cell>
              <table:table-cell office:value-type="float" office:value="0.8">
                <text:p>0.8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5633802816901">
                <text:p>0.10563380281690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5691056910569">
                <text:p>0.105691056910569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8181818181818">
                <text:p>0.118181818181818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7021276595745">
                <text:p>0.11702127659574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75609756097561">
                <text:p>0.0975609756097561</text:p>
              </table:table-cell>
              <table:table-cell office:value-type="float" office:value="0.8">
                <text:p>0.8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Nature-Cause'.J2:'Nature-Cause'.J21 'Nature-Cause'.J25:'Nature-Cau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Nature-Cause'.J2:'Nature-Cause'.J21" loext:label-string="weak" chart:class="chart:line">
            <chart:data-point chart:repeated="20"/>
          </chart:series>
          <chart:series chart:style-name="ch10" chart:values-cell-range-address="'Nature-Cause'.J25:'Nature-Cau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Nature-Cause'.J2:'Nature-Cause'.J21</svg:desc>
                </draw:g>
              </table:table-cell>
              <table:table-cell office:value-type="float" office:value="NaN">
                <text:p>NaN</text:p>
                <draw:g>
                  <svg:desc>'Nature-Cause'.J25:'Nature-Cau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42198357548958">
                <text:p>0.0442198357548958</text:p>
              </table:table-cell>
              <table:table-cell office:value-type="float" office:value="0.0103896103896104">
                <text:p>0.0103896103896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06638115631692">
                <text:p>0.0706638115631692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28220858895706">
                <text:p>0.0828220858895706</text:p>
              </table:table-cell>
              <table:table-cell office:value-type="float" office:value="0.0225442834138486">
                <text:p>0.0225442834138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77596741344195">
                <text:p>0.0977596741344195</text:p>
              </table:table-cell>
              <table:table-cell office:value-type="float" office:value="0.0301075268817204">
                <text:p>0.0301075268817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1781170483461">
                <text:p>0.101781170483461</text:p>
              </table:table-cell>
              <table:table-cell office:value-type="float" office:value="0.0375335120643432">
                <text:p>0.0375335120643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3030303030303">
                <text:p>0.103030303030303</text:p>
              </table:table-cell>
              <table:table-cell office:value-type="float" office:value="0.0321543408360129">
                <text:p>0.0321543408360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2743682310469">
                <text:p>0.122743682310469</text:p>
              </table:table-cell>
              <table:table-cell office:value-type="float" office:value="0.0387596899224806">
                <text:p>0.0387596899224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7651821862348">
                <text:p>0.137651821862348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668202764977">
                <text:p>0.156682027649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580310880829">
                <text:p>0.16580310880829</text:p>
              </table:table-cell>
              <table:table-cell office:value-type="float" office:value="0.0561797752808989">
                <text:p>0.0561797752808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0.050314465408805">
                <text:p>0.050314465408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6335403726708">
                <text:p>0.186335403726708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5714285714286">
                <text:p>0.185714285714286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4724409448819">
                <text:p>0.204724409448819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0618556701030928">
                <text:p>0.061855670103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0.0652173913043478">
                <text:p>0.06521739130434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0705882352941176">
                <text:p>0.070588235294117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CO2-Cut'.H3:'CO2-Cut'.I21 'CO2-Cut'.A1:'CO2-Cut'.A1 'CO2-Cut'.H26:'CO2-Cut'.H44" chart:data-source-has-labels="row" svg:x="1.33cm" svg:y="0.179cm" svg:width="11.232cm" svg:height="7.659cm">
          <chartooo:coordinate-region svg:x="2.745cm" svg:y="0.378cm" svg:width="9.327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CO2-Cut'.H3:'CO2-Cut'.H21" chart:label-cell-address="'CO2-Cut'.A1:'CO2-Cut'.A1" chart:class="chart:scatter">
            <chart:domain table:cell-range-address="'CO2-Cut'.I3:'CO2-Cut'.I21"/>
            <chart:data-point chart:repeated="19"/>
          </chart:series>
          <chart:series chart:style-name="ch9" chart:values-cell-range-address="'CO2-Cut'.H26:'CO2-Cut'.H44" chart:label-cell-address="'CO2-Cut'.A1:'CO2-Cut'.A1" chart:class="chart:scatter">
            <chart:domain table:cell-range-address="'CO2-Cut'.I26:'CO2-Cut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CO2-Cut'.A1:'CO2-Cut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CO2-Cut'.A1:'CO2-Cu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7724002616089">
                <text:p>0.0117724002616089</text:p>
                <draw:g>
                  <svg:desc>'CO2-Cut'.I3:'CO2-Cut'.I21</svg:desc>
                </draw:g>
              </table:table-cell>
              <table:table-cell office:value-type="float" office:value="0.666666666666667">
                <text:p>0.666666666666667</text:p>
                <draw:g>
                  <svg:desc>'CO2-Cut'.H3:'CO2-Cut'.H21</svg:desc>
                </draw:g>
              </table:table-cell>
              <table:table-cell office:value-type="float" office:value="0.0039241334205363">
                <text:p>0.0039241334205363</text:p>
                <draw:g>
                  <svg:desc>'CO2-Cut'.I26:'CO2-Cut'.I44</svg:desc>
                </draw:g>
              </table:table-cell>
              <table:table-cell office:value-type="float" office:value="0.6">
                <text:p>0.6</text:p>
                <draw:g>
                  <svg:desc>'CO2-Cut'.H26:'CO2-Cut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9300225733634">
                <text:p>0.0169300225733634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0.00564334085778781">
                <text:p>0.00564334085778781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3398692810458">
                <text:p>0.0163398692810458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00490196078431373">
                <text:p>0.004901960784313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054704595186">
                <text:p>0.0175054704595186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00656455142231947">
                <text:p>0.006564551422319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9178082191781">
                <text:p>0.0219178082191781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00821917808219178">
                <text:p>0.008219178082191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29508196721311">
                <text:p>0.0229508196721311</text:p>
              </table:table-cell>
              <table:table-cell office:value-type="float" office:value="0.5">
                <text:p>0.5</text:p>
              </table:table-cell>
              <table:table-cell office:value-type="float" office:value="0.00655737704918033">
                <text:p>0.006557377049180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6679841897233">
                <text:p>0.0276679841897233</text:p>
              </table:table-cell>
              <table:table-cell office:value-type="float" office:value="0.5">
                <text:p>0.5</text:p>
              </table:table-cell>
              <table:table-cell office:value-type="float" office:value="0.00790513833992095">
                <text:p>0.0079051383399209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1390134529148">
                <text:p>0.031390134529148</text:p>
              </table:table-cell>
              <table:table-cell office:value-type="float" office:value="0.5">
                <text:p>0.5</text:p>
              </table:table-cell>
              <table:table-cell office:value-type="float" office:value="0.00896860986547085">
                <text:p>0.0089686098654708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58974358974359">
                <text:p>0.0358974358974359</text:p>
              </table:table-cell>
              <table:table-cell office:value-type="float" office:value="0.5">
                <text:p>0.5</text:p>
              </table:table-cell>
              <table:table-cell office:value-type="float" office:value="0.0102564102564103">
                <text:p>0.010256410256410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6820809248555">
                <text:p>0.0346820809248555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00578034682080925">
                <text:p>0.005780346820809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0645161290322581">
                <text:p>0.0064516129032258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0.4">
                <text:p>0.4</text:p>
              </table:table-cell>
              <table:table-cell office:value-type="float" office:value="0.00704225352112676">
                <text:p>0.0070422535211267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0.4">
                <text:p>0.4</text:p>
              </table:table-cell>
              <table:table-cell office:value-type="float" office:value="0.00757575757575758">
                <text:p>0.0075757575757575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20325203252">
                <text:p>0.032520325203252</text:p>
              </table:table-cell>
              <table:table-cell office:value-type="float" office:value="0.4">
                <text:p>0.4</text:p>
              </table:table-cell>
              <table:table-cell office:value-type="float" office:value="0.00813008130081301">
                <text:p>0.0081300813008130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0.4">
                <text:p>0.4</text:p>
              </table:table-cell>
              <table:table-cell office:value-type="float" office:value="0.00909090909090909">
                <text:p>0.009090909090909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01">
                <text:p>0.0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0106382978723404">
                <text:p>0.010638297872340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0112359550561798">
                <text:p>0.011235955056179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0.5">
                <text:p>0.5</text:p>
              </table:table-cell>
              <table:table-cell office:value-type="float" office:value="0.0121951219512195">
                <text:p>0.0121951219512195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Nature-Cause'.H3:'Nature-Cause'.I21 'Nature-Cause'.H26:'Nature-Cau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Nature-Cause'.H3:'Nature-Cause'.H21" loext:label-string="weak" chart:class="chart:scatter">
            <chart:domain table:cell-range-address="'Nature-Cause'.I3:'Nature-Cause'.I21"/>
            <chart:data-point chart:repeated="19"/>
          </chart:series>
          <chart:series chart:style-name="ch10" chart:values-cell-range-address="'Nature-Cause'.H26:'Nature-Cause'.H44" loext:label-string="strong" chart:class="chart:scatter">
            <chart:domain table:cell-range-address="'Nature-Cause'.I26:'Nature-Cau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8907782864617">
                <text:p>0.0228907782864617</text:p>
                <draw:g>
                  <svg:desc>'Nature-Cause'.I3:'Nature-Cause'.I21</svg:desc>
                </draw:g>
              </table:table-cell>
              <table:table-cell office:value-type="float" office:value="0.648148148148148">
                <text:p>0.648148148148148</text:p>
                <draw:g>
                  <svg:desc>'Nature-Cause'.H3:'Nature-Cause'.H21</svg:desc>
                </draw:g>
              </table:table-cell>
              <table:table-cell office:value-type="float" office:value="0.0052321778940484">
                <text:p>0.0052321778940484</text:p>
                <draw:g>
                  <svg:desc>'Nature-Cause'.I26:'Nature-Cause'.I44</svg:desc>
                </draw:g>
              </table:table-cell>
              <table:table-cell office:value-type="float" office:value="0.727272727272727">
                <text:p>0.727272727272727</text:p>
                <draw:g>
                  <svg:desc>'Nature-Cause'.H26:'Nature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2460496613995">
                <text:p>0.0372460496613995</text:p>
              </table:table-cell>
              <table:table-cell office:value-type="float" office:value="0.6875">
                <text:p>0.6875</text:p>
              </table:table-cell>
              <table:table-cell office:value-type="float" office:value="0.00790067720090294">
                <text:p>0.0079006772009029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675">
                <text:p>0.675</text:p>
              </table:table-cell>
              <table:table-cell office:value-type="float" office:value="0.011437908496732">
                <text:p>0.011437908496732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5164113785558">
                <text:p>0.0525164113785558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0153172866520788">
                <text:p>0.015317286652078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7945205479452">
                <text:p>0.054794520547945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7377049180328">
                <text:p>0.0557377049180328</text:p>
              </table:table-cell>
              <table:table-cell office:value-type="float" office:value="0.68">
                <text:p>0.68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71936758893281">
                <text:p>0.067193675889328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197628458498024">
                <text:p>0.0197628458498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62331838565022">
                <text:p>0.076233183856502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71794871794872">
                <text:p>0.0871794871794872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2485549132948">
                <text:p>0.092485549132948</text:p>
              </table:table-cell>
              <table:table-cell office:value-type="float" office:value="0.8">
                <text:p>0.8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5633802816901">
                <text:p>0.10563380281690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5691056910569">
                <text:p>0.105691056910569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8181818181818">
                <text:p>0.118181818181818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7021276595745">
                <text:p>0.11702127659574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75609756097561">
                <text:p>0.0975609756097561</text:p>
              </table:table-cell>
              <table:table-cell office:value-type="float" office:value="0.8">
                <text:p>0.8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Econ-Growth'.A2:'Econ-Growth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con-Growth'.A2:'Econ-Growth'.A2" chart:class="chart:line">
            <chart:data-point/>
          </chart:series>
          <chart:series chart:attached-axis="primary-y" chart:style-name="ch11" chart:values-cell-range-address="'Econ-Growth'.A3:'Econ-Growth'.A3" chart:class="chart:line">
            <chart:data-point/>
          </chart:series>
          <chart:series chart:attached-axis="primary-y" chart:style-name="ch12" chart:values-cell-range-address="'Econ-Growth'.A4:'Econ-Growth'.A4" chart:class="chart:line">
            <chart:data-point/>
          </chart:series>
          <chart:series chart:attached-axis="primary-y" chart:style-name="ch13" chart:values-cell-range-address="'Econ-Growth'.A5:'Econ-Growth'.A5" chart:class="chart:line">
            <chart:data-point/>
          </chart:series>
          <chart:series chart:attached-axis="primary-y" chart:style-name="ch14" chart:values-cell-range-address="'Econ-Growth'.A6:'Econ-Growth'.A6" chart:class="chart:line">
            <chart:data-point/>
          </chart:series>
          <chart:series chart:attached-axis="primary-y" chart:style-name="ch15" chart:values-cell-range-address="'Econ-Growth'.A7:'Econ-Growth'.A7" chart:class="chart:line">
            <chart:data-point/>
          </chart:series>
          <chart:series chart:attached-axis="primary-y" chart:style-name="ch16" chart:values-cell-range-address="'Econ-Growth'.A8:'Econ-Growth'.A8" chart:class="chart:line">
            <chart:data-point/>
          </chart:series>
          <chart:series chart:attached-axis="primary-y" chart:style-name="ch17" chart:values-cell-range-address="'Econ-Growth'.A9:'Econ-Growth'.A9" chart:class="chart:line">
            <chart:data-point/>
          </chart:series>
          <chart:series chart:attached-axis="primary-y" chart:style-name="ch18" chart:values-cell-range-address="'Econ-Growth'.A10:'Econ-Growth'.A10" chart:class="chart:line">
            <chart:data-point/>
          </chart:series>
          <chart:series chart:attached-axis="primary-y" chart:style-name="ch19" chart:values-cell-range-address="'Econ-Growth'.A11:'Econ-Growth'.A11" chart:class="chart:line">
            <chart:data-point/>
          </chart:series>
          <chart:series chart:attached-axis="primary-y" chart:style-name="ch20" chart:values-cell-range-address="'Econ-Growth'.A12:'Econ-Growth'.A12" chart:class="chart:line">
            <chart:data-point/>
          </chart:series>
          <chart:series chart:attached-axis="primary-y" chart:style-name="ch21" chart:values-cell-range-address="'Econ-Growth'.A13:'Econ-Growth'.A13" chart:class="chart:line">
            <chart:data-point/>
          </chart:series>
          <chart:series chart:attached-axis="primary-y" chart:style-name="ch10" chart:values-cell-range-address="'Econ-Growth'.A14:'Econ-Growth'.A14" chart:class="chart:line">
            <chart:data-point/>
          </chart:series>
          <chart:series chart:attached-axis="primary-y" chart:style-name="ch11" chart:values-cell-range-address="'Econ-Growth'.A15:'Econ-Growth'.A15" chart:class="chart:line">
            <chart:data-point/>
          </chart:series>
          <chart:series chart:attached-axis="primary-y" chart:style-name="ch12" chart:values-cell-range-address="'Econ-Growth'.A16:'Econ-Growth'.A16" chart:class="chart:line">
            <chart:data-point/>
          </chart:series>
          <chart:series chart:attached-axis="primary-y" chart:style-name="ch13" chart:values-cell-range-address="'Econ-Growth'.A17:'Econ-Growth'.A17" chart:class="chart:line">
            <chart:data-point/>
          </chart:series>
          <chart:series chart:attached-axis="primary-y" chart:style-name="ch14" chart:values-cell-range-address="'Econ-Growth'.A18:'Econ-Growth'.A18" chart:class="chart:line">
            <chart:data-point/>
          </chart:series>
          <chart:series chart:attached-axis="primary-y" chart:style-name="ch15" chart:values-cell-range-address="'Econ-Growth'.A19:'Econ-Growth'.A19" chart:class="chart:line">
            <chart:data-point/>
          </chart:series>
          <chart:series chart:attached-axis="primary-y" chart:style-name="ch16" chart:values-cell-range-address="'Econ-Growth'.A20:'Econ-Growth'.A20" chart:class="chart:line">
            <chart:data-point/>
          </chart:series>
          <chart:series chart:attached-axis="primary-y" chart:style-name="ch17" chart:values-cell-range-address="'Econ-Growth'.A21:'Econ-Growth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con-Growth'.A2:'Econ-Growth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con-Growth'.A3:'Econ-Growth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Econ-Growth'.A4:'Econ-Growth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con-Growth'.A5:'Econ-Growth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con-Growth'.A6:'Econ-Growth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Econ-Growth'.A7:'Econ-Growth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Econ-Growth'.A8:'Econ-Growth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con-Growth'.A9:'Econ-Growth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Econ-Growth'.A10:'Econ-Growth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con-Growth'.A11:'Econ-Growth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con-Growth'.A12:'Econ-Growth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Econ-Growth'.A13:'Econ-Growth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Econ-Growth'.A14:'Econ-Growth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Econ-Growth'.A15:'Econ-Growth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con-Growth'.A16:'Econ-Growth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Econ-Growth'.A17:'Econ-Growth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con-Growth'.A18:'Econ-Growth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Econ-Growth'.A19:'Econ-Growth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Econ-Growth'.A20:'Econ-Growth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Econ-Growth'.A21:'Econ-Growth'.A21</svg:desc>
                </draw:g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Econ-Growth'.H3:'Econ-Growth'.I21 'Econ-Growth'.A1:'Econ-Growth'.A1 'Econ-Growth'.H26:'Econ-Growth'.H44" chart:data-source-has-labels="row" svg:x="1.33cm" svg:y="0.179cm" svg:width="11.232cm" svg:height="7.659cm">
          <chartooo:coordinate-region svg:x="2.745cm" svg:y="0.379cm" svg:width="9.141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Econ-Growth'.H3:'Econ-Growth'.H21" chart:label-cell-address="'Econ-Growth'.A1:'Econ-Growth'.A1" chart:class="chart:scatter">
            <chart:domain table:cell-range-address="'Econ-Growth'.I3:'Econ-Growth'.I21"/>
            <chart:data-point chart:repeated="19"/>
          </chart:series>
          <chart:series chart:style-name="ch9" chart:values-cell-range-address="'Econ-Growth'.H26:'Econ-Growth'.H44" chart:label-cell-address="'Econ-Growth'.A1:'Econ-Growth'.A1" chart:class="chart:scatter">
            <chart:domain table:cell-range-address="'Econ-Growth'.I26:'Econ-Growth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con-Growth'.A1:'Econ-Growth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con-Growth'.A1:'Econ-Growth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1183780248528">
                <text:p>0.0111183780248528</text:p>
                <draw:g>
                  <svg:desc>'Econ-Growth'.I3:'Econ-Growth'.I21</svg:desc>
                </draw:g>
              </table:table-cell>
              <table:table-cell office:value-type="float" office:value="1">
                <text:p>1</text:p>
                <draw:g>
                  <svg:desc>'Econ-Growth'.H3:'Econ-Growth'.H21</svg:desc>
                </draw:g>
              </table:table-cell>
              <table:table-cell office:value-type="float" office:value="0.0078482668410726">
                <text:p>0.0078482668410726</text:p>
                <draw:g>
                  <svg:desc>'Econ-Growth'.I26:'Econ-Growth'.I44</svg:desc>
                </draw:g>
              </table:table-cell>
              <table:table-cell office:value-type="float" office:value="1">
                <text:p>1</text:p>
                <draw:g>
                  <svg:desc>'Econ-Growth'.H26:'Econ-Growth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1">
                <text:p>1</text:p>
              </table:table-cell>
              <table:table-cell office:value-type="float" office:value="0.0101580135440181">
                <text:p>0.0101580135440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9738562091503">
                <text:p>0.0179738562091503</text:p>
              </table:table-cell>
              <table:table-cell office:value-type="float" office:value="1">
                <text:p>1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8818380743982">
                <text:p>0.0218818380743982</text:p>
              </table:table-cell>
              <table:table-cell office:value-type="float" office:value="1">
                <text:p>1</text:p>
              </table:table-cell>
              <table:table-cell office:value-type="float" office:value="0.0175054704595186">
                <text:p>0.0175054704595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9178082191781">
                <text:p>0.0219178082191781</text:p>
              </table:table-cell>
              <table:table-cell office:value-type="float" office:value="1">
                <text:p>1</text:p>
              </table:table-cell>
              <table:table-cell office:value-type="float" office:value="0.0164383561643836">
                <text:p>0.0164383561643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2295081967213">
                <text:p>0.0262295081967213</text:p>
              </table:table-cell>
              <table:table-cell office:value-type="float" office:value="1">
                <text:p>1</text:p>
              </table:table-cell>
              <table:table-cell office:value-type="float" office:value="0.019672131147541">
                <text:p>0.019672131147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7154150197628">
                <text:p>0.0237154150197628</text:p>
              </table:table-cell>
              <table:table-cell office:value-type="float" office:value="1">
                <text:p>1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  <table:table-cell office:value-type="float" office:value="0.0179372197309417">
                <text:p>0.0179372197309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  <table:table-cell office:value-type="float" office:value="0.0205128205128205">
                <text:p>0.0205128205128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23121387283237">
                <text:p>0.023121387283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20325203252">
                <text:p>0.032520325203252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Econ-Growth'.J2:'Econ-Growth'.J21 'Econ-Growth'.J25:'Econ-Growth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Econ-Growth'.J2:'Econ-Growth'.J21" loext:label-string="weak" chart:class="chart:line">
            <chart:data-point chart:repeated="20"/>
          </chart:series>
          <chart:series chart:style-name="ch10" chart:values-cell-range-address="'Econ-Growth'.J25:'Econ-Growth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con-Growth'.J2:'Econ-Growth'.J21</svg:desc>
                </draw:g>
              </table:table-cell>
              <table:table-cell office:value-type="float" office:value="NaN">
                <text:p>NaN</text:p>
                <draw:g>
                  <svg:desc>'Econ-Growth'.J25:'Econ-Growth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9922380336352">
                <text:p>0.0219922380336352</text:p>
              </table:table-cell>
              <table:table-cell office:value-type="float" office:value="0.0155743024010383">
                <text:p>0.0155743024010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7260579064588">
                <text:p>0.0267260579064588</text:p>
              </table:table-cell>
              <table:table-cell office:value-type="float" office:value="0.0201117318435754">
                <text:p>0.0201117318435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3130016051364">
                <text:p>0.0353130016051364</text:p>
              </table:table-cell>
              <table:table-cell office:value-type="float" office:value="0.0289855072463768">
                <text:p>0.0289855072463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28265524625268">
                <text:p>0.0428265524625268</text:p>
              </table:table-cell>
              <table:table-cell office:value-type="float" office:value="0.0344086021505376">
                <text:p>0.0344086021505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28954423592493">
                <text:p>0.0428954423592493</text:p>
              </table:table-cell>
              <table:table-cell office:value-type="float" office:value="0.0323450134770889">
                <text:p>0.0323450134770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11182108626198">
                <text:p>0.0511182108626198</text:p>
              </table:table-cell>
              <table:table-cell office:value-type="float" office:value="0.0385852090032154">
                <text:p>0.038585209003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63320463320463">
                <text:p>0.0463320463320463</text:p>
              </table:table-cell>
              <table:table-cell office:value-type="float" office:value="0.0311284046692607">
                <text:p>0.0311284046692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.0352422907488987">
                <text:p>0.0352422907488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0402010050251256">
                <text:p>0.0402010050251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1797752808989">
                <text:p>0.0561797752808989</text:p>
              </table:table-cell>
              <table:table-cell office:value-type="float" office:value="0.0451977401129944">
                <text:p>0.0451977401129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5">
                <text:p>0.0625</text:p>
              </table:table-cell>
              <table:table-cell office:value-type="float" office:value="0.050314465408805">
                <text:p>0.050314465408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0272108843537">
                <text:p>0.0680272108843537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992125984252">
                <text:p>0.062992125984252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01754385964912">
                <text:p>0.0701754385964912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16326530612245">
                <text:p>0.0816326530612245</text:p>
              </table:table-cell>
              <table:table-cell office:value-type="float" office:value="0.0618556701030928">
                <text:p>0.061855670103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52173913043478">
                <text:p>0.0652173913043478</text:p>
              </table:table-cell>
              <table:table-cell office:value-type="float" office:value="0.043956043956044">
                <text:p>0.043956043956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05882352941176">
                <text:p>0.0705882352941176</text:p>
              </table:table-cell>
              <table:table-cell office:value-type="float" office:value="0.0476190476190476">
                <text:p>0.047619047619047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Econ-Growth'.H3:'Econ-Growth'.I21 'Econ-Growth'.H26:'Econ-Growth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Econ-Growth'.H3:'Econ-Growth'.H21" loext:label-string="weak" chart:class="chart:scatter">
            <chart:domain table:cell-range-address="'Econ-Growth'.I3:'Econ-Growth'.I21"/>
            <chart:data-point chart:repeated="19"/>
          </chart:series>
          <chart:series chart:style-name="ch10" chart:values-cell-range-address="'Econ-Growth'.H26:'Econ-Growth'.H44" loext:label-string="strong" chart:class="chart:scatter">
            <chart:domain table:cell-range-address="'Econ-Growth'.I26:'Econ-Growth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1183780248528">
                <text:p>0.0111183780248528</text:p>
                <draw:g>
                  <svg:desc>'Econ-Growth'.I3:'Econ-Growth'.I21</svg:desc>
                </draw:g>
              </table:table-cell>
              <table:table-cell office:value-type="float" office:value="1">
                <text:p>1</text:p>
                <draw:g>
                  <svg:desc>'Econ-Growth'.H3:'Econ-Growth'.H21</svg:desc>
                </draw:g>
              </table:table-cell>
              <table:table-cell office:value-type="float" office:value="0.0078482668410726">
                <text:p>0.0078482668410726</text:p>
                <draw:g>
                  <svg:desc>'Econ-Growth'.I26:'Econ-Growth'.I44</svg:desc>
                </draw:g>
              </table:table-cell>
              <table:table-cell office:value-type="float" office:value="1">
                <text:p>1</text:p>
                <draw:g>
                  <svg:desc>'Econ-Growth'.H26:'Econ-Growth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1">
                <text:p>1</text:p>
              </table:table-cell>
              <table:table-cell office:value-type="float" office:value="0.0101580135440181">
                <text:p>0.0101580135440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9738562091503">
                <text:p>0.0179738562091503</text:p>
              </table:table-cell>
              <table:table-cell office:value-type="float" office:value="1">
                <text:p>1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8818380743982">
                <text:p>0.0218818380743982</text:p>
              </table:table-cell>
              <table:table-cell office:value-type="float" office:value="1">
                <text:p>1</text:p>
              </table:table-cell>
              <table:table-cell office:value-type="float" office:value="0.0175054704595186">
                <text:p>0.0175054704595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9178082191781">
                <text:p>0.0219178082191781</text:p>
              </table:table-cell>
              <table:table-cell office:value-type="float" office:value="1">
                <text:p>1</text:p>
              </table:table-cell>
              <table:table-cell office:value-type="float" office:value="0.0164383561643836">
                <text:p>0.0164383561643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2295081967213">
                <text:p>0.0262295081967213</text:p>
              </table:table-cell>
              <table:table-cell office:value-type="float" office:value="1">
                <text:p>1</text:p>
              </table:table-cell>
              <table:table-cell office:value-type="float" office:value="0.019672131147541">
                <text:p>0.019672131147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7154150197628">
                <text:p>0.0237154150197628</text:p>
              </table:table-cell>
              <table:table-cell office:value-type="float" office:value="1">
                <text:p>1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  <table:table-cell office:value-type="float" office:value="0.0179372197309417">
                <text:p>0.0179372197309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  <table:table-cell office:value-type="float" office:value="0.0205128205128205">
                <text:p>0.0205128205128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23121387283237">
                <text:p>0.023121387283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20325203252">
                <text:p>0.032520325203252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Energy-Conserv'.A2:'Energy-Conserv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nergy-Conserv'.A2:'Energy-Conserv'.A2" chart:class="chart:line">
            <chart:data-point/>
          </chart:series>
          <chart:series chart:attached-axis="primary-y" chart:style-name="ch11" chart:values-cell-range-address="'Energy-Conserv'.A3:'Energy-Conserv'.A3" chart:class="chart:line">
            <chart:data-point/>
          </chart:series>
          <chart:series chart:attached-axis="primary-y" chart:style-name="ch12" chart:values-cell-range-address="'Energy-Conserv'.A4:'Energy-Conserv'.A4" chart:class="chart:line">
            <chart:data-point/>
          </chart:series>
          <chart:series chart:attached-axis="primary-y" chart:style-name="ch13" chart:values-cell-range-address="'Energy-Conserv'.A5:'Energy-Conserv'.A5" chart:class="chart:line">
            <chart:data-point/>
          </chart:series>
          <chart:series chart:attached-axis="primary-y" chart:style-name="ch14" chart:values-cell-range-address="'Energy-Conserv'.A6:'Energy-Conserv'.A6" chart:class="chart:line">
            <chart:data-point/>
          </chart:series>
          <chart:series chart:attached-axis="primary-y" chart:style-name="ch15" chart:values-cell-range-address="'Energy-Conserv'.A7:'Energy-Conserv'.A7" chart:class="chart:line">
            <chart:data-point/>
          </chart:series>
          <chart:series chart:attached-axis="primary-y" chart:style-name="ch16" chart:values-cell-range-address="'Energy-Conserv'.A8:'Energy-Conserv'.A8" chart:class="chart:line">
            <chart:data-point/>
          </chart:series>
          <chart:series chart:attached-axis="primary-y" chart:style-name="ch17" chart:values-cell-range-address="'Energy-Conserv'.A9:'Energy-Conserv'.A9" chart:class="chart:line">
            <chart:data-point/>
          </chart:series>
          <chart:series chart:attached-axis="primary-y" chart:style-name="ch18" chart:values-cell-range-address="'Energy-Conserv'.A10:'Energy-Conserv'.A10" chart:class="chart:line">
            <chart:data-point/>
          </chart:series>
          <chart:series chart:attached-axis="primary-y" chart:style-name="ch19" chart:values-cell-range-address="'Energy-Conserv'.A11:'Energy-Conserv'.A11" chart:class="chart:line">
            <chart:data-point/>
          </chart:series>
          <chart:series chart:attached-axis="primary-y" chart:style-name="ch20" chart:values-cell-range-address="'Energy-Conserv'.A12:'Energy-Conserv'.A12" chart:class="chart:line">
            <chart:data-point/>
          </chart:series>
          <chart:series chart:attached-axis="primary-y" chart:style-name="ch21" chart:values-cell-range-address="'Energy-Conserv'.A13:'Energy-Conserv'.A13" chart:class="chart:line">
            <chart:data-point/>
          </chart:series>
          <chart:series chart:attached-axis="primary-y" chart:style-name="ch10" chart:values-cell-range-address="'Energy-Conserv'.A14:'Energy-Conserv'.A14" chart:class="chart:line">
            <chart:data-point/>
          </chart:series>
          <chart:series chart:attached-axis="primary-y" chart:style-name="ch11" chart:values-cell-range-address="'Energy-Conserv'.A15:'Energy-Conserv'.A15" chart:class="chart:line">
            <chart:data-point/>
          </chart:series>
          <chart:series chart:attached-axis="primary-y" chart:style-name="ch12" chart:values-cell-range-address="'Energy-Conserv'.A16:'Energy-Conserv'.A16" chart:class="chart:line">
            <chart:data-point/>
          </chart:series>
          <chart:series chart:attached-axis="primary-y" chart:style-name="ch13" chart:values-cell-range-address="'Energy-Conserv'.A17:'Energy-Conserv'.A17" chart:class="chart:line">
            <chart:data-point/>
          </chart:series>
          <chart:series chart:attached-axis="primary-y" chart:style-name="ch14" chart:values-cell-range-address="'Energy-Conserv'.A18:'Energy-Conserv'.A18" chart:class="chart:line">
            <chart:data-point/>
          </chart:series>
          <chart:series chart:attached-axis="primary-y" chart:style-name="ch15" chart:values-cell-range-address="'Energy-Conserv'.A19:'Energy-Conserv'.A19" chart:class="chart:line">
            <chart:data-point/>
          </chart:series>
          <chart:series chart:attached-axis="primary-y" chart:style-name="ch16" chart:values-cell-range-address="'Energy-Conserv'.A20:'Energy-Conserv'.A20" chart:class="chart:line">
            <chart:data-point/>
          </chart:series>
          <chart:series chart:attached-axis="primary-y" chart:style-name="ch17" chart:values-cell-range-address="'Energy-Conserv'.A21:'Energy-Conserv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nergy-Conserv'.A2:'Energy-Conserv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nergy-Conserv'.A3:'Energy-Conserv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Energy-Conserv'.A4:'Energy-Conserv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nergy-Conserv'.A5:'Energy-Conserv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nergy-Conserv'.A6:'Energy-Conserv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Energy-Conserv'.A7:'Energy-Conserv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Energy-Conserv'.A8:'Energy-Conserv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nergy-Conserv'.A9:'Energy-Conserv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Energy-Conserv'.A10:'Energy-Conserv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nergy-Conserv'.A11:'Energy-Conserv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nergy-Conserv'.A12:'Energy-Conserv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Energy-Conserv'.A13:'Energy-Conserv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Energy-Conserv'.A14:'Energy-Conserv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Energy-Conserv'.A15:'Energy-Conserv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nergy-Conserv'.A16:'Energy-Conserv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Energy-Conserv'.A17:'Energy-Conserv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nergy-Conserv'.A18:'Energy-Conserv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Energy-Conserv'.A19:'Energy-Conserv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Energy-Conserv'.A20:'Energy-Conserv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Energy-Conserv'.A21:'Energy-Conserv'.A21</svg:desc>
                </draw:g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Energy-Conserv'.H3:'Energy-Conserv'.I21 'Energy-Conserv'.A1:'Energy-Conserv'.A1 'Energy-Conserv'.H26:'Energy-Conserv'.H44" chart:data-source-has-labels="row" svg:x="1.33cm" svg:y="0.179cm" svg:width="11.232cm" svg:height="7.659cm">
          <chartooo:coordinate-region svg:x="2.745cm" svg:y="0.379cm" svg:width="9.142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Energy-Conserv'.H3:'Energy-Conserv'.H21" chart:label-cell-address="'Energy-Conserv'.A1:'Energy-Conserv'.A1" chart:class="chart:scatter">
            <chart:domain table:cell-range-address="'Energy-Conserv'.I3:'Energy-Conserv'.I21"/>
            <chart:data-point chart:repeated="19"/>
          </chart:series>
          <chart:series chart:style-name="ch9" chart:values-cell-range-address="'Energy-Conserv'.H26:'Energy-Conserv'.H44" chart:label-cell-address="'Energy-Conserv'.A1:'Energy-Conserv'.A1" chart:class="chart:scatter">
            <chart:domain table:cell-range-address="'Energy-Conserv'.I26:'Energy-Conserv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ergy-Conserv'.I3:'Energy-Conserv'.I21</svg:desc>
                </draw:g>
              </table:table-cell>
              <table:table-cell office:value-type="float" office:value="0.823529411764706">
                <text:p>0.823529411764706</text:p>
                <draw:g>
                  <svg:desc>'Energy-Conserv'.H3:'Energy-Conserv'.H21</svg:desc>
                </draw:g>
              </table:table-cell>
              <table:table-cell office:value-type="float" office:value="0.00457815565729235">
                <text:p>0.00457815565729235</text:p>
                <draw:g>
                  <svg:desc>'Energy-Conserv'.I26:'Energy-Conserv'.I44</svg:desc>
                </draw:g>
              </table:table-cell>
              <table:table-cell office:value-type="float" office:value="0.777777777777778">
                <text:p>0.777777777777778</text:p>
                <draw:g>
                  <svg:desc>'Energy-Conserv'.H26:'Energy-Conserv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677200902934537">
                <text:p>0.006772009029345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700218818381">
                <text:p>0.024070021881838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09409190371991">
                <text:p>0.01094091903719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1369863013699">
                <text:p>0.030136986301369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868852459016">
                <text:p>0.03278688524590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134529147982063">
                <text:p>0.01345291479820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8787878787879">
                <text:p>0.0378787878787879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Energy-Conserv'.J2:'Energy-Conserv'.J21 'Energy-Conserv'.J25:'Energy-Conserv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Energy-Conserv'.J2:'Energy-Conserv'.J21" loext:label-string="weak" chart:class="chart:line">
            <chart:data-point chart:repeated="20"/>
          </chart:series>
          <chart:series chart:style-name="ch10" chart:values-cell-range-address="'Energy-Conserv'.J25:'Energy-Conserv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nergy-Conserv'.J2:'Energy-Conserv'.J21</svg:desc>
                </draw:g>
              </table:table-cell>
              <table:table-cell office:value-type="float" office:value="NaN">
                <text:p>NaN</text:p>
                <draw:g>
                  <svg:desc>'Energy-Conserv'.J25:'Energy-Conserv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111254851229">
                <text:p>0.018111254851229</text:p>
              </table:table-cell>
              <table:table-cell office:value-type="float" office:value="0.00910273081924577">
                <text:p>0.00910273081924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4228187919463">
                <text:p>0.01342281879194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83386581469649">
                <text:p>0.0383386581469649</text:p>
              </table:table-cell>
              <table:table-cell office:value-type="float" office:value="0.0193548387096774">
                <text:p>0.0193548387096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68085106382979">
                <text:p>0.0468085106382979</text:p>
              </table:table-cell>
              <table:table-cell office:value-type="float" office:value="0.021551724137931">
                <text:p>0.021551724137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82010582010582">
                <text:p>0.0582010582010582</text:p>
              </table:table-cell>
              <table:table-cell office:value-type="float" office:value="0.0268817204301075">
                <text:p>0.0268817204301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0914826498423">
                <text:p>0.0630914826498423</text:p>
              </table:table-cell>
              <table:table-cell office:value-type="float" office:value="0.0257234726688103">
                <text:p>0.0257234726688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310077519379845">
                <text:p>0.0310077519379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21739130434783">
                <text:p>0.0521739130434783</text:p>
              </table:table-cell>
              <table:table-cell office:value-type="float" office:value="0.026431718061674">
                <text:p>0.026431718061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97512437810945">
                <text:p>0.0497512437810945</text:p>
              </table:table-cell>
              <table:table-cell office:value-type="float" office:value="0.0301507537688442">
                <text:p>0.0301507537688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1797752808989">
                <text:p>0.0561797752808989</text:p>
              </table:table-cell>
              <table:table-cell office:value-type="float" office:value="0.0340909090909091">
                <text:p>0.0340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5">
                <text:p>0.0625</text:p>
              </table:table-cell>
              <table:table-cell office:value-type="float" office:value="0.0379746835443038">
                <text:p>0.0379746835443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0272108843537">
                <text:p>0.0680272108843537</text:p>
              </table:table-cell>
              <table:table-cell office:value-type="float" office:value="0.0413793103448276">
                <text:p>0.04137931034482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2992700729927">
                <text:p>0.072992700729927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8125">
                <text:p>0.078125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69565217391305">
                <text:p>0.0869565217391305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1010101010101">
                <text:p>0.101010101010101</text:p>
              </table:table-cell>
              <table:table-cell office:value-type="float" office:value="0.0618556701030928">
                <text:p>0.061855670103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60215053763441">
                <text:p>0.0860215053763441</text:p>
              </table:table-cell>
              <table:table-cell office:value-type="float" office:value="0.043956043956044">
                <text:p>0.043956043956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30232558139535">
                <text:p>0.0930232558139535</text:p>
              </table:table-cell>
              <table:table-cell office:value-type="float" office:value="0.0476190476190476">
                <text:p>0.047619047619047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Energy-Conserv'.H3:'Energy-Conserv'.I21 'Energy-Conserv'.H26:'Energy-Conserv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Energy-Conserv'.H3:'Energy-Conserv'.H21" loext:label-string="weak" chart:class="chart:scatter">
            <chart:domain table:cell-range-address="'Energy-Conserv'.I3:'Energy-Conserv'.I21"/>
            <chart:data-point chart:repeated="19"/>
          </chart:series>
          <chart:series chart:style-name="ch10" chart:values-cell-range-address="'Energy-Conserv'.H26:'Energy-Conserv'.H44" loext:label-string="strong" chart:class="chart:scatter">
            <chart:domain table:cell-range-address="'Energy-Conserv'.I26:'Energy-Conserv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ergy-Conserv'.I3:'Energy-Conserv'.I21</svg:desc>
                </draw:g>
              </table:table-cell>
              <table:table-cell office:value-type="float" office:value="0.823529411764706">
                <text:p>0.823529411764706</text:p>
                <draw:g>
                  <svg:desc>'Energy-Conserv'.H3:'Energy-Conserv'.H21</svg:desc>
                </draw:g>
              </table:table-cell>
              <table:table-cell office:value-type="float" office:value="0.00457815565729235">
                <text:p>0.00457815565729235</text:p>
                <draw:g>
                  <svg:desc>'Energy-Conserv'.I26:'Energy-Conserv'.I44</svg:desc>
                </draw:g>
              </table:table-cell>
              <table:table-cell office:value-type="float" office:value="0.777777777777778">
                <text:p>0.777777777777778</text:p>
                <draw:g>
                  <svg:desc>'Energy-Conserv'.H26:'Energy-Conserv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677200902934537">
                <text:p>0.006772009029345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700218818381">
                <text:p>0.024070021881838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09409190371991">
                <text:p>0.01094091903719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1369863013699">
                <text:p>0.030136986301369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868852459016">
                <text:p>0.03278688524590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134529147982063">
                <text:p>0.01345291479820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8787878787879">
                <text:p>0.0378787878787879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Energy-Conserv'.A2:'Energy-Conserv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nergy-Conserv'.A2:'Energy-Conserv'.A2" chart:class="chart:line">
            <chart:data-point/>
          </chart:series>
          <chart:series chart:attached-axis="primary-y" chart:style-name="ch11" chart:values-cell-range-address="'Energy-Conserv'.A3:'Energy-Conserv'.A3" chart:class="chart:line">
            <chart:data-point/>
          </chart:series>
          <chart:series chart:attached-axis="primary-y" chart:style-name="ch12" chart:values-cell-range-address="'Energy-Conserv'.A4:'Energy-Conserv'.A4" chart:class="chart:line">
            <chart:data-point/>
          </chart:series>
          <chart:series chart:attached-axis="primary-y" chart:style-name="ch13" chart:values-cell-range-address="'Energy-Conserv'.A5:'Energy-Conserv'.A5" chart:class="chart:line">
            <chart:data-point/>
          </chart:series>
          <chart:series chart:attached-axis="primary-y" chart:style-name="ch14" chart:values-cell-range-address="'Energy-Conserv'.A6:'Energy-Conserv'.A6" chart:class="chart:line">
            <chart:data-point/>
          </chart:series>
          <chart:series chart:attached-axis="primary-y" chart:style-name="ch15" chart:values-cell-range-address="'Energy-Conserv'.A7:'Energy-Conserv'.A7" chart:class="chart:line">
            <chart:data-point/>
          </chart:series>
          <chart:series chart:attached-axis="primary-y" chart:style-name="ch16" chart:values-cell-range-address="'Energy-Conserv'.A8:'Energy-Conserv'.A8" chart:class="chart:line">
            <chart:data-point/>
          </chart:series>
          <chart:series chart:attached-axis="primary-y" chart:style-name="ch17" chart:values-cell-range-address="'Energy-Conserv'.A9:'Energy-Conserv'.A9" chart:class="chart:line">
            <chart:data-point/>
          </chart:series>
          <chart:series chart:attached-axis="primary-y" chart:style-name="ch18" chart:values-cell-range-address="'Energy-Conserv'.A10:'Energy-Conserv'.A10" chart:class="chart:line">
            <chart:data-point/>
          </chart:series>
          <chart:series chart:attached-axis="primary-y" chart:style-name="ch19" chart:values-cell-range-address="'Energy-Conserv'.A11:'Energy-Conserv'.A11" chart:class="chart:line">
            <chart:data-point/>
          </chart:series>
          <chart:series chart:attached-axis="primary-y" chart:style-name="ch20" chart:values-cell-range-address="'Energy-Conserv'.A12:'Energy-Conserv'.A12" chart:class="chart:line">
            <chart:data-point/>
          </chart:series>
          <chart:series chart:attached-axis="primary-y" chart:style-name="ch21" chart:values-cell-range-address="'Energy-Conserv'.A13:'Energy-Conserv'.A13" chart:class="chart:line">
            <chart:data-point/>
          </chart:series>
          <chart:series chart:attached-axis="primary-y" chart:style-name="ch10" chart:values-cell-range-address="'Energy-Conserv'.A14:'Energy-Conserv'.A14" chart:class="chart:line">
            <chart:data-point/>
          </chart:series>
          <chart:series chart:attached-axis="primary-y" chart:style-name="ch11" chart:values-cell-range-address="'Energy-Conserv'.A15:'Energy-Conserv'.A15" chart:class="chart:line">
            <chart:data-point/>
          </chart:series>
          <chart:series chart:attached-axis="primary-y" chart:style-name="ch12" chart:values-cell-range-address="'Energy-Conserv'.A16:'Energy-Conserv'.A16" chart:class="chart:line">
            <chart:data-point/>
          </chart:series>
          <chart:series chart:attached-axis="primary-y" chart:style-name="ch13" chart:values-cell-range-address="'Energy-Conserv'.A17:'Energy-Conserv'.A17" chart:class="chart:line">
            <chart:data-point/>
          </chart:series>
          <chart:series chart:attached-axis="primary-y" chart:style-name="ch14" chart:values-cell-range-address="'Energy-Conserv'.A18:'Energy-Conserv'.A18" chart:class="chart:line">
            <chart:data-point/>
          </chart:series>
          <chart:series chart:attached-axis="primary-y" chart:style-name="ch15" chart:values-cell-range-address="'Energy-Conserv'.A19:'Energy-Conserv'.A19" chart:class="chart:line">
            <chart:data-point/>
          </chart:series>
          <chart:series chart:attached-axis="primary-y" chart:style-name="ch16" chart:values-cell-range-address="'Energy-Conserv'.A20:'Energy-Conserv'.A20" chart:class="chart:line">
            <chart:data-point/>
          </chart:series>
          <chart:series chart:attached-axis="primary-y" chart:style-name="ch17" chart:values-cell-range-address="'Energy-Conserv'.A21:'Energy-Conserv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nergy-Conserv'.A2:'Energy-Conserv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nergy-Conserv'.A3:'Energy-Conserv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Energy-Conserv'.A4:'Energy-Conserv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nergy-Conserv'.A5:'Energy-Conserv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nergy-Conserv'.A6:'Energy-Conserv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Energy-Conserv'.A7:'Energy-Conserv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Energy-Conserv'.A8:'Energy-Conserv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nergy-Conserv'.A9:'Energy-Conserv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Energy-Conserv'.A10:'Energy-Conserv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nergy-Conserv'.A11:'Energy-Conserv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nergy-Conserv'.A12:'Energy-Conserv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Energy-Conserv'.A13:'Energy-Conserv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Energy-Conserv'.A14:'Energy-Conserv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Energy-Conserv'.A15:'Energy-Conserv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nergy-Conserv'.A16:'Energy-Conserv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Energy-Conserv'.A17:'Energy-Conserv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nergy-Conserv'.A18:'Energy-Conserv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Energy-Conserv'.A19:'Energy-Conserv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Energy-Conserv'.A20:'Energy-Conserv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Energy-Conserv'.A21:'Energy-Conserv'.A21</svg:desc>
                </draw:g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1-BASE'.A2:'INFER-1-BASE'.A21 'INFER-1-BASE'.J2:'INFER-1-BASE'.J21 'INFER-1-BASE'.J25:'INFER-1-BASE'.J44" chart:data-source-has-labels="both" svg:x="1.331cm" svg:y="0.18cm" svg:width="12.063cm" svg:height="7.659cm">
          <chartooo:coordinate-region svg:x="2.746cm" svg:y="0.379cm" svg:width="10.462cm" svg:height="6.813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1-BASE'.A2:'INFER-1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1-BASE'.J2:'INFER-1-BASE'.J21" loext:label-string="weak" chart:class="chart:line">
            <chart:data-point chart:repeated="20"/>
          </chart:series>
          <chart:series chart:attached-axis="primary-y" chart:style-name="ch11" chart:values-cell-range-address="'INFER-1-BASE'.J25:'INFER-1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1-BASE'.A2:'INFER-1-BASE'.A21</svg:desc>
                </draw:g>
              </table:table-cell>
              <table:table-cell office:value-type="float" office:value="NaN">
                <text:p>NaN</text:p>
                <draw:g>
                  <svg:desc>'INFER-1-BASE'.J2:'INFER-1-BASE'.J21</svg:desc>
                </draw:g>
              </table:table-cell>
              <table:table-cell office:value-type="float" office:value="NaN">
                <text:p>NaN</text:p>
                <draw:g>
                  <svg:desc>'INFER-1-BASE'.J25:'INFER-1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37485311398355">
                <text:p>0.137485311398355</text:p>
              </table:table-cell>
              <table:table-cell office:value-type="float" office:value="0.0477686989314896">
                <text:p>0.04776869893148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80392156862745">
                <text:p>0.180392156862745</text:p>
              </table:table-cell>
              <table:table-cell office:value-type="float" office:value="0.0559139784946237">
                <text:p>0.05591397849462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96675900277008">
                <text:p>0.196675900277008</text:p>
              </table:table-cell>
              <table:table-cell office:value-type="float" office:value="0.0615384615384615">
                <text:p>0.06153846153846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09764918625678">
                <text:p>0.209764918625678</text:p>
              </table:table-cell>
              <table:table-cell office:value-type="float" office:value="0.0691056910569106">
                <text:p>0.06910569105691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2075055187638">
                <text:p>0.22075055187638</text:p>
              </table:table-cell>
              <table:table-cell office:value-type="float" office:value="0.0753768844221105">
                <text:p>0.07537688442211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2268041237113">
                <text:p>0.24226804123711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7190332326284">
                <text:p>0.27190332326284</text:p>
              </table:table-cell>
              <table:table-cell office:value-type="float" office:value="0.0918727915194346">
                <text:p>0.09187279151943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83783783783784">
                <text:p>0.283783783783784</text:p>
              </table:table-cell>
              <table:table-cell office:value-type="float" office:value="0.0956175298804781">
                <text:p>0.09561752988047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04182509505703">
                <text:p>0.304182509505703</text:p>
              </table:table-cell>
              <table:table-cell office:value-type="float" office:value="0.108597285067873">
                <text:p>0.1085972850678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2236286919831">
                <text:p>0.31223628691983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1924882629108">
                <text:p>0.31924882629108</text:p>
              </table:table-cell>
              <table:table-cell office:value-type="float" office:value="0.112994350282486">
                <text:p>0.1129943502824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110429447852761">
                <text:p>0.1104294478527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98342541436464">
                <text:p>0.298342541436464</text:p>
              </table:table-cell>
              <table:table-cell office:value-type="float" office:value="0.118421052631579">
                <text:p>0.1184210526315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126760563380282">
                <text:p>0.1267605633802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41772151898734">
                <text:p>0.341772151898734</text:p>
              </table:table-cell>
              <table:table-cell office:value-type="float" office:value="0.13953488372093">
                <text:p>0.1395348837209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58620689655172">
                <text:p>0.358620689655172</text:p>
              </table:table-cell>
              <table:table-cell office:value-type="float" office:value="0.136752136752137">
                <text:p>0.1367521367521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73134328358209">
                <text:p>0.373134328358209</text:p>
              </table:table-cell>
              <table:table-cell office:value-type="float" office:value="0.145454545454545">
                <text:p>0.1454545454545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77952755905512">
                <text:p>0.377952755905512</text:p>
              </table:table-cell>
              <table:table-cell office:value-type="float" office:value="0.135922330097087">
                <text:p>0.1359223300970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79310344827586">
                <text:p>0.379310344827586</text:p>
              </table:table-cell>
              <table:table-cell office:value-type="float" office:value="0.127659574468085">
                <text:p>0.1276595744680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Energy-Conserv'.H3:'Energy-Conserv'.I21 'Energy-Conserv'.A1:'Energy-Conserv'.A1 'Energy-Conserv'.H26:'Energy-Conserv'.H44" chart:data-source-has-labels="row" svg:x="1.33cm" svg:y="0.179cm" svg:width="11.232cm" svg:height="7.659cm">
          <chartooo:coordinate-region svg:x="2.745cm" svg:y="0.379cm" svg:width="9.142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Energy-Conserv'.H3:'Energy-Conserv'.H21" chart:label-cell-address="'Energy-Conserv'.A1:'Energy-Conserv'.A1" chart:class="chart:scatter">
            <chart:domain table:cell-range-address="'Energy-Conserv'.I3:'Energy-Conserv'.I21"/>
            <chart:data-point chart:repeated="19"/>
          </chart:series>
          <chart:series chart:style-name="ch9" chart:values-cell-range-address="'Energy-Conserv'.H26:'Energy-Conserv'.H44" chart:label-cell-address="'Energy-Conserv'.A1:'Energy-Conserv'.A1" chart:class="chart:scatter">
            <chart:domain table:cell-range-address="'Energy-Conserv'.I26:'Energy-Conserv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ergy-Conserv'.I3:'Energy-Conserv'.I21</svg:desc>
                </draw:g>
              </table:table-cell>
              <table:table-cell office:value-type="float" office:value="0.823529411764706">
                <text:p>0.823529411764706</text:p>
                <draw:g>
                  <svg:desc>'Energy-Conserv'.H3:'Energy-Conserv'.H21</svg:desc>
                </draw:g>
              </table:table-cell>
              <table:table-cell office:value-type="float" office:value="0.00457815565729235">
                <text:p>0.00457815565729235</text:p>
                <draw:g>
                  <svg:desc>'Energy-Conserv'.I26:'Energy-Conserv'.I44</svg:desc>
                </draw:g>
              </table:table-cell>
              <table:table-cell office:value-type="float" office:value="0.777777777777778">
                <text:p>0.777777777777778</text:p>
                <draw:g>
                  <svg:desc>'Energy-Conserv'.H26:'Energy-Conserv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677200902934537">
                <text:p>0.006772009029345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700218818381">
                <text:p>0.024070021881838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09409190371991">
                <text:p>0.01094091903719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1369863013699">
                <text:p>0.030136986301369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868852459016">
                <text:p>0.03278688524590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134529147982063">
                <text:p>0.01345291479820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8787878787879">
                <text:p>0.0378787878787879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Env-Protect'.J2:'Env-Protect'.J21 'Env-Protect'.J25:'Env-Protect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Env-Protect'.J2:'Env-Protect'.J21" loext:label-string="weak" chart:class="chart:line">
            <chart:data-point chart:repeated="20"/>
          </chart:series>
          <chart:series chart:style-name="ch10" chart:values-cell-range-address="'Env-Protect'.J25:'Env-Protect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nv-Protect'.J2:'Env-Protect'.J21</svg:desc>
                </draw:g>
              </table:table-cell>
              <table:table-cell office:value-type="float" office:value="NaN">
                <text:p>NaN</text:p>
                <draw:g>
                  <svg:desc>'Env-Protect'.J25:'Env-Protect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0995475113122">
                <text:p>0.0180995475113122</text:p>
              </table:table-cell>
              <table:table-cell office:value-type="float" office:value="0.00260926288323549">
                <text:p>0.00260926288323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6370699223085">
                <text:p>0.0266370699223085</text:p>
              </table:table-cell>
              <table:table-cell office:value-type="float" office:value="0.00449438202247191">
                <text:p>0.00449438202247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6821829855538">
                <text:p>0.0256821829855538</text:p>
              </table:table-cell>
              <table:table-cell office:value-type="float" office:value="0.0032520325203252">
                <text:p>0.0032520325203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0.00434782608695652">
                <text:p>0.00434782608695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8817204301075">
                <text:p>0.0268817204301075</text:p>
              </table:table-cell>
              <table:table-cell office:value-type="float" office:value="0.00543478260869565">
                <text:p>0.00543478260869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7234726688103">
                <text:p>0.0257234726688103</text:p>
              </table:table-cell>
              <table:table-cell office:value-type="float" office:value="0.00649350649350649">
                <text:p>0.00649350649350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32558139534884">
                <text:p>0.0232558139534884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6211453744493">
                <text:p>0.0176211453744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01005025125628">
                <text:p>0.0201005025125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25988700564972">
                <text:p>0.0225988700564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51572327044025">
                <text:p>0.0251572327044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3972602739726">
                <text:p>0.0273972602739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94117647058824">
                <text:p>0.0294117647058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1496062992126">
                <text:p>0.031496062992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0877192982456">
                <text:p>0.03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8163265306122">
                <text:p>0.0408163265306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010752688172">
                <text:p>0.043010752688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65116279069768">
                <text:p>0.04651162790697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Env-Protect'.H3:'Env-Protect'.I21 'Env-Protect'.H26:'Env-Protect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Env-Protect'.H3:'Env-Protect'.H21" loext:label-string="weak" chart:class="chart:scatter">
            <chart:domain table:cell-range-address="'Env-Protect'.I3:'Env-Protect'.I21"/>
            <chart:data-point chart:repeated="19"/>
          </chart:series>
          <chart:series chart:style-name="ch10" chart:values-cell-range-address="'Env-Protect'.H26:'Env-Protect'.H44" loext:label-string="strong" chart:class="chart:scatter">
            <chart:domain table:cell-range-address="'Env-Protect'.I26:'Env-Protect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v-Protect'.I3:'Env-Protect'.I21</svg:desc>
                </draw:g>
              </table:table-cell>
              <table:table-cell office:value-type="float" office:value="0.777777777777778">
                <text:p>0.777777777777778</text:p>
                <draw:g>
                  <svg:desc>'Env-Protect'.H3:'Env-Protect'.H21</svg:desc>
                </draw:g>
              </table:table-cell>
              <table:table-cell office:value-type="float" office:value="0.0013080444735121">
                <text:p>0.0013080444735121</text:p>
                <draw:g>
                  <svg:desc>'Env-Protect'.I26:'Env-Protect'.I44</svg:desc>
                </draw:g>
              </table:table-cell>
              <table:table-cell office:value-type="float" office:value="0.5">
                <text:p>0.5</text:p>
                <draw:g>
                  <svg:desc>'Env-Protect'.H26:'Env-Protect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">
                <text:p>0.8</text:p>
              </table:table-cell>
              <table:table-cell office:value-type="float" office:value="0.00225733634311512">
                <text:p>0.002257336343115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0718954248366">
                <text:p>0.0130718954248366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00163398692810458">
                <text:p>0.0016339869281045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129102844639">
                <text:p>0.013129102844639</text:p>
              </table:table-cell>
              <table:table-cell office:value-type="float" office:value="0.75">
                <text:p>0.75</text:p>
              </table:table-cell>
              <table:table-cell office:value-type="float" office:value="0.00218818380743982">
                <text:p>0.0021881838074398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0273972602739726">
                <text:p>0.0027397260273972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0327868852459016">
                <text:p>0.0032786885245901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8577075098814">
                <text:p>0.0118577075098814</text:p>
              </table:table-cell>
              <table:table-cell office:value-type="float" office:value="0.6">
                <text:p>0.6</text:p>
              </table:table-cell>
              <table:table-cell office:value-type="float" office:value="0.00395256916996047">
                <text:p>0.0039525691699604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96860986547085">
                <text:p>0.0089686098654708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2564102564103">
                <text:p>0.010256410256410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5606936416185">
                <text:p>0.011560693641618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9032258064516">
                <text:p>0.01290322580645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40845070422535">
                <text:p>0.014084507042253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1515151515152">
                <text:p>0.015151515151515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260162601626">
                <text:p>0.0162601626016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818181818182">
                <text:p>0.018181818181818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">
                <text:p>0.0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2765957446808">
                <text:p>0.021276595744680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1-BASE'.H3:'INFER-1-BASE'.I21 'INFER-1-BASE'.H26:'INFER-1-BASE'.H44" chart:data-source-has-labels="row" svg:x="1.33cm" svg:y="0.179cm" svg:width="12.052cm" svg:height="7.659cm">
          <chartooo:coordinate-region svg:x="2.745cm" svg:y="0.378cm" svg:width="9.868cm" svg:height="6.813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cm" chart:style-name="ch8">
              <text:p>Precision</text:p>
            </chart:title>
            <chart:grid chart:style-name="ch6" chart:class="major"/>
          </chart:axis>
          <chart:series chart:style-name="ch9" chart:values-cell-range-address="'INFER-1-BASE'.H3:'INFER-1-BASE'.H21" loext:label-string="weak" chart:class="chart:scatter">
            <chart:domain table:cell-range-address="'INFER-1-BASE'.I3:'INFER-1-BASE'.I21"/>
            <chart:data-point chart:repeated="14"/>
            <chart:data-point chart:style-name="ch10"/>
            <chart:data-point chart:repeated="4"/>
          </chart:series>
          <chart:series chart:style-name="ch11" chart:values-cell-range-address="'INFER-1-BASE'.H26:'INFER-1-BASE'.H44" loext:label-string="strong" chart:class="chart:scatter">
            <chart:domain table:cell-range-address="'INFER-1-BASE'.I26:'INFER-1-BASE'.I44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65206017004578">
                <text:p>0.0765206017004578</text:p>
                <draw:g>
                  <svg:desc>'INFER-1-BASE'.I3:'INFER-1-BASE'.I21</svg:desc>
                </draw:g>
              </table:table-cell>
              <table:table-cell office:value-type="float" office:value="0.676300578034682">
                <text:p>0.676300578034682</text:p>
                <draw:g>
                  <svg:desc>'INFER-1-BASE'.H3:'INFER-1-BASE'.H21</svg:desc>
                </draw:g>
              </table:table-cell>
              <table:table-cell office:value-type="float" office:value="0.0248528449967299">
                <text:p>0.0248528449967299</text:p>
                <draw:g>
                  <svg:desc>'INFER-1-BASE'.I26:'INFER-1-BASE'.I44</svg:desc>
                </draw:g>
              </table:table-cell>
              <table:table-cell office:value-type="float" office:value="0.612903225806452">
                <text:p>0.612903225806452</text:p>
                <draw:g>
                  <svg:desc>'INFER-1-BASE'.H26:'INFER-1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3837471783296">
                <text:p>0.103837471783296</text:p>
              </table:table-cell>
              <table:table-cell office:value-type="float" office:value="0.686567164179104">
                <text:p>0.686567164179104</text:p>
              </table:table-cell>
              <table:table-cell office:value-type="float" office:value="0.0293453724604966">
                <text:p>0.0293453724604966</text:p>
              </table:table-cell>
              <table:table-cell office:value-type="float" office:value="0.590909090909091">
                <text:p>0.590909090909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6013071895425">
                <text:p>0.116013071895425</text:p>
              </table:table-cell>
              <table:table-cell office:value-type="float" office:value="0.645454545454546">
                <text:p>0.645454545454546</text:p>
              </table:table-cell>
              <table:table-cell office:value-type="float" office:value="0.0326797385620915">
                <text:p>0.0326797385620915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691466083151">
                <text:p>0.12691466083151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037199124726477">
                <text:p>0.037199124726477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6986301369863">
                <text:p>0.136986301369863</text:p>
              </table:table-cell>
              <table:table-cell office:value-type="float" office:value="0.568181818181818">
                <text:p>0.568181818181818</text:p>
              </table:table-cell>
              <table:table-cell office:value-type="float" office:value="0.0410958904109589">
                <text:p>0.0410958904109589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4098360655738">
                <text:p>0.154098360655738</text:p>
              </table:table-cell>
              <table:table-cell office:value-type="float" office:value="0.566265060240964">
                <text:p>0.566265060240964</text:p>
              </table:table-cell>
              <table:table-cell office:value-type="float" office:value="0.0459016393442623">
                <text:p>0.0459016393442623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7865612648221">
                <text:p>0.177865612648221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0.0513833992094862">
                <text:p>0.0513833992094862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8340807174888">
                <text:p>0.188340807174888</text:p>
              </table:table-cell>
              <table:table-cell office:value-type="float" office:value="0.575342465753425">
                <text:p>0.575342465753425</text:p>
              </table:table-cell>
              <table:table-cell office:value-type="float" office:value="0.0538116591928251">
                <text:p>0.053811659192825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5128205128205">
                <text:p>0.205128205128205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0615384615384615">
                <text:p>0.0615384615384615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3872832369942">
                <text:p>0.213872832369942</text:p>
              </table:table-cell>
              <table:table-cell office:value-type="float" office:value="0.578125">
                <text:p>0.578125</text:p>
              </table:table-cell>
              <table:table-cell office:value-type="float" office:value="0.0635838150289017">
                <text:p>0.063583815028901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9354838709677">
                <text:p>0.219354838709677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0.566037735849057">
                <text:p>0.566037735849057</text:p>
              </table:table-cell>
              <table:table-cell office:value-type="float" office:value="0.0633802816901408">
                <text:p>0.0633802816901408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4545454545455">
                <text:p>0.204545454545455</text:p>
              </table:table-cell>
              <table:table-cell office:value-type="float" office:value="0.551020408163265">
                <text:p>0.551020408163265</text:p>
              </table:table-cell>
              <table:table-cell office:value-type="float" office:value="0.0681818181818182">
                <text:p>0.068181818181818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9512195121951">
                <text:p>0.219512195121951</text:p>
              </table:table-cell>
              <table:table-cell office:value-type="float" office:value="0.5625">
                <text:p>0.5625</text:p>
              </table:table-cell>
              <table:table-cell office:value-type="float" office:value="0.0731707317073171">
                <text:p>0.0731707317073171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5454545454545">
                <text:p>0.245454545454545</text:p>
              </table:table-cell>
              <table:table-cell office:value-type="float" office:value="0.5625">
                <text:p>0.5625</text:p>
              </table:table-cell>
              <table:table-cell office:value-type="float" office:value="0.0818181818181818">
                <text:p>0.0818181818181818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">
                <text:p>0.26</text:p>
              </table:table-cell>
              <table:table-cell office:value-type="float" office:value="0.577777777777778">
                <text:p>0.577777777777778</text:p>
              </table:table-cell>
              <table:table-cell office:value-type="float" office:value="0.08">
                <text:p>0.08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5957446808511">
                <text:p>0.265957446808511</text:p>
              </table:table-cell>
              <table:table-cell office:value-type="float" office:value="0.625">
                <text:p>0.625</text:p>
              </table:table-cell>
              <table:table-cell office:value-type="float" office:value="0.0851063829787234">
                <text:p>0.08510638297872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9662921348315">
                <text:p>0.269662921348315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0786516853932584">
                <text:p>0.07865168539325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8292682926829">
                <text:p>0.268292682926829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0731707317073171">
                <text:p>0.073170731707317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3-BASE'.A2:'INFER-3-BA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3-BASE'.A2:'INFER-3-BASE'.A2" chart:class="chart:line">
            <chart:data-point/>
          </chart:series>
          <chart:series chart:attached-axis="primary-y" chart:style-name="ch11" chart:values-cell-range-address="'INFER-3-BASE'.A3:'INFER-3-BASE'.A3" chart:class="chart:line">
            <chart:data-point/>
          </chart:series>
          <chart:series chart:attached-axis="primary-y" chart:style-name="ch12" chart:values-cell-range-address="'INFER-3-BASE'.A4:'INFER-3-BASE'.A4" chart:class="chart:line">
            <chart:data-point/>
          </chart:series>
          <chart:series chart:attached-axis="primary-y" chart:style-name="ch13" chart:values-cell-range-address="'INFER-3-BASE'.A5:'INFER-3-BASE'.A5" chart:class="chart:line">
            <chart:data-point/>
          </chart:series>
          <chart:series chart:attached-axis="primary-y" chart:style-name="ch14" chart:values-cell-range-address="'INFER-3-BASE'.A6:'INFER-3-BASE'.A6" chart:class="chart:line">
            <chart:data-point/>
          </chart:series>
          <chart:series chart:attached-axis="primary-y" chart:style-name="ch15" chart:values-cell-range-address="'INFER-3-BASE'.A7:'INFER-3-BASE'.A7" chart:class="chart:line">
            <chart:data-point/>
          </chart:series>
          <chart:series chart:attached-axis="primary-y" chart:style-name="ch16" chart:values-cell-range-address="'INFER-3-BASE'.A8:'INFER-3-BASE'.A8" chart:class="chart:line">
            <chart:data-point/>
          </chart:series>
          <chart:series chart:attached-axis="primary-y" chart:style-name="ch17" chart:values-cell-range-address="'INFER-3-BASE'.A9:'INFER-3-BASE'.A9" chart:class="chart:line">
            <chart:data-point/>
          </chart:series>
          <chart:series chart:attached-axis="primary-y" chart:style-name="ch18" chart:values-cell-range-address="'INFER-3-BASE'.A10:'INFER-3-BASE'.A10" chart:class="chart:line">
            <chart:data-point/>
          </chart:series>
          <chart:series chart:attached-axis="primary-y" chart:style-name="ch19" chart:values-cell-range-address="'INFER-3-BASE'.A11:'INFER-3-BASE'.A11" chart:class="chart:line">
            <chart:data-point/>
          </chart:series>
          <chart:series chart:attached-axis="primary-y" chart:style-name="ch20" chart:values-cell-range-address="'INFER-3-BASE'.A12:'INFER-3-BASE'.A12" chart:class="chart:line">
            <chart:data-point/>
          </chart:series>
          <chart:series chart:attached-axis="primary-y" chart:style-name="ch21" chart:values-cell-range-address="'INFER-3-BASE'.A13:'INFER-3-BASE'.A13" chart:class="chart:line">
            <chart:data-point/>
          </chart:series>
          <chart:series chart:attached-axis="primary-y" chart:style-name="ch10" chart:values-cell-range-address="'INFER-3-BASE'.A14:'INFER-3-BASE'.A14" chart:class="chart:line">
            <chart:data-point/>
          </chart:series>
          <chart:series chart:attached-axis="primary-y" chart:style-name="ch11" chart:values-cell-range-address="'INFER-3-BASE'.A15:'INFER-3-BASE'.A15" chart:class="chart:line">
            <chart:data-point/>
          </chart:series>
          <chart:series chart:attached-axis="primary-y" chart:style-name="ch12" chart:values-cell-range-address="'INFER-3-BASE'.A16:'INFER-3-BASE'.A16" chart:class="chart:line">
            <chart:data-point/>
          </chart:series>
          <chart:series chart:attached-axis="primary-y" chart:style-name="ch13" chart:values-cell-range-address="'INFER-3-BASE'.A17:'INFER-3-BASE'.A17" chart:class="chart:line">
            <chart:data-point/>
          </chart:series>
          <chart:series chart:attached-axis="primary-y" chart:style-name="ch14" chart:values-cell-range-address="'INFER-3-BASE'.A18:'INFER-3-BASE'.A18" chart:class="chart:line">
            <chart:data-point/>
          </chart:series>
          <chart:series chart:attached-axis="primary-y" chart:style-name="ch15" chart:values-cell-range-address="'INFER-3-BASE'.A19:'INFER-3-BASE'.A19" chart:class="chart:line">
            <chart:data-point/>
          </chart:series>
          <chart:series chart:attached-axis="primary-y" chart:style-name="ch16" chart:values-cell-range-address="'INFER-3-BASE'.A20:'INFER-3-BASE'.A20" chart:class="chart:line">
            <chart:data-point/>
          </chart:series>
          <chart:series chart:attached-axis="primary-y" chart:style-name="ch17" chart:values-cell-range-address="'INFER-3-BASE'.A21:'INFER-3-BA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3-BASE'.A2:'INFER-3-BA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3-BASE'.A3:'INFER-3-BA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3-BASE'.A4:'INFER-3-BA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3-BASE'.A5:'INFER-3-BA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3-BASE'.A6:'INFER-3-BA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3-BASE'.A7:'INFER-3-BA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3-BASE'.A8:'INFER-3-BA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3-BASE'.A9:'INFER-3-BA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3-BASE'.A10:'INFER-3-BA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3-BASE'.A11:'INFER-3-BA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3-BASE'.A12:'INFER-3-BA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3-BASE'.A13:'INFER-3-BA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3-BASE'.A14:'INFER-3-BA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3-BASE'.A15:'INFER-3-BA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3-BASE'.A16:'INFER-3-BA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3-BASE'.A17:'INFER-3-BA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3-BASE'.A18:'INFER-3-BA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3-BASE'.A19:'INFER-3-BA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3-BASE'.A20:'INFER-3-BA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3-BASE'.A21:'INFER-3-BASE'.A21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3-BASE'.H3:'INFER-3-BASE'.I21 'INFER-3-BASE'.A1:'INFER-3-BASE'.A1 'INFER-3-BASE'.H26:'INFER-3-BASE'.H44" chart:data-source-has-labels="row" svg:x="1.33cm" svg:y="0.179cm" svg:width="11.232cm" svg:height="7.659cm">
          <chartooo:coordinate-region svg:x="2.745cm" svg:y="0.378cm" svg:width="9.233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3-BASE'.H3:'INFER-3-BASE'.H21" chart:label-cell-address="'INFER-3-BASE'.A1:'INFER-3-BASE'.A1" chart:class="chart:scatter">
            <chart:domain table:cell-range-address="'INFER-3-BASE'.I3:'INFER-3-BASE'.I21"/>
            <chart:data-point chart:repeated="19"/>
          </chart:series>
          <chart:series chart:style-name="ch9" chart:values-cell-range-address="'INFER-3-BASE'.H26:'INFER-3-BASE'.H44" chart:label-cell-address="'INFER-3-BASE'.A1:'INFER-3-BASE'.A1" chart:class="chart:scatter">
            <chart:domain table:cell-range-address="'INFER-3-BASE'.I26:'INFER-3-BA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3145846958797">
                <text:p>0.113145846958797</text:p>
                <draw:g>
                  <svg:desc>'INFER-3-BASE'.I3:'INFER-3-BASE'.I21</svg:desc>
                </draw:g>
              </table:table-cell>
              <table:table-cell office:value-type="float" office:value="0.720833333333333">
                <text:p>0.720833333333333</text:p>
                <draw:g>
                  <svg:desc>'INFER-3-BASE'.H3:'INFER-3-BASE'.H21</svg:desc>
                </draw:g>
              </table:table-cell>
              <table:table-cell office:value-type="float" office:value="0.0425114453891432">
                <text:p>0.0425114453891432</text:p>
                <draw:g>
                  <svg:desc>'INFER-3-BASE'.I26:'INFER-3-BASE'.I44</svg:desc>
                </draw:g>
              </table:table-cell>
              <table:table-cell office:value-type="float" office:value="0.68421052631579">
                <text:p>0.68421052631579</text:p>
                <draw:g>
                  <svg:desc>'INFER-3-BASE'.H26:'INFER-3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5756207674944">
                <text:p>0.155756207674944</text:p>
              </table:table-cell>
              <table:table-cell office:value-type="float" office:value="0.737967914438503">
                <text:p>0.737967914438503</text:p>
              </table:table-cell>
              <table:table-cell office:value-type="float" office:value="0.054176072234763">
                <text:p>0.05417607223476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04575163399">
                <text:p>0.178104575163399</text:p>
              </table:table-cell>
              <table:table-cell office:value-type="float" office:value="0.703225806451613">
                <text:p>0.703225806451613</text:p>
              </table:table-cell>
              <table:table-cell office:value-type="float" office:value="0.0669934640522876">
                <text:p>0.0669934640522876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9124726477024">
                <text:p>0.199124726477024</text:p>
              </table:table-cell>
              <table:table-cell office:value-type="float" office:value="0.67910447761194">
                <text:p>0.67910447761194</text:p>
              </table:table-cell>
              <table:table-cell office:value-type="float" office:value="0.0787746170678337">
                <text:p>0.0787746170678337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8219178082192">
                <text:p>0.208219178082192</text:p>
              </table:table-cell>
              <table:table-cell office:value-type="float" office:value="0.64957264957265">
                <text:p>0.64957264957265</text:p>
              </table:table-cell>
              <table:table-cell office:value-type="float" office:value="0.0876712328767123">
                <text:p>0.0876712328767123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9508196721311">
                <text:p>0.229508196721311</text:p>
              </table:table-cell>
              <table:table-cell office:value-type="float" office:value="0.642201834862385">
                <text:p>0.642201834862385</text:p>
              </table:table-cell>
              <table:table-cell office:value-type="float" office:value="0.0918032786885246">
                <text:p>0.091803278688524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01185770751">
                <text:p>0.24901185770751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0988142292490119">
                <text:p>0.0988142292490119</text:p>
              </table:table-cell>
              <table:table-cell office:value-type="float" office:value="0.568181818181818">
                <text:p>0.56818181818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1121076233184">
                <text:p>0.251121076233184</text:p>
              </table:table-cell>
              <table:table-cell office:value-type="float" office:value="0.629213483146067">
                <text:p>0.629213483146067</text:p>
              </table:table-cell>
              <table:table-cell office:value-type="float" office:value="0.0986547085201794">
                <text:p>0.098654708520179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1794871794872">
                <text:p>0.271794871794872</text:p>
              </table:table-cell>
              <table:table-cell office:value-type="float" office:value="0.646341463414634">
                <text:p>0.646341463414634</text:p>
              </table:table-cell>
              <table:table-cell office:value-type="float" office:value="0.112820512820513">
                <text:p>0.112820512820513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9017341040462">
                <text:p>0.289017341040462</text:p>
              </table:table-cell>
              <table:table-cell office:value-type="float" office:value="0.641025641025641">
                <text:p>0.641025641025641</text:p>
              </table:table-cell>
              <table:table-cell office:value-type="float" office:value="0.121387283236994">
                <text:p>0.121387283236994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3225806451613">
                <text:p>0.303225806451613</text:p>
              </table:table-cell>
              <table:table-cell office:value-type="float" office:value="0.652777777777778">
                <text:p>0.652777777777778</text:p>
              </table:table-cell>
              <table:table-cell office:value-type="float" office:value="0.12258064516129">
                <text:p>0.12258064516129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2816901408451">
                <text:p>0.302816901408451</text:p>
              </table:table-cell>
              <table:table-cell office:value-type="float" office:value="0.641791044776119">
                <text:p>0.641791044776119</text:p>
              </table:table-cell>
              <table:table-cell office:value-type="float" office:value="0.126760563380282">
                <text:p>0.126760563380282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0.634920634920635">
                <text:p>0.634920634920635</text:p>
              </table:table-cell>
              <table:table-cell office:value-type="float" office:value="0.128787878787879">
                <text:p>0.128787878787879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7073170731707">
                <text:p>0.317073170731707</text:p>
              </table:table-cell>
              <table:table-cell office:value-type="float" office:value="0.639344262295082">
                <text:p>0.639344262295082</text:p>
              </table:table-cell>
              <table:table-cell office:value-type="float" office:value="0.130081300813008">
                <text:p>0.130081300813008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4545454545455">
                <text:p>0.354545454545455</text:p>
              </table:table-cell>
              <table:table-cell office:value-type="float" office:value="0.639344262295082">
                <text:p>0.639344262295082</text:p>
              </table:table-cell>
              <table:table-cell office:value-type="float" office:value="0.145454545454545">
                <text:p>0.145454545454545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">
                <text:p>0.38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2340425531915">
                <text:p>0.372340425531915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159574468085106">
                <text:p>0.15957446808510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0786516853933">
                <text:p>0.370786516853933</text:p>
              </table:table-cell>
              <table:table-cell office:value-type="float" office:value="0.6875">
                <text:p>0.6875</text:p>
              </table:table-cell>
              <table:table-cell office:value-type="float" office:value="0.146067415730337">
                <text:p>0.146067415730337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5853658536585">
                <text:p>0.365853658536585</text:p>
              </table:table-cell>
              <table:table-cell office:value-type="float" office:value="0.697674418604651">
                <text:p>0.697674418604651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0.631578947368421">
                <text:p>0.6315789473684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INFER-3-BASE'.J2:'INFER-3-BASE'.J21 'INFER-3-BASE'.J25:'INFER-3-BA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3-BASE'.J2:'INFER-3-BASE'.J21" loext:label-string="weak" chart:class="chart:line">
            <chart:data-point chart:repeated="20"/>
          </chart:series>
          <chart:series chart:style-name="ch10" chart:values-cell-range-address="'INFER-3-BASE'.J25:'INFER-3-BA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3-BASE'.J2:'INFER-3-BASE'.J21</svg:desc>
                </draw:g>
              </table:table-cell>
              <table:table-cell office:value-type="float" office:value="NaN">
                <text:p>NaN</text:p>
                <draw:g>
                  <svg:desc>'INFER-3-BASE'.J25:'INFER-3-BA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5590729225551">
                <text:p>0.195590729225551</text:p>
              </table:table-cell>
              <table:table-cell office:value-type="float" office:value="0.0800492610837439">
                <text:p>0.0800492610837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7222739981361">
                <text:p>0.257222739981361</text:p>
              </table:table-cell>
              <table:table-cell office:value-type="float" office:value="0.100208768267223">
                <text:p>0.100208768267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4224250325945">
                <text:p>0.284224250325945</text:p>
              </table:table-cell>
              <table:table-cell office:value-type="float" office:value="0.121301775147929">
                <text:p>0.121301775147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7952622673435">
                <text:p>0.307952622673435</text:p>
              </table:table-cell>
              <table:table-cell office:value-type="float" office:value="0.139805825242718">
                <text:p>0.139805825242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5352697095436">
                <text:p>0.315352697095436</text:p>
              </table:table-cell>
              <table:table-cell office:value-type="float" office:value="0.152744630071599">
                <text:p>0.1527446300715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8164251207729">
                <text:p>0.338164251207729</text:p>
              </table:table-cell>
              <table:table-cell office:value-type="float" office:value="0.15819209039548">
                <text:p>0.15819209039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974358974359">
                <text:p>0.358974358974359</text:p>
              </table:table-cell>
              <table:table-cell office:value-type="float" office:value="0.168350168350168">
                <text:p>0.168350168350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8974358974359">
                <text:p>0.358974358974359</text:p>
              </table:table-cell>
              <table:table-cell office:value-type="float" office:value="0.167300380228137">
                <text:p>0.167300380228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2671480144404">
                <text:p>0.382671480144404</text:p>
              </table:table-cell>
              <table:table-cell office:value-type="float" office:value="0.188841201716738">
                <text:p>0.188841201716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8406374501992">
                <text:p>0.398406374501992</text:p>
              </table:table-cell>
              <table:table-cell office:value-type="float" office:value="0.200956937799043">
                <text:p>0.200956937799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0.203208556149733">
                <text:p>0.2032085561497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1483253588517">
                <text:p>0.411483253588517</text:p>
              </table:table-cell>
              <table:table-cell office:value-type="float" office:value="0.208092485549133">
                <text:p>0.2080924855491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025641025641">
                <text:p>0.41025641025641</text:p>
              </table:table-cell>
              <table:table-cell office:value-type="float" office:value="0.211180124223602">
                <text:p>0.211180124223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23913043478261">
                <text:p>0.423913043478261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6140350877193">
                <text:p>0.456140350877193</text:p>
              </table:table-cell>
              <table:table-cell office:value-type="float" office:value="0.233576642335766">
                <text:p>0.233576642335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1012658227848">
                <text:p>0.48101265822784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0.254237288135593">
                <text:p>0.254237288135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1751824817518">
                <text:p>0.481751824817518</text:p>
              </table:table-cell>
              <table:table-cell office:value-type="float" office:value="0.236363636363636">
                <text:p>0.236363636363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">
                <text:p>0.48</text:p>
              </table:table-cell>
              <table:table-cell office:value-type="float" office:value="0.237623762376238">
                <text:p>0.2376237623762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CO2-Cut'.J2:'CO2-Cut'.J21 'CO2-Cut'.J25:'CO2-Cut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CO2-Cut'.J2:'CO2-Cut'.J21" loext:label-string="weak" chart:class="chart:line">
            <chart:data-point chart:repeated="20"/>
          </chart:series>
          <chart:series chart:style-name="ch10" chart:values-cell-range-address="'CO2-Cut'.J25:'CO2-Cut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2-Cut'.J2:'CO2-Cut'.J21</svg:desc>
                </draw:g>
              </table:table-cell>
              <table:table-cell office:value-type="float" office:value="NaN">
                <text:p>NaN</text:p>
                <draw:g>
                  <svg:desc>'CO2-Cut'.J25:'CO2-Cut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31362467866324">
                <text:p>0.0231362467866324</text:p>
              </table:table-cell>
              <table:table-cell office:value-type="float" office:value="0.00779727095516569">
                <text:p>0.00779727095516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0396475770925">
                <text:p>0.0330396475770925</text:p>
              </table:table-cell>
              <table:table-cell office:value-type="float" office:value="0.0111856823266219">
                <text:p>0.0111856823266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7965023847377">
                <text:p>0.0317965023847377</text:p>
              </table:table-cell>
              <table:table-cell office:value-type="float" office:value="0.00970873786407767">
                <text:p>0.00970873786407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38983050847458">
                <text:p>0.0338983050847458</text:p>
              </table:table-cell>
              <table:table-cell office:value-type="float" office:value="0.0129589632829374">
                <text:p>0.01295896328293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21052631578947">
                <text:p>0.0421052631578947</text:p>
              </table:table-cell>
              <table:table-cell office:value-type="float" office:value="0.0161725067385445">
                <text:p>0.0161725067385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38871473354232">
                <text:p>0.0438871473354232</text:p>
              </table:table-cell>
              <table:table-cell office:value-type="float" office:value="0.0129032258064516">
                <text:p>0.0129032258064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2434456928839">
                <text:p>0.052434456928839</text:p>
              </table:table-cell>
              <table:table-cell office:value-type="float" office:value="0.0155038759689922">
                <text:p>0.0155038759689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90717299578059">
                <text:p>0.0590717299578059</text:p>
              </table:table-cell>
              <table:table-cell office:value-type="float" office:value="0.0175438596491228">
                <text:p>0.0175438596491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69856459330144">
                <text:p>0.06698564593301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0112994350282486">
                <text:p>0.01129943502824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98802395209581">
                <text:p>0.0598802395209581</text:p>
              </table:table-cell>
              <table:table-cell office:value-type="float" office:value="0.0125786163522013">
                <text:p>0.0125786163522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0136986301369863">
                <text:p>0.0136986301369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63380281690141">
                <text:p>0.0563380281690141</text:p>
              </table:table-cell>
              <table:table-cell office:value-type="float" office:value="0.0147058823529412">
                <text:p>0.0147058823529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01503759398496">
                <text:p>0.0601503759398496</text:p>
              </table:table-cell>
              <table:table-cell office:value-type="float" office:value="0.015748031496063">
                <text:p>0.015748031496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175438596491228">
                <text:p>0.0175438596491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3394495412844">
                <text:p>0.073394495412844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76699029126214">
                <text:p>0.0776699029126214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16326530612245">
                <text:p>0.0816326530612245</text:p>
              </table:table-cell>
              <table:table-cell office:value-type="float" office:value="0.021505376344086">
                <text:p>0.0215053763440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0.0235294117647059">
                <text:p>0.02352941176470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INFER-3-BASE'.H3:'INFER-3-BASE'.I21 'INFER-3-BASE'.H26:'INFER-3-BA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3-BASE'.H3:'INFER-3-BASE'.H21" loext:label-string="weak" chart:class="chart:scatter">
            <chart:domain table:cell-range-address="'INFER-3-BASE'.I3:'INFER-3-BASE'.I21"/>
            <chart:data-point chart:repeated="19"/>
          </chart:series>
          <chart:series chart:style-name="ch10" chart:values-cell-range-address="'INFER-3-BASE'.H26:'INFER-3-BASE'.H44" loext:label-string="strong" chart:class="chart:scatter">
            <chart:domain table:cell-range-address="'INFER-3-BASE'.I26:'INFER-3-BA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3145846958797">
                <text:p>0.113145846958797</text:p>
                <draw:g>
                  <svg:desc>'INFER-3-BASE'.I3:'INFER-3-BASE'.I21</svg:desc>
                </draw:g>
              </table:table-cell>
              <table:table-cell office:value-type="float" office:value="0.720833333333333">
                <text:p>0.720833333333333</text:p>
                <draw:g>
                  <svg:desc>'INFER-3-BASE'.H3:'INFER-3-BASE'.H21</svg:desc>
                </draw:g>
              </table:table-cell>
              <table:table-cell office:value-type="float" office:value="0.0425114453891432">
                <text:p>0.0425114453891432</text:p>
                <draw:g>
                  <svg:desc>'INFER-3-BASE'.I26:'INFER-3-BASE'.I44</svg:desc>
                </draw:g>
              </table:table-cell>
              <table:table-cell office:value-type="float" office:value="0.68421052631579">
                <text:p>0.68421052631579</text:p>
                <draw:g>
                  <svg:desc>'INFER-3-BASE'.H26:'INFER-3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5756207674944">
                <text:p>0.155756207674944</text:p>
              </table:table-cell>
              <table:table-cell office:value-type="float" office:value="0.737967914438503">
                <text:p>0.737967914438503</text:p>
              </table:table-cell>
              <table:table-cell office:value-type="float" office:value="0.054176072234763">
                <text:p>0.05417607223476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04575163399">
                <text:p>0.178104575163399</text:p>
              </table:table-cell>
              <table:table-cell office:value-type="float" office:value="0.703225806451613">
                <text:p>0.703225806451613</text:p>
              </table:table-cell>
              <table:table-cell office:value-type="float" office:value="0.0669934640522876">
                <text:p>0.0669934640522876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9124726477024">
                <text:p>0.199124726477024</text:p>
              </table:table-cell>
              <table:table-cell office:value-type="float" office:value="0.67910447761194">
                <text:p>0.67910447761194</text:p>
              </table:table-cell>
              <table:table-cell office:value-type="float" office:value="0.0787746170678337">
                <text:p>0.0787746170678337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8219178082192">
                <text:p>0.208219178082192</text:p>
              </table:table-cell>
              <table:table-cell office:value-type="float" office:value="0.64957264957265">
                <text:p>0.64957264957265</text:p>
              </table:table-cell>
              <table:table-cell office:value-type="float" office:value="0.0876712328767123">
                <text:p>0.0876712328767123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9508196721311">
                <text:p>0.229508196721311</text:p>
              </table:table-cell>
              <table:table-cell office:value-type="float" office:value="0.642201834862385">
                <text:p>0.642201834862385</text:p>
              </table:table-cell>
              <table:table-cell office:value-type="float" office:value="0.0918032786885246">
                <text:p>0.091803278688524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01185770751">
                <text:p>0.24901185770751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0988142292490119">
                <text:p>0.0988142292490119</text:p>
              </table:table-cell>
              <table:table-cell office:value-type="float" office:value="0.568181818181818">
                <text:p>0.56818181818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1121076233184">
                <text:p>0.251121076233184</text:p>
              </table:table-cell>
              <table:table-cell office:value-type="float" office:value="0.629213483146067">
                <text:p>0.629213483146067</text:p>
              </table:table-cell>
              <table:table-cell office:value-type="float" office:value="0.0986547085201794">
                <text:p>0.098654708520179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1794871794872">
                <text:p>0.271794871794872</text:p>
              </table:table-cell>
              <table:table-cell office:value-type="float" office:value="0.646341463414634">
                <text:p>0.646341463414634</text:p>
              </table:table-cell>
              <table:table-cell office:value-type="float" office:value="0.112820512820513">
                <text:p>0.112820512820513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9017341040462">
                <text:p>0.289017341040462</text:p>
              </table:table-cell>
              <table:table-cell office:value-type="float" office:value="0.641025641025641">
                <text:p>0.641025641025641</text:p>
              </table:table-cell>
              <table:table-cell office:value-type="float" office:value="0.121387283236994">
                <text:p>0.121387283236994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3225806451613">
                <text:p>0.303225806451613</text:p>
              </table:table-cell>
              <table:table-cell office:value-type="float" office:value="0.652777777777778">
                <text:p>0.652777777777778</text:p>
              </table:table-cell>
              <table:table-cell office:value-type="float" office:value="0.12258064516129">
                <text:p>0.12258064516129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2816901408451">
                <text:p>0.302816901408451</text:p>
              </table:table-cell>
              <table:table-cell office:value-type="float" office:value="0.641791044776119">
                <text:p>0.641791044776119</text:p>
              </table:table-cell>
              <table:table-cell office:value-type="float" office:value="0.126760563380282">
                <text:p>0.126760563380282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0.634920634920635">
                <text:p>0.634920634920635</text:p>
              </table:table-cell>
              <table:table-cell office:value-type="float" office:value="0.128787878787879">
                <text:p>0.128787878787879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7073170731707">
                <text:p>0.317073170731707</text:p>
              </table:table-cell>
              <table:table-cell office:value-type="float" office:value="0.639344262295082">
                <text:p>0.639344262295082</text:p>
              </table:table-cell>
              <table:table-cell office:value-type="float" office:value="0.130081300813008">
                <text:p>0.130081300813008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4545454545455">
                <text:p>0.354545454545455</text:p>
              </table:table-cell>
              <table:table-cell office:value-type="float" office:value="0.639344262295082">
                <text:p>0.639344262295082</text:p>
              </table:table-cell>
              <table:table-cell office:value-type="float" office:value="0.145454545454545">
                <text:p>0.145454545454545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">
                <text:p>0.38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2340425531915">
                <text:p>0.372340425531915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159574468085106">
                <text:p>0.15957446808510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0786516853933">
                <text:p>0.370786516853933</text:p>
              </table:table-cell>
              <table:table-cell office:value-type="float" office:value="0.6875">
                <text:p>0.6875</text:p>
              </table:table-cell>
              <table:table-cell office:value-type="float" office:value="0.146067415730337">
                <text:p>0.146067415730337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5853658536585">
                <text:p>0.365853658536585</text:p>
              </table:table-cell>
              <table:table-cell office:value-type="float" office:value="0.697674418604651">
                <text:p>0.697674418604651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0.631578947368421">
                <text:p>0.63157894736842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